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ariel" svg:font-family="ariel"/>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6.5in"/>
    </style:style>
    <style:style style:name="Table2.A1" style:family="table-cell">
      <style:table-cell-properties style:vertical-align="top" fo:padding="0.0694in" fo:border="1pt solid #000000"/>
    </style:style>
    <style:style style:name="Table3" style:family="table">
      <style:table-properties style:width="6.5in" fo:margin-left="0in" table:align="left" style:writing-mode="lr-tb"/>
    </style:style>
    <style:style style:name="Table3.A" style:family="table-column">
      <style:table-column-properties style:column-width="6.5in"/>
    </style:style>
    <style:style style:name="Table3.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6.5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6.5in"/>
    </style:style>
    <style:style style:name="Table6.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3.25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6.5in"/>
    </style:style>
    <style:style style:name="Table8.A1" style:family="table-cell">
      <style:table-cell-properties style:vertical-align="top" fo:padding="0.0694in" fo:border="1pt solid #000000"/>
    </style:style>
    <style:style style:name="Table9" style:family="table">
      <style:table-properties style:width="6.5in" fo:margin-left="0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in" table:align="left" style:writing-mode="lr-tb"/>
    </style:style>
    <style:style style:name="Table10.A" style:family="table-column">
      <style:table-column-properties style:column-width="3.25in"/>
    </style:style>
    <style:style style:name="Table10.A1" style:family="table-cell">
      <style:table-cell-properties style:vertical-align="top" fo:padding="0.0694in" fo:border="1pt solid #000000"/>
    </style:style>
    <style:style style:name="Table11" style:family="table">
      <style:table-properties style:width="6.5in" fo:margin-left="0in" table:align="left" style:writing-mode="lr-tb"/>
    </style:style>
    <style:style style:name="Table11.A" style:family="table-column">
      <style:table-column-properties style:column-width="6.5in"/>
    </style:style>
    <style:style style:name="Table11.A1" style:family="table-cell">
      <style:table-cell-properties style:vertical-align="top" fo:padding="0.0694in" fo:border="1pt solid #000000"/>
    </style:style>
    <style:style style:name="Table12" style:family="table">
      <style:table-properties style:width="6.5in" fo:margin-left="0in" table:align="left" style:writing-mode="lr-tb"/>
    </style:style>
    <style:style style:name="Table12.A" style:family="table-column">
      <style:table-column-properties style:column-width="6.5in"/>
    </style:style>
    <style:style style:name="Table12.A1" style:family="table-cell">
      <style:table-cell-properties style:vertical-align="top" fo:padding="0.0694in" fo:border="1pt solid #000000"/>
    </style:style>
    <style:style style:name="Table13" style:family="table">
      <style:table-properties style:width="6.5in" fo:margin-left="0in" table:align="left" style:writing-mode="lr-tb"/>
    </style:style>
    <style:style style:name="Table13.A" style:family="table-column">
      <style:table-column-properties style:column-width="3.25in"/>
    </style:style>
    <style:style style:name="Table13.A1" style:family="table-cell">
      <style:table-cell-properties style:vertical-align="top" fo:padding="0.0694in" fo:border="1pt solid #000000"/>
    </style:style>
    <style:style style:name="Table14" style:family="table">
      <style:table-properties style:width="6.5in" fo:margin-left="0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in" table:align="left" style:writing-mode="lr-tb"/>
    </style:style>
    <style:style style:name="Table18.A" style:family="table-column">
      <style:table-column-properties style:column-width="3.25in"/>
    </style:style>
    <style:style style:name="Table18.A1" style:family="table-cell">
      <style:table-cell-properties style:vertical-align="top" fo:padding="0.0694in" fo:border="1pt solid #000000"/>
    </style:style>
    <style:style style:name="Table19" style:family="table">
      <style:table-properties style:width="6.5in" fo:margin-left="0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5in" fo:margin-left="0in" table:align="left" style:writing-mode="lr-tb"/>
    </style:style>
    <style:style style:name="Table22.A" style:family="table-column">
      <style:table-column-properties style:column-width="6.5in"/>
    </style:style>
    <style:style style:name="Table22.A1" style:family="table-cell">
      <style:table-cell-properties style:vertical-align="top" fo:padding="0.0694in" fo:border="1pt solid #000000"/>
    </style:style>
    <style:style style:name="Table23" style:family="table">
      <style:table-properties style:width="6.5in" fo:margin-left="0in" table:align="left" style:writing-mode="lr-tb"/>
    </style:style>
    <style:style style:name="Table23.A" style:family="table-column">
      <style:table-column-properties style:column-width="3.25in"/>
    </style:style>
    <style:style style:name="Table23.A1" style:family="table-cell">
      <style:table-cell-properties style:vertical-align="top" fo:padding="0.0694in" fo:border="1pt solid #000000"/>
    </style:style>
    <style:style style:name="Table24" style:family="table">
      <style:table-properties style:width="6.5in" fo:margin-left="0in" table:align="left" style:writing-mode="lr-tb"/>
    </style:style>
    <style:style style:name="Table24.A" style:family="table-column">
      <style:table-column-properties style:column-width="6.5in"/>
    </style:style>
    <style:style style:name="Table24.A1" style:family="table-cell">
      <style:table-cell-properties style:vertical-align="top" fo:padding="0.0694in" fo:border="1pt solid #000000"/>
    </style:style>
    <style:style style:name="Table25" style:family="table">
      <style:table-properties style:width="6.5in" fo:margin-left="0in" table:align="left" style:writing-mode="lr-tb"/>
    </style:style>
    <style:style style:name="Table25.A" style:family="table-column">
      <style:table-column-properties style:column-width="6.5in"/>
    </style:style>
    <style:style style:name="Table25.A1" style:family="table-cell">
      <style:table-cell-properties style:vertical-align="top" fo:padding="0.0694in" fo:border="1pt solid #000000"/>
    </style:style>
    <style:style style:name="Table26" style:family="table">
      <style:table-properties style:width="6.5in" fo:margin-left="0in" table:align="left" style:writing-mode="lr-tb"/>
    </style:style>
    <style:style style:name="Table26.A" style:family="table-column">
      <style:table-column-properties style:column-width="3.25in"/>
    </style:style>
    <style:style style:name="Table26.A1" style:family="table-cell">
      <style:table-cell-properties style:vertical-align="top" fo:padding="0.0694in" fo:border="1pt solid #000000"/>
    </style:style>
    <style:style style:name="Table27" style:family="table">
      <style:table-properties style:width="6.5in" fo:margin-left="0in" table:align="left" style:writing-mode="lr-tb"/>
    </style:style>
    <style:style style:name="Table27.A" style:family="table-column">
      <style:table-column-properties style:column-width="6.5in"/>
    </style:style>
    <style:style style:name="Table27.A1" style:family="table-cell">
      <style:table-cell-properties style:vertical-align="top" fo:padding="0.0694in" fo:border="1pt solid #000000"/>
    </style:style>
    <style:style style:name="Table28" style:family="table">
      <style:table-properties style:width="6.5in" fo:margin-left="0in" table:align="left" style:writing-mode="lr-tb"/>
    </style:style>
    <style:style style:name="Table28.A" style:family="table-column">
      <style:table-column-properties style:column-width="6.5in"/>
    </style:style>
    <style:style style:name="Table28.A1" style:family="table-cell">
      <style:table-cell-properties style:vertical-align="top" fo:padding="0.0694in" fo:border="1pt solid #000000"/>
    </style:style>
    <style:style style:name="Table29" style:family="table">
      <style:table-properties style:width="6.5in" fo:margin-left="0in" table:align="left" style:writing-mode="lr-tb"/>
    </style:style>
    <style:style style:name="Table29.A" style:family="table-column">
      <style:table-column-properties style:column-width="3.25in"/>
    </style:style>
    <style:style style:name="Table29.A1" style:family="table-cell">
      <style:table-cell-properties style:vertical-align="top" fo:padding="0.0694in" fo:border="1pt solid #000000"/>
    </style:style>
    <style:style style:name="Table30" style:family="table">
      <style:table-properties style:width="6.5in" fo:margin-left="0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in" table:align="left" style:writing-mode="lr-tb"/>
    </style:style>
    <style:style style:name="Table32.A" style:family="table-column">
      <style:table-column-properties style:column-width="3.25in"/>
    </style:style>
    <style:style style:name="Table32.A1" style:family="table-cell">
      <style:table-cell-properties style:vertical-align="top" fo:padding="0.0694in" fo:border="1pt solid #000000"/>
    </style:style>
    <style:style style:name="Table33" style:family="table">
      <style:table-properties style:width="6.5in" fo:margin-left="0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in" table:align="left" style:writing-mode="lr-tb"/>
    </style:style>
    <style:style style:name="Table35.A" style:family="table-column">
      <style:table-column-properties style:column-width="3.25in"/>
    </style:style>
    <style:style style:name="Table35.A1" style:family="table-cell">
      <style:table-cell-properties style:vertical-align="top" fo:padding="0.0694in" fo:border="1pt solid #000000"/>
    </style:style>
    <style:style style:name="Table36" style:family="table">
      <style:table-properties style:width="6.5in" fo:margin-left="0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in" table:align="left" style:writing-mode="lr-tb"/>
    </style:style>
    <style:style style:name="Table38.A" style:family="table-column">
      <style:table-column-properties style:column-width="3.25in"/>
    </style:style>
    <style:style style:name="Table38.A1" style:family="table-cell">
      <style:table-cell-properties style:vertical-align="top" fo:padding="0.0694in" fo:border="1pt solid #000000"/>
    </style:style>
    <style:style style:name="Table39" style:family="table">
      <style:table-properties style:width="6.5in" fo:margin-left="0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in" table:align="left" style:writing-mode="lr-tb"/>
    </style:style>
    <style:style style:name="Table41.A" style:family="table-column">
      <style:table-column-properties style:column-width="3.25in"/>
    </style:style>
    <style:style style:name="Table41.A1" style:family="table-cell">
      <style:table-cell-properties style:vertical-align="top" fo:padding="0.0694in" fo:border="1pt solid #000000"/>
    </style:style>
    <style:style style:name="Table42" style:family="table">
      <style:table-properties style:width="6.5in" fo:margin-left="0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in" table:align="left" style:writing-mode="lr-tb"/>
    </style:style>
    <style:style style:name="Table44.A" style:family="table-column">
      <style:table-column-properties style:column-width="3.25in"/>
    </style:style>
    <style:style style:name="Table44.A1" style:family="table-cell">
      <style:table-cell-properties style:vertical-align="top" fo:padding="0.0694in" fo:border="1pt solid #000000"/>
    </style:style>
    <style:style style:name="Table45" style:family="table">
      <style:table-properties style:width="6.5in" fo:margin-left="0in" table:align="left" style:writing-mode="lr-tb"/>
    </style:style>
    <style:style style:name="Table45.A" style:family="table-column">
      <style:table-column-properties style:column-width="6.5in"/>
    </style:style>
    <style:style style:name="Table45.A1" style:family="table-cell">
      <style:table-cell-properties style:vertical-align="top" fo:padding="0.0694in" fo:border="1pt solid #000000"/>
    </style:style>
    <style:style style:name="Table46" style:family="table">
      <style:table-properties style:width="6.5in" fo:margin-left="0in" table:align="left" style:writing-mode="lr-tb"/>
    </style:style>
    <style:style style:name="Table46.A" style:family="table-column">
      <style:table-column-properties style:column-width="6.5in"/>
    </style:style>
    <style:style style:name="Table46.A1" style:family="table-cell">
      <style:table-cell-properties style:vertical-align="top" fo:padding="0.0694in" fo:border="1pt solid #000000"/>
    </style:style>
    <style:style style:name="Table47" style:family="table">
      <style:table-properties style:width="6.5in" fo:margin-left="0in" table:align="left" style:writing-mode="lr-tb"/>
    </style:style>
    <style:style style:name="Table47.A" style:family="table-column">
      <style:table-column-properties style:column-width="3.25in"/>
    </style:style>
    <style:style style:name="Table47.A1" style:family="table-cell">
      <style:table-cell-properties style:vertical-align="top" fo:padding="0.0694in" fo:border="1pt solid #000000"/>
    </style:style>
    <style:style style:name="Table48" style:family="table">
      <style:table-properties style:width="6.5in" fo:margin-left="0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in" table:align="left" style:writing-mode="lr-tb"/>
    </style:style>
    <style:style style:name="Table52.A" style:family="table-column">
      <style:table-column-properties style:column-width="3.25in"/>
    </style:style>
    <style:style style:name="Table52.A1" style:family="table-cell">
      <style:table-cell-properties style:vertical-align="top" fo:padding="0.0694in" fo:border="1pt solid #000000"/>
    </style:style>
    <style:style style:name="Table53" style:family="table">
      <style:table-properties style:width="6.5in" fo:margin-left="0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5in" fo:margin-left="0in" table:align="left" style:writing-mode="lr-tb"/>
    </style:style>
    <style:style style:name="Table57.A" style:family="table-column">
      <style:table-column-properties style:column-width="3.25in"/>
    </style:style>
    <style:style style:name="Table57.A1" style:family="table-cell">
      <style:table-cell-properties style:vertical-align="top" fo:padding="0.0694in" fo:border="1pt solid #000000"/>
    </style:style>
    <style:style style:name="Table58" style:family="table">
      <style:table-properties style:width="6.5in" fo:margin-left="0in" table:align="left" style:writing-mode="lr-tb"/>
    </style:style>
    <style:style style:name="Table58.A" style:family="table-column">
      <style:table-column-properties style:column-width="6.5in"/>
    </style:style>
    <style:style style:name="Table58.A1" style:family="table-cell">
      <style:table-cell-properties style:vertical-align="top" fo:padding="0.0694in" fo:border="1pt solid #000000"/>
    </style:style>
    <style:style style:name="Table59" style:family="table">
      <style:table-properties style:width="6.5in" fo:margin-left="0in" table:align="left" style:writing-mode="lr-tb"/>
    </style:style>
    <style:style style:name="Table59.A" style:family="table-column">
      <style:table-column-properties style:column-width="6.5in"/>
    </style:style>
    <style:style style:name="Table59.A1" style:family="table-cell">
      <style:table-cell-properties style:vertical-align="top" fo:padding="0.0694in" fo:border="1pt solid #000000"/>
    </style:style>
    <style:style style:name="Table60" style:family="table">
      <style:table-properties style:width="6.5in" fo:margin-left="0in" table:align="left" style:writing-mode="lr-tb"/>
    </style:style>
    <style:style style:name="Table60.A" style:family="table-column">
      <style:table-column-properties style:column-width="3.25in"/>
    </style:style>
    <style:style style:name="Table60.A1" style:family="table-cell">
      <style:table-cell-properties style:vertical-align="top" fo:padding="0.0694in" fo:border="1pt solid #000000"/>
    </style:style>
    <style:style style:name="Table61" style:family="table">
      <style:table-properties style:width="6.5in" fo:margin-left="0in" table:align="left" style:writing-mode="lr-tb"/>
    </style:style>
    <style:style style:name="Table61.A" style:family="table-column">
      <style:table-column-properties style:column-width="6.5in"/>
    </style:style>
    <style:style style:name="Table61.A1" style:family="table-cell">
      <style:table-cell-properties style:vertical-align="top" fo:padding="0.0694in" fo:border="1pt solid #000000"/>
    </style:style>
    <style:style style:name="Table62" style:family="table">
      <style:table-properties style:width="6.5in" fo:margin-left="0in" table:align="left" style:writing-mode="lr-tb"/>
    </style:style>
    <style:style style:name="Table62.A" style:family="table-column">
      <style:table-column-properties style:column-width="6.5in"/>
    </style:style>
    <style:style style:name="Table62.A1" style:family="table-cell">
      <style:table-cell-properties style:vertical-align="top" fo:padding="0.0694in" fo:border="1pt solid #000000"/>
    </style:style>
    <style:style style:name="Table63" style:family="table">
      <style:table-properties style:width="6.5in" fo:margin-left="0in" table:align="left" style:writing-mode="lr-tb"/>
    </style:style>
    <style:style style:name="Table63.A" style:family="table-column">
      <style:table-column-properties style:column-width="3.25in"/>
    </style:style>
    <style:style style:name="Table63.A1" style:family="table-cell">
      <style:table-cell-properties style:vertical-align="top" fo:padding="0.0694in" fo:border="1pt solid #000000"/>
    </style:style>
    <style:style style:name="Table64" style:family="table">
      <style:table-properties style:width="6.5in" fo:margin-left="0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in" table:align="left" style:writing-mode="lr-tb"/>
    </style:style>
    <style:style style:name="Table66.A" style:family="table-column">
      <style:table-column-properties style:column-width="3.25in"/>
    </style:style>
    <style:style style:name="Table66.A1" style:family="table-cell">
      <style:table-cell-properties style:vertical-align="top" fo:padding="0.0694in" fo:border="1pt solid #000000"/>
    </style:style>
    <style:style style:name="Table67" style:family="table">
      <style:table-properties style:width="6.5in" fo:margin-left="0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in" table:align="left" style:writing-mode="lr-tb"/>
    </style:style>
    <style:style style:name="Table70.A" style:family="table-column">
      <style:table-column-properties style:column-width="6.5in"/>
    </style:style>
    <style:style style:name="Table70.A1" style:family="table-cell">
      <style:table-cell-properties style:vertical-align="top" fo:padding="0.0694in" fo:border="1pt solid #000000"/>
    </style:style>
    <style:style style:name="Table71" style:family="table">
      <style:table-properties style:width="6.5in" fo:margin-left="0in" table:align="left" style:writing-mode="lr-tb"/>
    </style:style>
    <style:style style:name="Table71.A" style:family="table-column">
      <style:table-column-properties style:column-width="3.25in"/>
    </style:style>
    <style:style style:name="Table71.A1" style:family="table-cell">
      <style:table-cell-properties style:vertical-align="top" fo:padding="0.0694in" fo:border="1pt solid #000000"/>
    </style:style>
    <style:style style:name="Table75" style:family="table">
      <style:table-properties style:width="6.5in" fo:margin-left="0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tyle="italic" style:font-style-asian="italic" style:font-style-complex="italic"/>
    </style:style>
    <style:style style:name="P3" style:family="paragraph" style:parent-style-name="Standard">
      <style:paragraph-properties fo:line-height="115%" fo:break-before="auto" fo:break-after="auto" style:writing-mode="lr-tb"/>
      <style:text-properties style:font-name="Trebuchet MS" fo:font-size="9pt" style:font-name-asian="Trebuchet MS" style:font-size-asian="9pt" style:font-name-complex="Trebuchet MS" style:font-size-complex="9pt"/>
    </style:style>
    <style:style style:name="P4" style:family="paragraph" style:parent-style-name="Standard">
      <style:paragraph-properties fo:line-height="115%" fo:break-before="auto" fo:break-after="auto" style:writing-mode="lr-tb"/>
      <style:text-properties style:font-name="Trebuchet MS" style:font-name-asian="Trebuchet MS" style:font-name-complex="Trebuchet MS"/>
    </style:style>
    <style:style style:name="P5" style:family="paragraph" style:parent-style-name="Standard">
      <style:paragraph-properties fo:margin-top="0in" fo:margin-bottom="0in" fo:line-height="115%" fo:break-before="auto" fo:break-after="auto" style:writing-mode="lr-tb"/>
    </style:style>
    <style:style style:name="P6" style:family="paragraph" style:parent-style-name="Standard">
      <style:paragraph-properties fo:line-height="115%" fo:break-before="page" style:writing-mode="lr-tb"/>
    </style:style>
    <style:style style:name="P7" style:family="paragraph" style:parent-style-name="Standard">
      <style:paragraph-properties fo:margin-left="0.1528in" fo:margin-right="0in" fo:line-height="115%" fo:text-indent="0in" style:auto-text-indent="false" fo:break-before="auto" fo:break-after="auto" style:writing-mode="lr-tb"/>
    </style:style>
    <style:style style:name="P8" style:family="paragraph" style:parent-style-name="Standard">
      <style:paragraph-properties fo:margin-left="0.1528in" fo:margin-right="0in" fo:margin-top="0.1528in" fo:margin-bottom="0in" fo:line-height="100%"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style>
    <style:style style:name="P10"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3"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P14"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5"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16" style:family="paragraph" style:parent-style-name="Standard">
      <style:paragraph-properties fo:margin-left="0in" fo:margin-right="0in" fo:margin-top="0in" fo:margin-bottom="0in" fo:line-height="100%" fo:text-align="start" style:justify-single-word="false" fo:orphans="2" fo:widows="2" fo:text-indent="0in" style:auto-text-indent="false" fo:break-before="auto" fo:break-after="auto" style:writing-mode="lr-tb"/>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P17" style:family="paragraph" style:parent-style-name="Standard">
      <style:paragraph-properties fo:margin-left="0in" fo:margin-right="0in" fo:margin-top="0in" fo:margin-bottom="0in" fo:line-height="100%" fo:text-align="start" style:justify-single-word="false" fo:orphans="2" fo:widows="2" fo:text-indent="0in" style:auto-text-indent="false" style:writing-mode="lr-tb"/>
      <style:text-properties fo:color="#000000" style:text-line-through-style="none" style:font-name="Courier New1" fo:font-size="10pt"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8" style:family="paragraph" style:parent-style-name="Standard">
      <style:paragraph-properties fo:margin-left="0in" fo:margin-right="0in" fo:margin-top="0.1528in" fo:margin-bottom="0in" fo:line-height="100%" fo:text-indent="0in" style:auto-text-indent="false" fo:break-before="auto" fo:break-after="auto" style:writing-mode="lr-tb"/>
    </style:style>
    <style:style style:name="P19" style:family="paragraph" style:parent-style-name="Standard">
      <style:paragraph-properties fo:margin-left="0in" fo:margin-right="0in" fo:margin-top="0.1528in" fo:margin-bottom="0in" fo:line-height="100%" fo:text-align="start" style:justify-single-word="false" fo:orphans="2" fo:widows="2" fo:text-indent="0in" style:auto-text-indent="false" fo:break-before="auto" fo:break-after="auto" style:writing-mode="lr-tb"/>
    </style:style>
    <style:style style:name="P20" style:family="paragraph" style:parent-style-name="Standard">
      <style:paragraph-properties fo:margin-left="0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1" style:family="paragraph" style:parent-style-name="Standard">
      <style:paragraph-properties fo:margin-left="0.2083in" fo:margin-right="0in" fo:margin-top="0.1528in" fo:margin-bottom="0in" fo:line-height="100%" fo:text-indent="0in" style:auto-text-indent="false" fo:break-before="auto" fo:break-after="auto" style:writing-mode="lr-tb"/>
      <style:text-properties style:font-name="Trebuchet MS" fo:font-size="9pt" style:font-name-asian="Trebuchet MS" style:font-size-asian="9pt" style:font-name-complex="Trebuchet MS" style:font-size-complex="9pt"/>
    </style:style>
    <style:style style:name="P22"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style>
    <style:style style:name="P23"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24"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P25" style:family="paragraph" style:parent-style-name="Standard">
      <style:paragraph-properties fo:margin-left="0.2083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6" style:family="paragraph" style:parent-style-name="Standard">
      <style:paragraph-properties fo:margin-left="0.2083in" fo:margin-right="0in" fo:margin-top="0.1528in" fo:margin-bottom="0in" fo:line-height="100%" fo:text-indent="0in" style:auto-text-indent="false" style:writing-mode="lr-tb"/>
      <style:text-properties style:font-name="Trebuchet MS" fo:font-size="9pt" style:font-name-asian="Trebuchet MS" style:font-size-asian="9pt" style:font-name-complex="Trebuchet MS" style:font-size-complex="9pt"/>
    </style:style>
    <style:style style:name="P27" style:family="paragraph" style:parent-style-name="Standard">
      <style:paragraph-properties fo:margin-left="0.2083in" fo:margin-right="0in" fo:margin-top="0.1528in" fo:margin-bottom="0in" fo:line-height="100%" fo:text-indent="0in" style:auto-text-indent="false" fo:break-before="page" style:writing-mode="lr-tb"/>
      <style:text-properties style:font-name="Trebuchet MS" fo:font-size="9pt" style:font-name-asian="Trebuchet MS" style:font-size-asian="9pt" style:font-name-complex="Trebuchet MS" style:font-size-complex="9pt"/>
    </style:style>
    <style:style style:name="P28" style:family="paragraph" style:parent-style-name="Standard">
      <style:paragraph-properties fo:margin-left="0.3472in" fo:margin-right="0in" fo:margin-top="0.1528in" fo:margin-bottom="0in" fo:line-height="100%" fo:text-align="start" style:justify-single-word="false" fo:orphans="2" fo:widows="2" fo:text-indent="0in" style:auto-text-indent="false" fo:break-before="auto" fo:break-after="auto" style:writing-mode="lr-tb"/>
    </style:style>
    <style:style style:name="P29"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style>
    <style:style style:name="P30" style:family="paragraph" style:parent-style-name="Standard">
      <style:paragraph-properties fo:margin-left="0.4862in" fo:margin-right="0in" fo:margin-top="0.1528in" fo:margin-bottom="0in" fo:line-height="100%" fo:text-align="start" style:justify-single-word="false" fo:orphans="2" fo:widows="2" fo:text-indent="0in" style:auto-text-indent="false" fo:break-before="auto" fo:break-after="auto" style:writing-mode="lr-tb"/>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P31" style:family="paragraph" style:parent-style-name="Standard">
      <style:paragraph-properties fo:margin-left="0.2917in" fo:margin-right="0in" fo:margin-top="0.1528in" fo:margin-bottom="0in" fo:line-height="100%" fo:text-align="start" style:justify-single-word="false" fo:orphans="2" fo:widows="2" fo:text-indent="0in" style:auto-text-indent="false" fo:break-before="auto" fo:break-after="auto" style:writing-mode="lr-tb"/>
    </style:style>
    <style:style style:name="P32" style:family="paragraph" style:parent-style-name="Standard">
      <style:paragraph-properties fo:line-height="115%" style:writing-mode="lr-tb"/>
    </style:style>
    <style:style style:name="P33" style:family="paragraph" style:parent-style-name="Standard" style:list-style-name="LS1">
      <style:paragraph-properties fo:margin-top="0in" fo:margin-bottom="0in" fo:line-height="115%" fo:break-before="auto" fo:break-after="auto" style:writing-mode="lr-tb"/>
    </style:style>
    <style:style style:name="P34" style:family="paragraph" style:parent-style-name="Standard" style:list-style-name="LS2">
      <style:paragraph-properties fo:margin-top="0in" fo:margin-bottom="0in" fo:line-height="115%" fo:break-before="auto" fo:break-after="auto" style:writing-mode="lr-tb"/>
    </style:style>
    <style:style style:name="P35" style:family="paragraph" style:parent-style-name="Standard" style:list-style-name="LS3">
      <style:paragraph-properties fo:margin-top="0in" fo:margin-bottom="0in" fo:line-height="115%" fo:break-before="auto" fo:break-after="auto" style:writing-mode="lr-tb"/>
    </style:style>
    <style:style style:name="P36" style:family="paragraph" style:parent-style-name="Heading_20_1" style:master-page-name="Standard">
      <style:paragraph-properties fo:line-height="115%" style:page-number="auto" fo:break-before="auto" fo:break-after="auto" style:writing-mode="lr-tb"/>
    </style:style>
    <style:style style:name="P37" style:family="paragraph" style:parent-style-name="Heading_20_1">
      <style:paragraph-properties fo:margin-top="0.139in" fo:margin-bottom="0in" fo:line-height="115%" fo:keep-together="always" fo:break-before="auto" fo:break-after="auto" fo:keep-with-next="always" style:writing-mode="lr-tb"/>
    </style:style>
    <style:style style:name="P38" style:family="paragraph" style:parent-style-name="Heading_20_3">
      <style:paragraph-properties fo:line-height="115%" fo:break-before="auto" fo:break-after="auto" style:writing-mode="lr-tb"/>
    </style:style>
    <style:style style:name="P39" style:family="paragraph" style:parent-style-name="Heading_20_3">
      <style:paragraph-properties fo:margin-top="0.111in" fo:margin-bottom="0in" fo:line-height="115%" fo:keep-together="always" fo:break-before="auto" fo:break-after="auto" fo:keep-with-next="always" style:writing-mode="lr-tb"/>
    </style:style>
    <style:style style:name="P40" style:family="paragraph" style:parent-style-name="Heading_20_3">
      <style:paragraph-properties fo:margin-top="0.111in" fo:margin-bottom="0in" fo:line-height="115%" fo:break-before="auto" fo:break-after="auto" style:writing-mode="lr-tb"/>
    </style:style>
    <style:style style:name="P41" style:family="paragraph" style:parent-style-name="Heading_20_3">
      <style:paragraph-properties fo:margin-top="0.111in" fo:margin-bottom="0in" fo:line-height="115%" fo:keep-together="always" fo:break-before="page" fo:keep-with-next="always" style:writing-mode="lr-tb"/>
    </style:style>
    <style:style style:name="P42" style:family="paragraph" style:parent-style-name="Heading_20_3">
      <style:paragraph-properties fo:margin-top="0.111in" fo:margin-bottom="0in" fo:line-height="115%" fo:break-before="page" style:writing-mode="lr-tb"/>
    </style:style>
    <style:style style:name="P43" style:family="paragraph" style:parent-style-name="Heading_20_3">
      <style:paragraph-properties fo:margin-left="0.2083in" fo:margin-right="0in" fo:margin-top="0.111in" fo:margin-bottom="0in" fo:line-height="115%" fo:text-indent="0in" style:auto-text-indent="false" fo:break-before="page" style:writing-mode="lr-tb"/>
      <style:text-properties style:font-name="Trebuchet MS" fo:font-size="9pt" fo:font-style="italic" style:font-name-asian="Trebuchet MS" style:font-size-asian="9pt" style:font-style-asian="italic" style:font-name-complex="Trebuchet MS" style:font-size-complex="9pt" style:font-style-complex="italic"/>
    </style:style>
    <style:style style:name="P44" style:family="paragraph" style:parent-style-name="Heading_20_2">
      <style:paragraph-properties fo:line-height="115%" fo:break-before="auto" fo:break-after="auto" style:writing-mode="lr-tb"/>
    </style:style>
    <style:style style:name="P45" style:family="paragraph" style:parent-style-name="Heading_20_2">
      <style:paragraph-properties fo:margin-top="0.139in" fo:margin-bottom="0in" fo:line-height="115%" fo:keep-together="always" fo:break-before="auto" fo:break-after="auto" fo:keep-with-next="always" style:writing-mode="lr-tb"/>
    </style:style>
    <style:style style:name="P46" style:family="paragraph" style:parent-style-name="Heading_20_2">
      <style:paragraph-properties fo:margin-top="0.139in" fo:margin-bottom="0in" fo:line-height="115%" fo:keep-together="always" fo:break-before="page" fo:keep-with-next="always" style:writing-mode="lr-tb"/>
    </style:style>
    <style:style style:name="P47" style:family="paragraph" style:parent-style-name="Heading_20_2">
      <style:paragraph-properties fo:line-height="115%" fo:break-before="page" style:writing-mode="lr-tb"/>
    </style:style>
    <style:style style:name="P48" style:family="paragraph" style:parent-style-name="Heading_20_5">
      <style:paragraph-properties fo:line-height="115%" fo:break-before="auto" fo:break-after="auto" style:writing-mode="lr-tb"/>
    </style:style>
    <style:style style:name="P49" style:family="paragraph" style:parent-style-name="Heading_20_5">
      <style:paragraph-properties fo:margin-top="0.111in" fo:margin-bottom="0in" fo:line-height="115%" fo:keep-together="always" fo:break-before="auto" fo:break-after="auto" fo:keep-with-next="always" style:writing-mode="lr-tb"/>
    </style:style>
    <style:style style:name="P50" style:family="paragraph" style:parent-style-name="Heading_20_5">
      <style:paragraph-properties fo:margin-top="0.111in" fo:margin-bottom="0in" fo:line-height="115%" fo:break-before="auto" fo:break-after="auto" style:writing-mode="lr-tb"/>
    </style:style>
    <style:style style:name="P51" style:family="paragraph" style:parent-style-name="Heading_20_5">
      <style:paragraph-properties fo:margin-top="0.111in" fo:margin-bottom="0in" fo:line-height="115%" fo:keep-together="always" fo:break-before="page" fo:keep-with-next="always" style:writing-mode="lr-tb"/>
    </style:style>
    <style:style style:name="P52" style:family="paragraph" style:parent-style-name="Heading_20_4">
      <style:paragraph-properties fo:line-height="115%" fo:break-before="auto" fo:break-after="auto" style:writing-mode="lr-tb"/>
    </style:style>
    <style:style style:name="P53" style:family="paragraph" style:parent-style-name="Heading_20_4">
      <style:paragraph-properties fo:margin-top="0.111in" fo:margin-bottom="0in" fo:line-height="115%" fo:keep-together="always" fo:break-before="auto" fo:break-after="auto" fo:keep-with-next="always" style:writing-mode="lr-tb"/>
    </style:style>
    <style:style style:name="P54" style:family="paragraph" style:parent-style-name="Heading_20_4">
      <style:paragraph-properties fo:margin-top="0.111in" fo:margin-bottom="0in" fo:line-height="115%"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color="#5b0f00"/>
    </style:style>
    <style:style style:name="T4" style:family="text">
      <style:text-properties fo:color="#0000ff"/>
    </style:style>
    <style:style style:name="T5" style:family="text">
      <style:text-properties fo:color="#38761d"/>
    </style:style>
    <style:style style:name="T6" style:family="text">
      <style:text-properties style:font-name="Trebuchet MS" fo:font-size="9pt" style:font-name-asian="Trebuchet MS" style:font-size-asian="9pt" style:font-name-complex="Trebuchet MS" style:font-size-complex="9pt"/>
    </style:style>
    <style:style style:name="T7" style:family="text">
      <style:text-properties style:font-name="Trebuchet MS" style:font-name-asian="Trebuchet MS" style:font-name-complex="Trebuchet MS"/>
    </style:style>
    <style:style style:name="T8" style:family="text">
      <style:text-properties style:font-name="Verdana" fo:font-size="10pt" style:font-name-asian="Verdana" style:font-size-asian="10pt" style:font-name-complex="Verdana" style:font-size-complex="10pt"/>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11" style:family="text">
      <style:text-properties fo:color="#000000"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2" style:family="text">
      <style:text-properties fo:color="#000000" style:text-line-through-style="none" style:font-name="Trebuchet MS" fo:font-size="10pt" fo:font-style="normal" style:text-underline-style="none" fo:font-weight="normal" style:font-name-asian="Trebuchet MS" style:font-size-asian="10pt" style:font-style-asian="normal" style:font-weight-asian="normal" style:font-name-complex="Trebuchet MS" style:font-size-complex="10pt" style:font-style-complex="normal" style:font-weight-complex="normal"/>
    </style:style>
    <style:style style:name="T13" style:family="text">
      <style:text-properties fo:color="#000000" style:text-line-through-style="none" style:font-name="Trebuchet MS" fo:font-size="8pt" fo:font-style="normal" style:text-underline-style="none" fo:font-weight="normal" style:font-name-asian="Trebuchet MS" style:font-size-asian="8pt" style:font-style-asian="normal" style:font-weight-asian="normal" style:font-name-complex="Trebuchet MS" style:font-size-complex="8pt" style:font-style-complex="normal" style:font-weight-complex="normal"/>
    </style:style>
    <style:style style:name="T1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6" style:family="text">
      <style:text-properties fo:color="#666666"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17" style:family="text">
      <style:text-properties fo:color="#666666"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8" style:family="text">
      <style:text-properties fo:color="#36393b" style:text-line-through-style="none" style:font-name="Trebuchet MS" fo:font-size="9pt" fo:font-style="normal" style:text-underline-style="none" fo:font-weight="bold" style:font-name-asian="Trebuchet MS" style:font-size-asian="9pt" style:font-style-asian="normal" style:font-weight-asian="bold" style:font-name-complex="Trebuchet MS" style:font-size-complex="9pt" style:font-style-complex="normal" style:font-weight-complex="bold"/>
    </style:style>
    <style:style style:name="T19" style:family="text">
      <style:text-properties fo:color="#36393b" style:text-line-through-style="none" style:font-name="Courier New" fo:font-size="9pt"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20" style:family="text">
      <style:text-properties fo:color="#333333" style:text-line-through-style="none" style:font-name="Trebuchet MS" fo:font-size="9pt" fo:font-style="normal" style:text-underline-style="none" fo:font-weight="normal" style:font-name-asian="Trebuchet MS" style:font-size-asian="9pt" style:font-style-asian="normal" style:font-weight-asian="normal" style:font-name-complex="Trebuchet MS" style:font-size-complex="9pt" style:font-style-complex="normal" style:font-weight-complex="normal"/>
    </style:style>
    <style:style style:name="T21" style:family="text">
      <style:text-properties fo:color="#333333" style:text-line-through-style="none" style:font-name="Courier New" fo:font-size="9pt"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23" style:family="text">
      <style:text-properties fo:font-variant="normal" fo:text-transform="none" fo:color="#333333" style:font-name="Helvetica Neue" fo:font-size="10.5pt" fo:letter-spacing="normal" fo:font-style="italic" fo:font-weight="bold" style:font-style-asian="italic" style:font-weight-asian="bold" style:font-style-complex="italic" style:font-weight-complex="bold"/>
    </style:style>
    <style:style style:name="T24" style:family="text">
      <style:text-properties fo:font-variant="normal" fo:text-transform="none" fo:color="#333333" style:font-name="ariel" fo:font-size="10.5pt" fo:letter-spacing="normal" fo:font-style="italic" fo:font-weight="normal" style:font-style-asian="italic" style:font-style-complex="italic"/>
    </style:style>
    <style:style style:name="T25" style:family="text">
      <style:text-properties fo:font-variant="normal" fo:text-transform="none" fo:color="#333333" style:font-name="ariel" fo:font-size="11pt" fo:letter-spacing="normal" fo:font-style="italic" fo:font-weight="normal" style:font-size-asian="11pt" style:font-style-asian="italic" style:font-size-complex="11pt" style:font-style-complex="italic"/>
    </style:style>
    <style:style style:name="T26" style:family="text">
      <style:text-properties fo:font-variant="normal" fo:text-transform="none" fo:color="#333333" style:font-name="ariel" fo:font-size="11pt" fo:letter-spacing="normal" fo:font-style="italic" style:text-underline-style="none" fo:font-weight="normal" style:font-size-asian="11pt" style:font-style-asian="italic" style:font-size-complex="11pt" style:font-style-complex="italic"/>
    </style:style>
    <style:style style:name="T27" style:family="text">
      <style:text-properties fo:color="#1836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0"><text:bookmark text:name="h.2obp81xhz0xr"/>iRODS REST API User Documentation</text:h>
      <text:p text:style-name="P1"/>
      <text:h text:style-name="P44" text:outline-level="10"><text:bookmark text:name="h.fj1rv9umvco3"/>Introduction</text:h>
      <text:p text:style-name="P1"/>
      <text:p text:style-name="P1">This is the official REST API for iRODS, and provides a simple, common API that can support diverse client use cases. <text:s/></text:p>
      <text:p text:style-name="P1"/>
      <text:p text:style-name="P1">The iRODS REST API is designed to be:</text:p>
      <text:list xml:id="list709342604" text:style-name="LS1">
        <text:list-item>
          <text:p text:style-name="P33">‘Proper’ REST, with a resource orientation and sensible mapping of HTTP verbs to iRODS actions</text:p>
        </text:list-item>
        <text:list-item>
          <text:p text:style-name="P33">Compliant, with a JAX-RS compliant framework, and supporting content negotiation for requests and responses in both XML and JSON</text:p>
        </text:list-item>
        <text:list-item>
          <text:p text:style-name="P33">Flexible, by running in standard frameworks on commodity application servers, isolating the iRODS grid and running in a Java sandbox, requiring only an open 1247 port between the REST service layer and the iRODS data grid</text:p>
        </text:list-item>
        <text:list-item>
          <text:p text:style-name="P33">Well-tested, with reference tests for each function and use case that are continuously tested against each version of iRODS</text:p>
        </text:list-item>
      </text:list>
      <text:p text:style-name="P1"/>
      <text:p text:style-name="P1">This document describes the REST API, and the parameters and documents associated with each function.</text:p>
      <text:p text:style-name="P1"/>
      <text:h text:style-name="P38" text:outline-level="10"><text:bookmark text:name="h.uf4lbfbyha4c"/>Technology</text:h>
      <text:p text:style-name="P1"/>
      <text:p text:style-name="P1">The REST API is based on Java, and uses the <text:a xlink:type="simple" xlink:href="https://code.renci.org/gf/project/jargon/"><text:span text:style-name="T1">Jargon</text:span></text:a><text:a xlink:type="simple" xlink:href="https://code.renci.org/gf/project/jargon/"><text:span text:style-name="T1"> </text:span></text:a><text:a xlink:type="simple" xlink:href="https://code.renci.org/gf/project/jargon/"><text:span text:style-name="T1">API</text:span></text:a> to communicate with iRODS. <text:s/>The source code and project information for the REST API is available on <text:a xlink:type="simple" xlink:href="https://code.renci.org/gf/project/irods-rest/"><text:span text:style-name="T1">GForge</text:span></text:a>. </text:p>
      <text:p text:style-name="P1"/>
      <text:p text:style-name="P1">The REST API is built on top of the JBoss <text:a xlink:type="simple" xlink:href="http://www.jboss.org/resteasy"><text:span text:style-name="T1">RESTEasy</text:span></text:a><text:a xlink:type="simple" xlink:href="http://www.jboss.org/resteasy"><text:span text:style-name="T1"> </text:span></text:a>framework, and deploys as a Java web application (.war). <text:s/>RESTEasy is a certified <text:a xlink:type="simple" xlink:href="http://en.wikipedia.org/wiki/Java_API_for_RESTful_Web_Services"><text:span text:style-name="T1">JAX</text:span></text:a><text:a xlink:type="simple" xlink:href="http://en.wikipedia.org/wiki/Java_API_for_RESTful_Web_Services"><text:span text:style-name="T1">-</text:span></text:a><text:a xlink:type="simple" xlink:href="http://en.wikipedia.org/wiki/Java_API_for_RESTful_Web_Services"><text:span text:style-name="T1">RS</text:span></text:a> implementation and as such is easily extended and customized using standard development practices.</text:p>
      <text:p text:style-name="P1"/>
      <text:h text:style-name="P38" text:outline-level="10"><text:bookmark text:name="h.khxndoona9do"/>Design Points, Resources and URL Paths</text:h>
      <text:p text:style-name="P1"/>
      <text:p text:style-name="P1">Like the Jargon API, the REST API is organized around the domain model of the iRODS catalog (ICAT). <text:s text:c="2"/>Consistent with REST, each of these iRODS catalog domains is roughly equivalent to a resource. <text:s/>For example, an iRODS <text:span text:style-name="T2">Collection</text:span>, or directory, maps to the <text:span text:style-name="T2">Collection</text:span><text:span text:style-name="T2"> </text:span>object in Jargon, and is represented by a <text:span text:style-name="T2">CollectionService</text:span><text:span text:style-name="T2"> </text:span>in the REST API, responding to the <text:span text:style-name="T2">/</text:span><text:span text:style-name="T2">collection</text:span>/ parent URL.</text:p>
      <text:p text:style-name="P1"/>
      <text:p text:style-name="P1">For Collections and Data Objects (data files), the iRODS logical path name is used to describe the iRODS file being acted upon. <text:s/>In this way, a REST operation to GET information on a collection has a path of: </text:p>
      <text:p text:style-name="P1"/>
      <text:p text:style-name="P1"><text:soft-page-break/>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p>
      <text:p text:style-name="P1"/>
      <text:p text:style-name="P1">The collection in the URL indicates that this is an operation on a collection, and the remaining path information is used to resolve the iRODS logical path being acted upon.</text:p>
      <text:p text:style-name="P1"/>
      <text:p text:style-name="P1">Note that iRODS logical path names can be quite complex, and often contain special characters and spaces that are invalid in a URL. For this reason, the API supports optionally URL encoded iRODS absolute paths. <text:s/>This can be accomplished by URL encoding the logical path name before creating the URL string that will be sent to the REST service. <text:s/>The encoding is not necessary if there are no embedded spaces or special characters.</text:p>
      <text:p text:style-name="P1"/>
      <text:p text:style-name="P1">Continuing this resource orientation, the REST API follows the philosophy that each resource in the iRODS domain, such as Collection and Data Object, may have sub-resources that are particular to the parent resource at a given path. <text:s text:c="2"/>This means that AVU metadata services for a Collection in iRODS are a sub-resource of a given collection at a given path, and a URL such as the one below would be used to act on that sub-resource:</text:p>
      <text:p text:style-name="P1"/>
      <text:p text:style-name="P1"/>
      <text:p text:style-name="P1">http:/localhost/irods-rest/rest/<text:span text:style-name="T3">collection</text:span>/<text:span text:style-name="T4">the</text:span><text:span text:style-name="T4">/</text:span><text:span text:style-name="T4">logical</text:span><text:span text:style-name="T4">/</text:span><text:span text:style-name="T4">irods</text:span><text:span text:style-name="T4">/</text:span><text:span text:style-name="T4">path</text:span><text:span text:style-name="T4">/</text:span><text:span text:style-name="T5">metadata</text:span></text:p>
      <text:p text:style-name="P1"/>
      <text:p text:style-name="P1">In the above example, sending a GET request to that URL will return a listing of AVU metadata associated with a given iRODS collection.</text:p>
      <text:p text:style-name="P1"/>
      <text:h text:style-name="P52" text:outline-level="10"><text:bookmark text:name="h.x4oz88f8540n"/>HTTP Verbs and request parameters</text:h>
      <text:p text:style-name="P1"/>
      <text:p text:style-name="P1">Note that REST describes a set of HTTP verbs, and the iRODS REST API maps these verbs to resource as follows:</text:p>
      <text:p text:style-name="P1"/>
      <text:list xml:id="list1802593034" text:style-name="LS2">
        <text:list-item>
          <text:p text:style-name="P34">PUT - creates a new resource at the given URI</text:p>
        </text:list-item>
        <text:list-item>
          <text:p text:style-name="P34">POST - updates a resource at the given URI, and often is used to create a sub-resource of the given URI</text:p>
        </text:list-item>
        <text:list-item>
          <text:p text:style-name="P34">GET - retrieves a resource or metadata about the resource</text:p>
        </text:list-item>
        <text:list-item>
          <text:p text:style-name="P34">DELETE - removes the resource at the given URI</text:p>
        </text:list-item>
      </text:list>
      <text:p text:style-name="P1"/>
      <text:p text:style-name="P1">Note that some arbitrary assignment of verbs is necessary due to technical or other considerations, but this will be documented and kept to a minimum.</text:p>
      <text:p text:style-name="P1"/>
      <text:p text:style-name="P1">The approach of this API is that HTTP parameters can be added to any requests in order to further refine the request or control the execution of the request or returned data. <text:s/>For example, a GET request to list children of a collection may include an offset parameter to page through multiple pages of children. <text:s/>The available parameters are documented along with each method.</text:p>
      <text:p text:style-name="P1"/>
      <text:p text:style-name="P1">Some requests, especially for sub-resources such as AVU metadata, are too complex to be placed into URLs or as parameters. <text:s/>For example, to add or delete AVU metadata associated with a collection, one uses a POST method and sends the required AVU actions as an XML or <text:soft-page-break/>JSON request body. This approach for certain operations has the advantage of treating a set of metadata as a document, allowing the update of several attributes within one HTTP request. <text:s/>These operations that require a request body are documented with each method.</text:p>
      <text:p text:style-name="P1"/>
      <text:h text:style-name="P38" text:outline-level="10"><text:bookmark text:name="h.uypddykfwv6"/>Authentication</text:h>
      <text:p text:style-name="P1"/>
      <text:p text:style-name="P1">The REST API for iRODS makes use of standard <text:a xlink:type="simple" xlink:href="http://en.wikipedia.org/wiki/Basic_access_authentication"><text:span text:style-name="T1">Basic</text:span></text:a><text:a xlink:type="simple" xlink:href="http://en.wikipedia.org/wiki/Basic_access_authentication"><text:span text:style-name="T1"> </text:span></text:a><text:a xlink:type="simple" xlink:href="http://en.wikipedia.org/wiki/Basic_access_authentication"><text:span text:style-name="T1">Authentication</text:span></text:a> for HTTP requests. <text:s/>In this approach, the Authorization HTTP header is populated with username:password information that maps to the underlying iRODS account. <text:s/></text:p>
      <text:p text:style-name="P1"/>
      <text:p text:style-name="P1">Basic Authentication passes these headers to the REST API with each request, and a new connection is made and authenticated as each request is made. <text:s/>Note that your deployed REST service should use an SSL certificate to secure this credential passing.</text:p>
      <text:p text:style-name="P1"/>
      <text:p text:style-name="P1">As noted in the ‘Installation and Configuration’ section, a deployment of the REST API is configured to point to a specific iRODS grid at deployment time, so the user and password information passed in via the headers are combined with the configured grid zone, host, port, and default storage resource information to derive the IRODSAccount used to authenticate to the data grid.</text:p>
      <text:p text:style-name="P1"/>
      <text:p text:style-name="P1">Currently, both STANDARD and PAM auth schemes are supported. <text:s/>The RestConfiguration object determines which scheme to use, and that option is then combined with the rest of the account configuration information to augment the user and password passed in through the basic auth processing.</text:p>
      <text:p text:style-name="P1"/>
      <text:p text:style-name="P1">In the following example, using the jargon-beans.xml file in src/main/resources to wire in custom configuration options, STANDARD authentication is indicated:</text:p>
      <text:p text:style-name="P1"/>
      <text:p text:style-name="P1">&lt;beans:bean id="restConfiguration"</text:p>
      <text:p text:style-name="P1"><text:tab/><text:tab/>class="org.irods.jargon.rest.configuration.RestConfiguration"&gt;</text:p>
      <text:p text:style-name="P1"><text:tab/><text:tab/>&lt;beans:property name="irodsHost" value="fedzone1.irods.org" /&gt;</text:p>
      <text:p text:style-name="P1"><text:tab/><text:tab/>&lt;beans:property name="irodsPort" value="1247" /&gt;</text:p>
      <text:p text:style-name="P1"><text:tab/><text:tab/>&lt;beans:property name="irodsZone" value="fedZone1" /&gt;</text:p>
      <text:p text:style-name="P1"><text:tab/><text:tab/><text:span text:style-name="T4">&lt;</text:span><text:span text:style-name="T4">beans</text:span><text:span text:style-name="T4">:</text:span><text:span text:style-name="T4">property</text:span><text:span text:style-name="T4"> </text:span><text:span text:style-name="T4">name</text:span><text:span text:style-name="T4">="</text:span><text:span text:style-name="T4">authType</text:span><text:span text:style-name="T4">" </text:span><text:span text:style-name="T4">value</text:span><text:span text:style-name="T4">="</text:span><text:span text:style-name="T4">STANDARD</text:span><text:span text:style-name="T4">" /&gt;</text:span> &lt;!-- <text:s/>STANDARD,PAM --&gt;</text:p>
      <text:p text:style-name="P1"><text:tab/><text:tab/>&lt;beans:property name="defaultStorageResource" value="test1-resc" /&gt;</text:p>
      <text:p text:style-name="P1"><text:tab/><text:tab/>&lt;beans:property name="privateCertAbsPath" value="c:/temp/test-certs/private.pem" /&gt;</text:p>
      <text:p text:style-name="P1"><text:tab/><text:tab/>&lt;beans:property name="publicKeyAbsPath" value="c:/temp/test-certs/public.pem" /&gt;</text:p>
      <text:p text:style-name="P1"><text:tab/><text:tab/>&lt;beans:property name="webInterfaceURL"</text:p>
      <text:p text:style-name="P1"><text:tab/><text:tab/><text:tab/>value="https://iren-web.renci.org:8443/idrop-web2" /&gt;</text:p>
      <text:p text:style-name="P1"><text:tab/><text:tab/>&lt;beans:property name="allowCors" value="false" /&gt;</text:p>
      <text:p text:style-name="P1"><text:tab/><text:tab/>&lt;beans:property name="corsAllowCredentials" value="false" /&gt;</text:p>
      <text:p text:style-name="P1"><text:tab/><text:tab/>&lt;beans:property name="corsOrigins"&gt;</text:p>
      <text:p text:style-name="P1"><text:soft-page-break/><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text:tab/>&lt;/beans:bean&gt;</text:p>
      <text:p text:style-name="P1"/>
      <text:p text:style-name="P1"/>
      <text:p text:style-name="P1"/>
      <text:p text:style-name="P6"/>
      <text:h text:style-name="P52" text:outline-level="10"><text:bookmark text:name="h.x0rhmhg6vgki"/>Content Negotiation for Requests </text:h>
      <text:p text:style-name="P1"/>
      <text:p text:style-name="P1">The REST API understands both XML and JSON for Request and Response bodies. <text:s/></text:p>
      <text:p text:style-name="P1"/>
      <text:p text:style-name="P1">To receive JSON in response to a request, you may either:</text:p>
      <text:p text:style-name="P1"/>
      <text:list xml:id="list1496234139" text:style-name="LS3">
        <text:list-item>
          <text:p text:style-name="P35">Set the Accept header in the request to ‘application/json;</text:p>
        </text:list-item>
        <text:list-item>
          <text:p text:style-name="P35">Set a parameter in the request URL of the form <text:s/><text:span text:style-name="T2">contentType</text:span><text:span text:style-name="T2">="</text:span><text:span text:style-name="T2">application</text:span><text:span text:style-name="T2">/</text:span><text:span text:style-name="T2">json</text:span><text:span text:style-name="T2">"</text:span></text:p>
        </text:list-item>
      </text:list>
      <text:p text:style-name="P1"/>
      <text:p text:style-name="P1">To receive XML in the response, you may either:</text:p>
      <text:p text:style-name="P1"/>
      <text:list xml:id="list10" text:style-name="LS3">
        <text:list-item>
          <text:p text:style-name="P35">Set the Accept header in the request to ‘application/xml;</text:p>
        </text:list-item>
        <text:list-item>
          <text:p text:style-name="P35">Set a parameter in the request URL of the form <text:s/><text:span text:style-name="T2">contentType</text:span><text:span text:style-name="T2">="</text:span><text:span text:style-name="T2">application</text:span><text:span text:style-name="T2">/</text:span><text:span text:style-name="T2">xml</text:span><text:span text:style-name="T2">"</text:span></text:p>
        </text:list-item>
      </text:list>
      <text:p text:style-name="P1"/>
      <text:p text:style-name="P1"/>
      <text:p text:style-name="P1">To send XML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xml</text:span><text:span text:style-name="T2">"</text:span></text:p>
      <text:p text:style-name="P1"/>
      <text:p text:style-name="P1">To send JSON in a request, set the Content-type header as follows:</text:p>
      <text:p text:style-name="P1"/>
      <text:p text:style-name="P1"><text:span text:style-name="T2">"</text:span><text:span text:style-name="T2">Content</text:span><text:span text:style-name="T2">-</text:span><text:span text:style-name="T2">Type</text:span><text:span text:style-name="T2">", "</text:span><text:span text:style-name="T2">application</text:span><text:span text:style-name="T2">/</text:span><text:span text:style-name="T2">json</text:span><text:span text:style-name="T2">"</text:span></text:p>
      <text:p text:style-name="P2"/>
      <text:h text:style-name="P45" text:outline-level="10"><text:bookmark text:name="h.7iqxpqolknsz"/>CORS Support</text:h>
      <text:p text:style-name="P1"/>
      <text:p text:style-name="P1">CORS is an acronym for Cross-Origin-Resource-Sharing. <text:s/>Overviews of CORS are out of the scope of this document, but W3C has a good reference here: <text:a xlink:type="simple" xlink:href="http://www.w3.org/TR/cors/"><text:span text:style-name="T1">http</text:span></text:a><text:a xlink:type="simple" xlink:href="http://www.w3.org/TR/cors/"><text:span text:style-name="T1">://</text:span></text:a><text:a xlink:type="simple" xlink:href="http://www.w3.org/TR/cors/"><text:span text:style-name="T1">www</text:span></text:a><text:a xlink:type="simple" xlink:href="http://www.w3.org/TR/cors/"><text:span text:style-name="T1">.</text:span></text:a><text:a xlink:type="simple" xlink:href="http://www.w3.org/TR/cors/"><text:span text:style-name="T1">w</text:span></text:a><text:a xlink:type="simple" xlink:href="http://www.w3.org/TR/cors/"><text:span text:style-name="T1">3.</text:span></text:a><text:a xlink:type="simple" xlink:href="http://www.w3.org/TR/cors/"><text:span text:style-name="T1">org</text:span></text:a><text:a xlink:type="simple" xlink:href="http://www.w3.org/TR/cors/"><text:span text:style-name="T1">/</text:span></text:a><text:a xlink:type="simple" xlink:href="http://www.w3.org/TR/cors/"><text:span text:style-name="T1">TR</text:span></text:a><text:a xlink:type="simple" xlink:href="http://www.w3.org/TR/cors/"><text:span text:style-name="T1">/</text:span></text:a><text:a xlink:type="simple" xlink:href="http://www.w3.org/TR/cors/"><text:span text:style-name="T1">cors</text:span></text:a><text:a xlink:type="simple" xlink:href="http://www.w3.org/TR/cors/"><text:span text:style-name="T1">/</text:span></text:a></text:p>
      <text:p text:style-name="P1"/>
      <text:p text:style-name="P1">The iRODS REST API has support for CORS, adding the appropriate headers when configured in the <text:span text:style-name="T2">RestConfiguration</text:span><text:span text:style-name="T2"> </text:span>class. <text:s/>The RestConfiguration class is wired in with Spring in the jargon-beans.xml file located in the src/main/resources folder of the REST source code.</text:p>
      <text:p text:style-name="P1"/>
      <text:p text:style-name="P1">The CORS configuration section of the jargon-beans.xml file looks like this:</text:p>
      <text:p text:style-name="P1"/>
      <text:p text:style-name="P1">&lt;beans:property name="allowCors" value="true" /&gt;</text:p>
      <text:p text:style-name="P1"><text:tab/><text:tab/>&lt;beans:property name="corsAllowCredentials" value="false" /&gt;</text:p>
      <text:p text:style-name="P1"><text:tab/><text:tab/>&lt;beans:property name="corsOrigins"&gt;</text:p>
      <text:p text:style-name="P1"><text:tab/><text:tab/><text:tab/>&lt;util:list id="myList" value-type="java.lang.String"&gt;</text:p>
      <text:p text:style-name="P1"><text:tab/><text:tab/><text:tab/><text:tab/>&lt;beans:value&gt;*&lt;/beans:value&gt;</text:p>
      <text:p text:style-name="P1"><text:tab/><text:tab/><text:tab/>&lt;/util:list&gt;</text:p>
      <text:p text:style-name="P1"><text:tab/><text:tab/>&lt;/beans:property&gt;</text:p>
      <text:p text:style-name="P1"><text:tab/><text:tab/>&lt;beans:property name="corsMethods"&gt;</text:p>
      <text:p text:style-name="P1"><text:tab/><text:tab/><text:tab/>&lt;util:list id="myList" value-type="java.lang.String"&gt;</text:p>
      <text:p text:style-name="P1"><text:soft-page-break/><text:tab/><text:tab/><text:tab/><text:tab/>&lt;beans:value&gt;GET&lt;/beans:value&gt;</text:p>
      <text:p text:style-name="P1"><text:tab/><text:tab/><text:tab/><text:tab/>&lt;beans:value&gt;POST&lt;/beans:value&gt;</text:p>
      <text:p text:style-name="P1"><text:tab/><text:tab/><text:tab/><text:tab/>&lt;beans:value&gt;DELETE&lt;/beans:value&gt;</text:p>
      <text:p text:style-name="P1"><text:tab/><text:tab/><text:tab/><text:tab/>&lt;beans:value&gt;PUT&lt;/beans:value&gt;</text:p>
      <text:p text:style-name="P1"><text:tab/><text:tab/><text:tab/>&lt;/util:list&gt;</text:p>
      <text:p text:style-name="P1"><text:tab/><text:tab/>&lt;/beans:property&gt;</text:p>
      <text:p text:style-name="P1"/>
      <text:p text:style-name="P1"/>
      <text:p text:style-name="P1">Note that <text:span text:style-name="T2">allowCors</text:span><text:span text:style-name="T2"> </text:span>is a global setting, and if set to false no header processing is done. <text:s/>If set to ‘true’, then CORS headers for origin, methods, and allow credentials will be set in the response headers of the REST service.</text:p>
      <text:p text:style-name="P1"/>
      <text:p text:style-name="P1">If <text:span text:style-name="T2">allowCors</text:span><text:span text:style-name="T2"> </text:span>is set to true, and no <text:span text:style-name="T2">corsOrigins</text:span><text:span text:style-name="T2"> </text:span>are set, it will default to the origin of ‘*’. <text:s/>Otherwise, it will be set to the list of origins provided. <text:s/>Similarly, if <text:span text:style-name="T2">corsMethods</text:span><text:span text:style-name="T2"> </text:span>are not set, it will default to ‘GET, POST, DELETE, PUT’, otherwise, it will be set to the provided list.</text:p>
      <text:p text:style-name="P1"/>
      <text:h text:style-name="P44" text:outline-level="10"><text:bookmark text:name="h.ilvd7aeq5rif"/>Installation and Configuration</text:h>
      <text:p text:style-name="P1"/>
      <text:p text:style-name="P1">The REST API can be obtained via the GIT version control system, or via download, from the RENCI <text:a xlink:type="simple" xlink:href="https://code.renci.org/gf/project/irods-rest/"><text:span text:style-name="T1">GForge</text:span></text:a><text:a xlink:type="simple" xlink:href="https://code.renci.org/gf/project/irods-rest/"><text:span text:style-name="T1"> </text:span></text:a>site. <text:s/>This package is built using <text:a xlink:type="simple" xlink:href="http://maven.apache.org/"><text:span text:style-name="T1">Maven</text:span></text:a>, and all necessary Jargon dependencies are available on the RENCI Maven repository.</text:p>
      <text:p text:style-name="P1"/>
      <text:p text:style-name="P1">When you download the irods-rest project, you can cd into that directory and issue the command:</text:p>
      <text:p text:style-name="P1"/>
      <text:p text:style-name="P1"><text:span text:style-name="T2">&gt;</text:span><text:span text:style-name="T2">mvn</text:span><text:span text:style-name="T2"> </text:span><text:span text:style-name="T2">package</text:span><text:span text:style-name="T2"> -</text:span><text:span text:style-name="T2">Dmaven</text:span><text:span text:style-name="T2">.</text:span><text:span text:style-name="T2">test</text:span><text:span text:style-name="T2">.</text:span><text:span text:style-name="T2">skip</text:span><text:span text:style-name="T2">=</text:span><text:span text:style-name="T2">true</text:span></text:p>
      <text:p text:style-name="P1"/>
      <text:p text:style-name="P1">to build a deployable .war file that can then be installed on Tomcat, Jetty, Glassfish, or any other compliant servlet container. <text:s/>Note the flag to skip the unit test phase, which requires further configuration to run.</text:p>
      <text:p text:style-name="P1"/>
      <text:p text:style-name="P1">The iRODS REST API uses Spring for wiring and configuration, and before packaging your application, you should edit the jargon-beans.xml file under src/main/resources to point to your target grid. <text:s/>For example, to run the REST API against an iRODS grid on fedZone1, the configuration would look like this:</text:p>
      <text:p text:style-name="P1"/>
      <text:p text:style-name="P1"><text:span text:style-name="T6">&lt;</text:span><text:span text:style-name="T6">beans</text:span><text:span text:style-name="T6">:</text:span><text:span text:style-name="T6">bean</text:span><text:span text:style-name="T6"> </text:span><text:span text:style-name="T6">id</text:span><text:span text:style-name="T6">="</text:span><text:span text:style-name="T6">restConfiguration</text:span><text:span text:style-name="T6">"</text:span></text:p>
      <text:p text:style-name="P1"><text:span text:style-name="T6"><text:tab/><text:tab/></text:span><text:span text:style-name="T6">class</text:span><text:span text:style-name="T6">="</text:span><text:span text:style-name="T6">org</text:span><text:span text:style-name="T6">.</text:span><text:span text:style-name="T6">irods</text:span><text:span text:style-name="T6">.</text:span><text:span text:style-name="T6">jargon</text:span><text:span text:style-name="T6">.</text:span><text:span text:style-name="T6">rest</text:span><text:span text:style-name="T6">.</text:span><text:span text:style-name="T6">configuration</text:span><text:span text:style-name="T6">.</text:span><text:span text:style-name="T6">RestConfiguration</text:span><text:span text:style-name="T6">"&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Host</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Port</text:span><text:span text:style-name="T6">" </text:span><text:span text:style-name="T6">value</text:span><text:span text:style-name="T6">="1247"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irodsZone</text:span><text:span text:style-name="T6">" </text:span><text:span text:style-name="T6">value</text:span><text:span text:style-name="T6">="</text:span><text:span text:style-name="T6">fedZone</text:span><text:span text:style-name="T6">1"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defaultStorageResource</text:span><text:span text:style-name="T6">" </text:span><text:span text:style-name="T6">value</text:span><text:span text:style-name="T6">="</text:span><text:span text:style-name="T6">test</text:span><text:span text:style-name="T6">1-</text:span><text:span text:style-name="T6">resc</text:span><text:span text:style-name="T6">" /&gt;</text:span></text:p>
      <text:p text:style-name="P1"><text:span text:style-name="T6"><text:tab/><text:tab/>&lt;</text:span><text:span text:style-name="T6">beans</text:span><text:span text:style-name="T6">:</text:span><text:span text:style-name="T6">property</text:span><text:span text:style-name="T6"> </text:span><text:span text:style-name="T6">name</text:span><text:span text:style-name="T6">="</text:span><text:span text:style-name="T6">webInterfaceURL</text:span><text:span text:style-name="T6">"</text:span></text:p>
      <text:p text:style-name="P1"><text:span text:style-name="T6"><text:tab/><text:tab/><text:tab/></text:span><text:span text:style-name="T6">value</text:span><text:span text:style-name="T6">="</text:span><text:span text:style-name="T6">https</text:span><text:span text:style-name="T6">://</text:span><text:span text:style-name="T6">iren</text:span><text:span text:style-name="T6">-</text:span><text:span text:style-name="T6">web</text:span><text:span text:style-name="T6">.</text:span><text:span text:style-name="T6">renci</text:span><text:span text:style-name="T6">.</text:span><text:span text:style-name="T6">org</text:span><text:span text:style-name="T6">:8443/</text:span><text:span text:style-name="T6">idrop</text:span><text:span text:style-name="T6">-</text:span><text:span text:style-name="T6">web</text:span><text:span text:style-name="T6">2" /&gt;</text:span></text:p>
      <text:p text:style-name="P1"><text:span text:style-name="T6">&lt;/</text:span><text:span text:style-name="T6">beans</text:span><text:span text:style-name="T6">:</text:span><text:span text:style-name="T6">bean</text:span><text:span text:style-name="T6">&gt;</text:span></text:p>
      <text:p text:style-name="P3"/>
      <text:p text:style-name="P1"><text:soft-page-break/></text:p>
      <text:p text:style-name="P1"><text:span text:style-name="T2">Note</text:span><text:span text:style-name="T2"> </text:span><text:span text:style-name="T2">the</text:span><text:span text:style-name="T2"> </text:span><text:span text:style-name="T2">standard</text:span><text:span text:style-name="T2"> </text:span><text:span text:style-name="T2">iRODS</text:span><text:span text:style-name="T2"> </text:span><text:span text:style-name="T2">grid</text:span><text:span text:style-name="T2"> </text:span><text:span text:style-name="T2">configuration</text:span><text:span text:style-name="T2"> </text:span><text:span text:style-name="T2">as</text:span><text:span text:style-name="T2"> </text:span><text:span text:style-name="T2">well</text:span><text:span text:style-name="T2"> </text:span><text:span text:style-name="T2">as</text:span><text:span text:style-name="T2"> </text:span><text:span text:style-name="T2">an</text:span><text:span text:style-name="T2"> </text:span><text:span text:style-name="T2">optional</text:span><text:span text:style-name="T2"> </text:span><text:span text:style-name="T2">URL</text:span><text:span text:style-name="T2"> </text:span><text:span text:style-name="T2">to</text:span><text:span text:style-name="T2"> </text:span><text:span text:style-name="T2">an</text:span><text:span text:style-name="T2"> </text:span><text:span text:style-name="T2">installation</text:span><text:span text:style-name="T2"> </text:span><text:span text:style-name="T2">of</text:span><text:span text:style-name="T2"> </text:span><text:span text:style-name="T2">iDROP</text:span><text:span text:style-name="T2"> </text:span><text:span text:style-name="T2">Web</text:span><text:span text:style-name="T2">. (</text:span><text:span text:style-name="T2">Work</text:span><text:span text:style-name="T2"> </text:span><text:span text:style-name="T2">in</text:span><text:span text:style-name="T2"> </text:span><text:span text:style-name="T2">Progress</text:span><text:span text:style-name="T2"> </text:span><text:span text:style-name="T2">here</text:span><text:span text:style-name="T2">).</text:span></text:p>
      <text:p text:style-name="P2"/>
      <text:p text:style-name="P1"><text:span text:style-name="T2">Note</text:span><text:span text:style-name="T2"> </text:span><text:span text:style-name="T2">that</text:span><text:span text:style-name="T2"> </text:span><text:span text:style-name="T2">as</text:span><text:span text:style-name="T2"> </text:span><text:span text:style-name="T2">this</text:span><text:span text:style-name="T2"> </text:span><text:span text:style-name="T2">API</text:span><text:span text:style-name="T2"> </text:span><text:span text:style-name="T2">develops</text:span><text:span text:style-name="T2">, </text:span><text:span text:style-name="T2">we</text:span><text:span text:style-name="T2">’</text:span><text:span text:style-name="T2">ll</text:span><text:span text:style-name="T2"> </text:span><text:span text:style-name="T2">probably</text:span><text:span text:style-name="T2"> </text:span><text:span text:style-name="T2">add</text:span><text:span text:style-name="T2"> </text:span><text:span text:style-name="T2">an</text:span><text:span text:style-name="T2"> </text:span><text:span text:style-name="T2">ability</text:span><text:span text:style-name="T2"> </text:span><text:span text:style-name="T2">today</text:span><text:span text:style-name="T2">? </text:span><text:span text:style-name="T2">configure</text:span><text:span text:style-name="T2"> </text:span><text:span text:style-name="T2">the</text:span><text:span text:style-name="T2"> </text:span><text:span text:style-name="T2">REST</text:span><text:span text:style-name="T2"> </text:span><text:span text:style-name="T2">API</text:span><text:span text:style-name="T2"> </text:span><text:span text:style-name="T2">via</text:span><text:span text:style-name="T2"> </text:span><text:span text:style-name="T2">an</text:span><text:span text:style-name="T2"> /</text:span><text:span text:style-name="T2">etc</text:span><text:span text:style-name="T2">/</text:span><text:span text:style-name="T2">idrop</text:span><text:span text:style-name="T2">-</text:span><text:span text:style-name="T2">web</text:span><text:span text:style-name="T2"> </text:span><text:span text:style-name="T2">configuration</text:span><text:span text:style-name="T2"> </text:span><text:span text:style-name="T2">file</text:span><text:span text:style-name="T2"> </text:span><text:span text:style-name="T2">like</text:span><text:span text:style-name="T2"> </text:span><text:span text:style-name="T2">the</text:span><text:span text:style-name="T2"> </text:span><text:span text:style-name="T2">web</text:span><text:span text:style-name="T2"> </text:span><text:span text:style-name="T2">interface</text:span><text:span text:style-name="T2">.</text:span></text:p>
      <text:p text:style-name="P1"/>
      <text:p text:style-name="P1">Once the API is configured, and then built with Maven, it may be deployed, and then accessed at the URL you configure. <text:s/>The typical URL is something like:</text:p>
      <text:p text:style-name="P1"/>
      <text:p text:style-name="P1"><text:span text:style-name="T1">http</text:span><text:span text:style-name="T1">://</text:span><text:span text:style-name="T1">host</text:span><text:span text:style-name="T1">:</text:span><text:span text:style-name="T1">port</text:span><text:span text:style-name="T1">/</text:span><text:span text:style-name="T1">irods</text:span><text:span text:style-name="T1">-</text:span><text:span text:style-name="T1">rest</text:span><text:span text:style-name="T1">/</text:span><text:span text:style-name="T1">rest</text:span><text:span text:style-name="T1">/</text:span><text:span text:style-name="T1">resource</text:span><text:span text:style-name="T1">/</text:span><text:span text:style-name="T1">extrapathinformation</text:span></text:p>
      <text:p text:style-name="P1"/>
      <text:p text:style-name="P6"/>
      <text:p text:style-name="P1">A handy way to test via a browser is to use the ‘ping’ service by going to a browser and entering a request like:</text:p>
      <text:p text:style-name="P1"/>
      <text:p text:style-name="P1"><text:a xlink:type="simple" xlink:href="http://localhost:8081/irods-rest-0.0.1-SNAPSHOT/rest/server"><text:span text:style-name="T1">http</text:span></text:a><text:a xlink:type="simple" xlink:href="http://localhost:8081/irods-rest-0.0.1-SNAPSHOT/rest/server"><text:span text:style-name="T1">://</text:span></text:a><text:a xlink:type="simple" xlink:href="http://localhost:8081/irods-rest-0.0.1-SNAPSHOT/rest/server"><text:span text:style-name="T1">localhost</text:span></text:a><text:a xlink:type="simple" xlink:href="http://localhost:8081/irods-rest-0.0.1-SNAPSHOT/rest/server"><text:span text:style-name="T1">:8081/</text:span></text:a><text:a xlink:type="simple" xlink:href="http://localhost:8081/irods-rest-0.0.1-SNAPSHOT/rest/server"><text:span text:style-name="T1">irods</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0.0.1-</text:span></text:a><text:a xlink:type="simple" xlink:href="http://localhost:8081/irods-rest-0.0.1-SNAPSHOT/rest/server"><text:span text:style-name="T1">SNAPSHOT</text:span></text:a><text:a xlink:type="simple" xlink:href="http://localhost:8081/irods-rest-0.0.1-SNAPSHOT/rest/server"><text:span text:style-name="T1">/</text:span></text:a><text:a xlink:type="simple" xlink:href="http://localhost:8081/irods-rest-0.0.1-SNAPSHOT/rest/server"><text:span text:style-name="T1">rest</text:span></text:a><text:a xlink:type="simple" xlink:href="http://localhost:8081/irods-rest-0.0.1-SNAPSHOT/rest/server"><text:span text:style-name="T1">/</text:span></text:a><text:a xlink:type="simple" xlink:href="http://localhost:8081/irods-rest-0.0.1-SNAPSHOT/rest/server"><text:span text:style-name="T1">server</text:span></text:a></text:p>
      <text:p text:style-name="P1"/>
      <text:p text:style-name="P1">Which is a GET service that will ping the server and return some basic server information. <text:s/>For example, in XML, it should return something similar to this:</text:p>
      <text:p text:style-name="P1"/>
      <text:p text:style-name="P1"><text:span text:style-name="T8">ns</text:span><text:span text:style-name="T8">2:</text:span><text:span text:style-name="T8">serverInfo</text:span><text:span text:style-name="T8"> </text:span><text:span text:style-name="T8">xmlns</text:span><text:span text:style-name="T8">:</text:span><text:span text:style-name="T8">ns</text:span><text:span text:style-name="T8">2="</text:span><text:span text:style-name="T8">http</text:span><text:span text:style-name="T8">://</text:span><text:span text:style-name="T8">irods</text:span><text:span text:style-name="T8">.</text:span><text:span text:style-name="T8">org</text:span><text:span text:style-name="T8">/</text:span><text:span text:style-name="T8">irods</text:span><text:span text:style-name="T8">-</text:span><text:span text:style-name="T8">rest</text:span><text:span text:style-name="T8">"&gt;</text:span></text:p>
      <text:p text:style-name="P7"><text:span text:style-name="T8">&lt;</text:span><text:span text:style-name="T8">apiVersion</text:span><text:span text:style-name="T8">&gt;</text:span><text:span text:style-name="T8">d</text:span><text:span text:style-name="T8">&lt;/</text:span><text:span text:style-name="T8">apiVersion</text:span><text:span text:style-name="T8">&gt;</text:span></text:p>
      <text:p text:style-name="P7"><text:span text:style-name="T8">&lt;</text:span><text:span text:style-name="T8">currentServerTime</text:span><text:span text:style-name="T8">&gt;1388922589000&lt;/</text:span><text:span text:style-name="T8">currentServerTime</text:span><text:span text:style-name="T8">&gt;</text:span></text:p>
      <text:p text:style-name="P7"><text:span text:style-name="T8">&lt;</text:span><text:span text:style-name="T8">icatEnabled</text:span><text:span text:style-name="T8">&gt;</text:span><text:span text:style-name="T8">ICAT</text:span><text:span text:style-name="T8">_</text:span><text:span text:style-name="T8">ENABLED</text:span><text:span text:style-name="T8">&lt;/</text:span><text:span text:style-name="T8">icatEnabled</text:span><text:span text:style-name="T8">&gt;</text:span></text:p>
      <text:p text:style-name="P7"><text:span text:style-name="T8">&lt;</text:span><text:span text:style-name="T8">initializeDate</text:span><text:span text:style-name="T8">&gt;2014-01-06</text:span><text:span text:style-name="T8">T</text:span><text:span text:style-name="T8">10:32:54.722-05:00&lt;/</text:span><text:span text:style-name="T8">initializeDate</text:span><text:span text:style-name="T8">&gt;</text:span></text:p>
      <text:p text:style-name="P7"><text:span text:style-name="T8">&lt;</text:span><text:span text:style-name="T8">relVersion</text:span><text:span text:style-name="T8">&gt;</text:span><text:span text:style-name="T8">rods</text:span><text:span text:style-name="T8">3.3&lt;/</text:span><text:span text:style-name="T8">relVersion</text:span><text:span text:style-name="T8">&gt;</text:span></text:p>
      <text:p text:style-name="P7"><text:span text:style-name="T8">&lt;</text:span><text:span text:style-name="T8">rodsZone</text:span><text:span text:style-name="T8">&gt;</text:span><text:span text:style-name="T8">fedZone</text:span><text:span text:style-name="T8">1&lt;/</text:span><text:span text:style-name="T8">rodsZone</text:span><text:span text:style-name="T8">&gt;</text:span></text:p>
      <text:p text:style-name="P7"><text:span text:style-name="T8">&lt;</text:span><text:span text:style-name="T8">serverBootTime</text:span><text:span text:style-name="T8">&gt;1387383118&lt;/</text:span><text:span text:style-name="T8">serverBootTime</text:span><text:span text:style-name="T8">&gt;</text:span></text:p>
      <text:p text:style-name="P1"><text:span text:style-name="T8">&lt;/</text:span><text:span text:style-name="T8">ns</text:span><text:span text:style-name="T8">2:</text:span><text:span text:style-name="T8">serverInfo</text:span><text:span text:style-name="T8">&gt;</text:span></text:p>
      <text:p text:style-name="P1"/>
      <text:p text:style-name="P1"/>
      <text:p text:style-name="P1">This action should require you to provide the iRODS user name and password in a Basic Authentication dialog before retrieving that information. <text:s/>This verifies that the service is working!</text:p>
      <text:p text:style-name="P1"/>
      <text:p text:style-name="P1"/>
      <text:h text:style-name="P47" text:outline-level="10"><text:bookmark text:name="h.nde5lsiwi9ul"/>Operations on Collections</text:h>
      <text:p text:style-name="P1"/>
      <text:h text:style-name="P38" text:outline-level="10"><text:bookmark text:name="h.5koqdogplc0j"/>Get Collection Information</text:h>
      <text:p text:style-name="P1"/>
      <text:h text:style-name="P52" text:outline-level="10"><text:bookmark text:name="h.fzafkr4pvfff"/>Description</text:h>
      <text:p text:style-name="P1"/>
      <text:p text:style-name="P1">This GET operation will retrieve basic catalog metadata about the iRODS collection. <text:s text:c="2"/>This method can also optionally provide a pageable listing of the child collections and data objects underneath the given collection.</text:p>
      <text:p text:style-name="P1"/>
      <text:h text:style-name="P52" text:outline-level="10"><text:bookmark text:name="h.i6vjxlf79bi4"/>Requests</text:h>
      <text:p text:style-name="P1"/>
      <text:h text:style-name="P48" text:outline-level="10"><text:bookmark text:name="h.ej97iro29i9"/>Syntax</text:h>
      <text:p text:style-name="P1"/>
      <text:p text:style-name="P1">GET /collection/<text:span text:style-name="T2">irodsabsolutepathtocollection</text:span></text:p>
      <text:h text:style-name="P48" text:outline-level="10"><text:bookmark text:name="h.ikpf1s6lcb4f"/>Request Parameters</text:h>
      <text:p text:style-name="P1"/>
      <text:p text:style-name="P1"/>
      <table:table table:name="Table1" table:style-name="Table1">
        <table:table-column table:style-name="Table1.A" table:number-columns-repeated="2"/>
        <table:table-row>
          <table:table-cell table:style-name="Table1.A1" office:value-type="string">
            <text:p text:style-name="P11">Name</text:p>
          </table:table-cell>
          <table:table-cell table:style-name="Table1.A1" office:value-type="string">
            <text:p text:style-name="P11">Description</text:p>
          </table:table-cell>
        </table:table-row>
        <table:table-row>
          <table:table-cell table:style-name="Table1.A1" office:value-type="string">
            <text:p text:style-name="P10">offset</text:p>
          </table:table-cell>
          <table:table-cell table:style-name="Table1.A1" office:value-type="string">
            <text:p text:style-name="P9"><text:span text:style-name="T9">number</text:span><text:span text:style-name="T9"> &gt;=0 </text:span><text:span text:style-name="T9">that</text:span><text:span text:style-name="T9"> </text:span><text:span text:style-name="T9">indicates</text:span><text:span text:style-name="T9"> </text:span><text:span text:style-name="T9">the</text:span><text:span text:style-name="T9"> </text:span><text:span text:style-name="T9">offset</text:span><text:span text:style-name="T9"> </text:span><text:span text:style-name="T9">into</text:span><text:span text:style-name="T9"> </text:span><text:span text:style-name="T9">child</text:span><text:span text:style-name="T9"> </text:span><text:span text:style-name="T9">collections</text:span><text:span text:style-name="T9"> </text:span><text:span text:style-name="T9">or</text:span><text:span text:style-name="T9"> </text:span><text:span text:style-name="T9">data</text:span><text:span text:style-name="T9"> </text:span><text:span text:style-name="T9">objects</text:span><text:span text:style-name="T9"> </text:span><text:span text:style-name="T9">when</text:span><text:span text:style-name="T9"> </text:span><text:span text:style-name="T9">displaying</text:span><text:span text:style-name="T9"> </text:span><text:span text:style-name="T9">children</text:span></text:p>
            <text:p text:style-name="P10"/>
            <text:p text:style-name="P9"><text:span text:style-name="T9">Defalt</text:span><text:span text:style-name="T9">=0</text:span></text:p>
          </table:table-cell>
        </table:table-row>
        <table:table-row>
          <table:table-cell table:style-name="Table1.A1" office:value-type="string">
            <text:p text:style-name="P10">listing</text:p>
          </table:table-cell>
          <table:table-cell table:style-name="Table1.A1" office:value-type="string">
            <text:p text:style-name="P9"><text:span text:style-name="T9">‘</text:span><text:span text:style-name="T9">true</text:span><text:span text:style-name="T9">’ </text:span><text:span text:style-name="T9">if</text:span><text:span text:style-name="T9"> </text:span><text:span text:style-name="T9">a</text:span><text:span text:style-name="T9"> </text:span><text:span text:style-name="T9">listing</text:span><text:span text:style-name="T9"> </text:span><text:span text:style-name="T9">of</text:span><text:span text:style-name="T9"> </text:span><text:span text:style-name="T9">children</text:span><text:span text:style-name="T9"> </text:span><text:span text:style-name="T9">of</text:span><text:span text:style-name="T9"> </text:span><text:span text:style-name="T9">this</text:span><text:span text:style-name="T9"> </text:span><text:span text:style-name="T9">collection</text:span><text:span text:style-name="T9"> </text:span><text:span text:style-name="T9">should</text:span><text:span text:style-name="T9"> </text:span><text:span text:style-name="T9">be</text:span><text:span text:style-name="T9"> </text:span><text:span text:style-name="T9">provided</text:span><text:span text:style-name="T9"> </text:span><text:span text:style-name="T9">in</text:span><text:span text:style-name="T9"> </text:span><text:span text:style-name="T9">the</text:span><text:span text:style-name="T9"> </text:span><text:span text:style-name="T9">response</text:span></text:p>
          </table:table-cell>
        </table:table-row>
        <table:table-row>
          <table:table-cell table:style-name="Table1.A1" office:value-type="string">
            <text:p text:style-name="P10">listType</text:p>
          </table:table-cell>
          <table:table-cell table:style-name="Table1.A1" office:value-type="string">
            <text:p text:style-name="P9"><text:span text:style-name="T9">both</text:span><text:span text:style-name="T9">|</text:span><text:span text:style-name="T9">collections</text:span><text:span text:style-name="T9">|</text:span><text:span text:style-name="T9">data</text:span><text:span text:style-name="T9"> </text:span><text:span text:style-name="T9">that</text:span><text:span text:style-name="T9"> </text:span><text:span text:style-name="T9">indicates</text:span><text:span text:style-name="T9"> </text:span><text:span text:style-name="T9">the</text:span><text:span text:style-name="T9"> </text:span><text:span text:style-name="T9">type</text:span><text:span text:style-name="T9"> </text:span><text:span text:style-name="T9">of</text:span><text:span text:style-name="T9"> </text:span><text:span text:style-name="T9">listing</text:span><text:span text:style-name="T9">. <text:s/></text:span><text:span text:style-name="T9">Using</text:span><text:span text:style-name="T9"> ‘</text:span><text:span text:style-name="T9">both</text:span><text:span text:style-name="T9">’ </text:span><text:span text:style-name="T9">will</text:span><text:span text:style-name="T9"> </text:span><text:span text:style-name="T9">list</text:span><text:span text:style-name="T9"> </text:span><text:span text:style-name="T9">all</text:span><text:span text:style-name="T9"> </text:span><text:span text:style-name="T9">data</text:span><text:span text:style-name="T9"> </text:span><text:span text:style-name="T9">objects</text:span><text:span text:style-name="T9"> </text:span><text:span text:style-name="T9">and</text:span><text:span text:style-name="T9"> </text:span><text:span text:style-name="T9">collections</text:span><text:span text:style-name="T9">. <text:s/></text:span><text:span text:style-name="T9">Subsequent</text:span><text:span text:style-name="T9"> </text:span><text:span text:style-name="T9">pages</text:span><text:span text:style-name="T9"> </text:span><text:span text:style-name="T9">of</text:span><text:span text:style-name="T9"> </text:span><text:span text:style-name="T9">data</text:span><text:span text:style-name="T9"> </text:span><text:span text:style-name="T9">objects</text:span><text:span text:style-name="T9"> </text:span><text:span text:style-name="T9">or</text:span><text:span text:style-name="T9"> </text:span><text:span text:style-name="T9">collections</text:span><text:span text:style-name="T9"> </text:span><text:span text:style-name="T9">are</text:span><text:span text:style-name="T9"> </text:span><text:span text:style-name="T9">retrieved</text:span><text:span text:style-name="T9"> </text:span><text:span text:style-name="T9">by</text:span><text:span text:style-name="T9"> </text:span><text:span text:style-name="T9">sending</text:span><text:span text:style-name="T9"> ‘</text:span><text:span text:style-name="T9">collections</text:span><text:span text:style-name="T9">’ </text:span><text:span text:style-name="T9">or</text:span><text:span text:style-name="T9"> ‘</text:span><text:span text:style-name="T9">data</text:span><text:span text:style-name="T9">’ </text:span><text:span text:style-name="T9">with</text:span><text:span text:style-name="T9"> </text:span><text:span text:style-name="T9">an</text:span><text:span text:style-name="T9"> </text:span><text:span text:style-name="T9">offset</text:span><text:span text:style-name="T9">.</text:span></text:p>
            <text:p text:style-name="P10"/>
            <text:p text:style-name="P9"><text:span text:style-name="T9">Default</text:span><text:span text:style-name="T9"> = ‘</text:span><text:span text:style-name="T9">both</text:span><text:span text:style-name="T9">’ </text:span></text:p>
          </table:table-cell>
        </table:table-row>
      </table:table>
      <text:p text:style-name="P1"/>
      <text:p text:style-name="P1"/>
      <text:h text:style-name="P48" text:outline-level="10"><text:bookmark text:name="h.htgw64bwi2nc"/>Responses - XML</text:h>
      <text:p text:style-name="P21"/>
      <table:table table:name="Table2" table:style-name="Table2">
        <table:table-column table:style-name="Table2.A"/>
        <table:table-row>
          <table:table-cell table:style-name="Table2.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oft-page-break/><text:span text:style-name="T11">&lt;</text:span><text:span text:style-name="T11">children</text:span><text:span text:style-name="T11"> </text:span><text:span text:style-name="T11">count</text:span><text:span text:style-name="T11">="1" </text:span><text:span text:style-name="T11">id</text:span><text:span text:style-name="T11">="187865" </text:span><text:span text:style-name="T11">lastResult</text:span><text:span text:style-name="T11">="</text:span><text:span text:style-name="T11">true</text:span><text:span text:style-name="T11">" </text:span><text:span text:style-name="T11">specColType</text:span><text:span text:style-name="T11">="</text:span><text:span text:style-name="T11">NORMAL</text:span><text:span text:style-name="T11">" </text:span><text:span text:style-name="T11">totalRecords</text:span><text:span text:style-name="T11">="5"&gt;</text:span></text:p>
            <text:p text:style-name="P29"><text:span text:style-name="T11">&lt;</text:span><text:span text:style-name="T11">createdAt</text:span><text:span text:style-name="T11">&gt;2013-08-09</text:span><text:span text:style-name="T11">T</text:span><text:span text:style-name="T11">23:10:41-04:00&lt;/</text:span><text:span text:style-name="T11">createdAt</text:span><text:span text:style-name="T11">&gt;</text:span></text:p>
            <text:p text:style-name="P29"><text:span text:style-name="T11">&lt;</text:span><text:span text:style-name="T11">dataSize</text:span><text:span text:style-name="T11">&gt;345217&lt;/</text:span><text:span text:style-name="T11">dataSize</text:span><text:span text:style-name="T11">&gt;</text:span></text:p>
            <text:p text:style-name="P29"><text:span text:style-name="T11">&lt;</text:span><text:span text:style-name="T11">modifiedAt</text:span><text:span text:style-name="T11">&gt;2013-08-09</text:span><text:span text:style-name="T11">T</text:span><text:span text:style-name="T11">23:10:41-04:00&lt;/</text:span><text:span text:style-name="T11">modifiedAt</text:span><text:span text:style-name="T11">&gt;</text:span></text:p>
            <text:p text:style-name="P29"><text:span text:style-name="T11">&lt;</text:span><text:span text:style-name="T11">objectType</text:span><text:span text:style-name="T11">&gt;</text:span><text:span text:style-name="T11">DATA</text:span><text:span text:style-name="T11">_</text:span><text:span text:style-name="T11">OBJECT</text:span><text:span text:style-name="T11">&lt;/</text:span><text:span text:style-name="T11">objectType</text:span><text:span text:style-name="T11">&gt;</text:span></text:p>
            <text:p text:style-name="P29"><text:span text:style-name="T11">&lt;</text:span><text:span text:style-name="T11">ownerName</text:span><text:span text:style-name="T11">&gt;</text:span><text:span text:style-name="T11">rods</text:span><text:span text:style-name="T11">&lt;/</text:span><text:span text:style-name="T11">ownerName</text:span><text:span text:style-name="T11">&gt;</text:span></text:p>
            <text:p text:style-name="P29"><text:span text:style-name="T11">&lt;</text:span><text:span text:style-name="T11">ownerZone</text:span><text:span text:style-name="T11">&gt;</text:span><text:span text:style-name="T11">fedZone</text:span><text:span text:style-name="T11">1&lt;/</text:span><text:span text:style-name="T11">ownerZone</text:span><text:span text:style-name="T11">&gt;</text:span></text:p>
            <text:p text:style-name="P29"><text:span text:style-name="T11">&lt;</text:span><text:span text:style-name="T11">parentPath</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parentPath</text:span><text:span text:style-name="T11">&gt;</text:span></text:p>
            <text:p text:style-name="P29"><text:span text:style-name="T11">&lt;</text:span><text:span text:style-name="T11">pathOrName</text:span><text:span text:style-name="T11">&gt;</text:span><text:span text:style-name="T11">cpylog</text:span><text:span text:style-name="T11">&lt;/</text:span><text:span text:style-name="T11">pathOrName</text:span><text:span text:style-name="T11">&gt;</text:span></text:p>
            <text:p text:style-name="P29"><text:span text:style-name="T11">&lt;</text:span><text:span text:style-name="T11">specialObjectPath</text:span><text:span text:style-name="T11">/&gt;</text:span></text:p>
            <text:p text:style-name="P28"><text:span text:style-name="T11">&lt;/</text:span><text:span text:style-name="T11">children</text:span><text:span text:style-name="T11">&gt;</text:span></text:p>
            <text:p text:style-name="P30">...</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49" text:outline-level="10"><text:bookmark text:name="h.3comhpachh1x"/>Responses - JSON</text:h>
      <text:p text:style-name="P1"/>
      <text:p text:style-name="P1"/>
      <table:table table:name="Table3" table:style-name="Table3">
        <table:table-column table:style-name="Table3.A"/>
        <text:soft-page-break/>
        <table:table-row>
          <table:table-cell table:style-name="Table3.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9"><text:span text:style-name="T9"><text:s text:c="3"/>"</text:span><text:span text:style-name="T9">children</text:span><text:span text:style-name="T9">":[</text:span></text:p>
            <text:p text:style-name="P10"><text:s text:c="6"/>{</text:p>
            <text:p text:style-name="P9"><text:span text:style-name="T9"><text:s text:c="9"/>"</text:span><text:span text:style-name="T9">parentPath</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9"/>"</text:span><text:span text:style-name="T9">pathOrName</text:span><text:span text:style-name="T9">":"</text:span><text:span text:style-name="T9">cpylog</text:span><text:span text:style-name="T9">",</text:span></text:p>
            <text:p text:style-name="P9"><text:span text:style-name="T9"><text:s text:c="9"/>"</text:span><text:span text:style-name="T9">specialObjectPath</text:span><text:span text:style-name="T9">":"",</text:span></text:p>
            <text:p text:style-name="P9"><text:span text:style-name="T9"><text:s text:c="9"/>"</text:span><text:span text:style-name="T9">objectType</text:span><text:span text:style-name="T9">":"</text:span><text:span text:style-name="T9">DATA</text:span><text:span text:style-name="T9">_</text:span><text:span text:style-name="T9">OBJECT</text:span><text:span text:style-name="T9">",</text:span></text:p>
            <text:p text:style-name="P9"><text:span text:style-name="T9"><text:s text:c="9"/>"</text:span><text:span text:style-name="T9">createdAt</text:span><text:span text:style-name="T9">":1376104241000,</text:span></text:p>
            <text:p text:style-name="P9"><text:span text:style-name="T9"><text:s text:c="9"/>"</text:span><text:span text:style-name="T9">modifiedAt</text:span><text:span text:style-name="T9">":1376104241000,</text:span></text:p>
            <text:p text:style-name="P9"><text:span text:style-name="T9"><text:s text:c="9"/>"</text:span><text:span text:style-name="T9">dataSize</text:span><text:span text:style-name="T9">":345217,</text:span></text:p>
            <text:p text:style-name="P9"><text:span text:style-name="T9"><text:s text:c="9"/>"</text:span><text:span text:style-name="T9">ownerName</text:span><text:span text:style-name="T9">":"</text:span><text:span text:style-name="T9">rods</text:span><text:span text:style-name="T9">",</text:span></text:p>
            <text:p text:style-name="P9"><text:span text:style-name="T9"><text:s text:c="9"/>"</text:span><text:span text:style-name="T9">ownerZone</text:span><text:span text:style-name="T9">":"</text:span><text:span text:style-name="T9">fedZone</text:span><text:span text:style-name="T9">1",</text:span></text:p>
            <text:p text:style-name="P9"><text:span text:style-name="T9"><text:s text:c="9"/>"</text:span><text:span text:style-name="T9">id</text:span><text:span text:style-name="T9">":187865,</text:span></text:p>
            <text:p text:style-name="P9"><text:span text:style-name="T9"><text:s text:c="9"/>"</text:span><text:span text:style-name="T9">specColType</text:span><text:span text:style-name="T9">":"</text:span><text:span text:style-name="T9">NORMAL</text:span><text:span text:style-name="T9">",</text:span></text:p>
            <text:p text:style-name="P9"><text:span text:style-name="T9"><text:s text:c="9"/>"</text:span><text:span text:style-name="T9">count</text:span><text:span text:style-name="T9">":1,</text:span></text:p>
            <text:p text:style-name="P9"><text:span text:style-name="T9"><text:s text:c="9"/>"</text:span><text:span text:style-name="T9">lastResult</text:span><text:span text:style-name="T9">":</text:span><text:span text:style-name="T9">true</text:span><text:span text:style-name="T9">,</text:span></text:p>
            <text:p text:style-name="P9"><text:span text:style-name="T9"><text:s text:c="9"/>"</text:span><text:span text:style-name="T9">totalRecords</text:span><text:span text:style-name="T9">":5</text:span></text:p>
            <text:p text:style-name="P10"><text:s text:c="6"/>}</text:p>
            <text:p text:style-name="P10"><text:s text:c="3"/>]</text:p>
            <text:p text:style-name="P10">}</text:p>
            <text:p text:style-name="P10"/>
            <text:p text:style-name="P10"/>
          </table:table-cell>
        </table:table-row>
      </table:table>
      <text:p text:style-name="P1"/>
      <text:p text:style-name="P21"/>
      <text:p text:style-name="P21"/>
      <text:p text:style-name="P21"/>
      <text:p text:style-name="P1"/>
      <text:h text:style-name="P39" text:outline-level="10"><text:bookmark text:name="h.ezz24g1t76x"/>Create a New Collection</text:h>
      <text:p text:style-name="P1"/>
      <text:h text:style-name="P53" text:outline-level="10"><text:bookmark text:name="h.tmhd4hk8z6yw"/>Description</text:h>
      <text:p text:style-name="P1"/>
      <text:p text:style-name="P1"><text:soft-page-break/>This PUT operation will first create a new collection, and then return back a description of the iRODS catalog entry for the newly created collection. <text:s/>This is an idempotent method, and if the collection already exists, the data for the existing collection is returned.</text:p>
      <text:p text:style-name="P1"/>
      <text:h text:style-name="P53" text:outline-level="10"><text:bookmark text:name="h.pae76y3dutbc"/>Requests</text:h>
      <text:p text:style-name="P1"/>
      <text:h text:style-name="P49" text:outline-level="10"><text:bookmark text:name="h.89ckzj58vzyk"/>Syntax</text:h>
      <text:p text:style-name="P1"/>
      <text:p text:style-name="P1">PUT /collection/<text:span text:style-name="T2">irodsabsolutepathtocollection</text:span></text:p>
      <text:h text:style-name="P49" text:outline-level="10"><text:bookmark text:name="h.ieru65zen6ec"/>Request Parameters</text:h>
      <text:p text:style-name="P1"/>
      <text:p text:style-name="P1"/>
      <table:table table:name="Table4" table:style-name="Table4">
        <table:table-column table:style-name="Table4.A" table:number-columns-repeated="2"/>
        <table:table-row>
          <table:table-cell table:style-name="Table4.A1" office:value-type="string">
            <text:p text:style-name="P11">Name</text:p>
          </table:table-cell>
          <table:table-cell table:style-name="Table4.A1" office:value-type="string">
            <text:p text:style-name="P11">Description</text:p>
          </table:table-cell>
        </table:table-row>
        <table:table-row>
          <table:table-cell table:style-name="Table4.A1" office:value-type="string">
            <text:p text:style-name="P9"><text:span text:style-name="T9">n</text:span><text:span text:style-name="T9">/</text:span><text:span text:style-name="T9">a</text:span></text:p>
          </table:table-cell>
          <table:table-cell table:style-name="Table4.A1" office:value-type="string">
            <text:p text:style-name="P10"/>
          </table:table-cell>
        </table:table-row>
      </table:table>
      <text:p text:style-name="P1"/>
      <text:p text:style-name="P1"/>
      <text:p text:style-name="P6"/>
      <text:h text:style-name="P49" text:outline-level="10"><text:bookmark text:name="h.asgb0s66aowf"/>Responses - XML</text:h>
      <text:p text:style-name="P21"/>
      <table:table table:name="Table5" table:style-name="Table5">
        <table:table-column table:style-name="Table5.A"/>
        <table:table-row>
          <table:table-cell table:style-name="Table5.A1" office:value-type="string">
            <text:p text:style-name="P22"><text:span text:style-name="T11">&lt;</text:span><text:span text:style-name="T11">ns</text:span><text:span text:style-name="T11">2:</text:span><text:span text:style-name="T11">collec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 </text:span><text:span text:style-name="T11">collectionId</text:span><text:span text:style-name="T11">="187864"&gt;</text:span></text:p>
            <text:p text:style-name="P28"><text:span text:style-name="T11">&lt;</text:span><text:span text:style-name="T11">collectionInheritance</text:span><text:span text:style-name="T11">&gt;1&lt;/</text:span><text:span text:style-name="T11">collectionInheritance</text:span><text:span text:style-name="T11">&gt;</text:span></text:p>
            <text:p text:style-name="P28"><text:span text:style-name="T11">&lt;</text:span><text:span text:style-name="T11">collectionMapId</text:span><text:span text:style-name="T11">&gt;0&lt;/</text:span><text:span text:style-name="T11">collectionMapId</text:span><text:span text:style-name="T11">&gt;</text:span></text:p>
            <text:p text:style-name="P28"><text:span text:style-name="T11">&lt;</text:span><text:span text:style-name="T11">collectionName</text:span><text:span text:style-name="T11">&gt;/</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lt;/</text:span><text:span text:style-name="T11">collectionName</text:span><text:span text:style-name="T11">&gt;</text:span></text:p>
            <text:p text:style-name="P28"><text:span text:style-name="T11">&lt;</text:span><text:span text:style-name="T11">collectionOwnerName</text:span><text:span text:style-name="T11">&gt;</text:span><text:span text:style-name="T11">rods</text:span><text:span text:style-name="T11">&lt;/</text:span><text:span text:style-name="T11">collectionOwnerName</text:span><text:span text:style-name="T11">&gt;</text:span></text:p>
            <text:p text:style-name="P28"><text:span text:style-name="T11">&lt;</text:span><text:span text:style-name="T11">collectionOwnerZone</text:span><text:span text:style-name="T11">&gt;</text:span><text:span text:style-name="T11">fedZone</text:span><text:span text:style-name="T11">1&lt;/</text:span><text:span text:style-name="T11">collectionOwnerZone</text:span><text:span text:style-name="T11">&gt;</text:span></text:p>
            <text:p text:style-name="P28"><text:span text:style-name="T11">&lt;</text:span><text:span text:style-name="T11">collectionParentName</text:span><text:span text:style-name="T11">&gt;/</text:span><text:span text:style-name="T11">fedZone</text:span><text:span text:style-name="T11">1/</text:span><text:span text:style-name="T11">home</text:span><text:span text:style-name="T11">/</text:span><text:span text:style-name="T11">rods</text:span><text:span text:style-name="T11">/&lt;/</text:span><text:span text:style-name="T11">collectionParentName</text:span><text:span text:style-name="T11">&gt;</text:span></text:p>
            <text:p text:style-name="P28"><text:span text:style-name="T11">&lt;</text:span><text:span text:style-name="T11">comments</text:span><text:span text:style-name="T11">/&gt;</text:span></text:p>
            <text:p text:style-name="P28"><text:span text:style-name="T11">&lt;</text:span><text:span text:style-name="T11">createdAt</text:span><text:span text:style-name="T11">&gt;2013-08-09</text:span><text:span text:style-name="T11">T</text:span><text:span text:style-name="T11">23:10:15-04:00&lt;/</text:span><text:span text:style-name="T11">createdAt</text:span><text:span text:style-name="T11">&gt;</text:span></text:p>
            <text:p text:style-name="P28"><text:span text:style-name="T11">&lt;</text:span><text:span text:style-name="T11">info</text:span><text:span text:style-name="T11">1/&gt;</text:span></text:p>
            <text:p text:style-name="P28"><text:span text:style-name="T11">&lt;</text:span><text:span text:style-name="T11">info</text:span><text:span text:style-name="T11">2/&gt;</text:span></text:p>
            <text:p text:style-name="P28"><text:span text:style-name="T11">&lt;</text:span><text:span text:style-name="T11">modifiedAt</text:span><text:span text:style-name="T11">&gt;2013-08-28</text:span><text:span text:style-name="T11">T</text:span><text:span text:style-name="T11">21:50:06-04:00&lt;/</text:span><text:span text:style-name="T11">modifiedAt</text:span><text:span text:style-name="T11">&gt;</text:span></text:p>
            <text:p text:style-name="P28"><text:span text:style-name="T11">&lt;</text:span><text:span text:style-name="T11">objectPath</text:span><text:span text:style-name="T11">/&gt;</text:span></text:p>
            <text:p text:style-name="P28"><text:span text:style-name="T11">&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lt;/</text:span><text:span text:style-name="T11">ns</text:span><text:span text:style-name="T11">2:</text:span><text:span text:style-name="T11">collection</text:span><text:span text:style-name="T11">&gt;</text:span></text:p>
          </table:table-cell>
        </table:table-row>
      </table:table>
      <text:h text:style-name="P49" text:outline-level="10"><text:bookmark text:name="h.c0fj1d66z423"/></text:h>
      <text:h text:style-name="P51" text:outline-level="10"><text:bookmark text:name="h.ip5jz4g5jocc"/><text:bookmark text:name="h.aqsu9qufluk0"/>Responses - JSON</text:h>
      <text:p text:style-name="P1"/>
      <text:p text:style-name="P1"/>
      <table:table table:name="Table6" table:style-name="Table6">
        <table:table-column table:style-name="Table6.A"/>
        <table:table-row>
          <table:table-cell table:style-name="Table6.A1" office:value-type="string">
            <text:p text:style-name="P10">{</text:p>
            <text:p text:style-name="P9"><text:span text:style-name="T9"><text:s text:c="3"/>"</text:span><text:span text:style-name="T9">collectionId</text:span><text:span text:style-name="T9">":187864,</text:span></text:p>
            <text:p text:style-name="P9"><text:span text:style-name="T9"><text:s text:c="3"/>"</text:span><text:span text:style-name="T9">collectionName</text:span><text:span text:style-name="T9">":"/</text:span><text:span text:style-name="T9">fedZone</text:span><text:span text:style-name="T9">1/</text:span><text:span text:style-name="T9">home</text:span><text:span text:style-name="T9">/</text:span><text:span text:style-name="T9">rods</text:span><text:span text:style-name="T9">/</text:span><text:span text:style-name="T9">shared</text:span><text:span text:style-name="T9">",</text:span></text:p>
            <text:p text:style-name="P9"><text:span text:style-name="T9"><text:s text:c="3"/>"</text:span><text:span text:style-name="T9">objectPath</text:span><text:span text:style-name="T9">":"",</text:span></text:p>
            <text:p text:style-name="P9"><text:span text:style-name="T9"><text:s text:c="3"/>"</text:span><text:span text:style-name="T9">collectionParentName</text:span><text:span text:style-name="T9">":"/</text:span><text:span text:style-name="T9">fedZone</text:span><text:span text:style-name="T9">1/</text:span><text:span text:style-name="T9">home</text:span><text:span text:style-name="T9">/</text:span><text:span text:style-name="T9">rods</text:span><text:span text:style-name="T9">/",</text:span></text:p>
            <text:p text:style-name="P9"><text:span text:style-name="T9"><text:s text:c="3"/>"</text:span><text:span text:style-name="T9">collectionOwnerName</text:span><text:span text:style-name="T9">":"</text:span><text:span text:style-name="T9">rods</text:span><text:span text:style-name="T9">",</text:span></text:p>
            <text:p text:style-name="P9"><text:span text:style-name="T9"><text:s text:c="3"/>"</text:span><text:span text:style-name="T9">collectionOwnerZone</text:span><text:span text:style-name="T9">":"</text:span><text:span text:style-name="T9">fedZone</text:span><text:span text:style-name="T9">1",</text:span></text:p>
            <text:p text:style-name="P9"><text:span text:style-name="T9"><text:s text:c="3"/>"</text:span><text:span text:style-name="T9">collectionMapId</text:span><text:span text:style-name="T9">":"0",</text:span></text:p>
            <text:p text:style-name="P9"><text:span text:style-name="T9"><text:s text:c="3"/>"</text:span><text:span text:style-name="T9">collectionInheritance</text:span><text:span text:style-name="T9">":"1",</text:span></text:p>
            <text:p text:style-name="P9"><text:span text:style-name="T9"><text:s text:c="3"/>"</text:span><text:span text:style-name="T9">comments</text:span><text:span text:style-name="T9">":"",</text:span></text:p>
            <text:p text:style-name="P9"><text:span text:style-name="T9"><text:s text:c="3"/>"</text:span><text:span text:style-name="T9">info</text:span><text:span text:style-name="T9">1":"",</text:span></text:p>
            <text:p text:style-name="P9"><text:span text:style-name="T9"><text:s text:c="3"/>"</text:span><text:span text:style-name="T9">info</text:span><text:span text:style-name="T9">2":"",</text:span></text:p>
            <text:p text:style-name="P9"><text:span text:style-name="T9"><text:s text:c="3"/>"</text:span><text:span text:style-name="T9">createdAt</text:span><text:span text:style-name="T9">":1376104215000,</text:span></text:p>
            <text:p text:style-name="P9"><text:span text:style-name="T9"><text:s text:c="3"/>"</text:span><text:span text:style-name="T9">modifiedAt</text:span><text:span text:style-name="T9">":1377741006000,</text:span></text:p>
            <text:p text:style-name="P9"><text:span text:style-name="T9"><text:s text:c="3"/>"</text:span><text:span text:style-name="T9">specColType</text:span><text:span text:style-name="T9">":"</text:span><text:span text:style-name="T9">NORMAL</text:span><text:span text:style-name="T9">",</text:span></text:p>
            <text:p text:style-name="P10"><text:s/>}</text:p>
            <text:p text:style-name="P10"/>
          </table:table-cell>
        </table:table-row>
      </table:table>
      <text:p text:style-name="P1"/>
      <text:p text:style-name="P21"/>
      <text:p text:style-name="P21"/>
      <text:h text:style-name="P41" text:outline-level="10"><text:bookmark text:name="h.bv7iag6fo36s"/>Delete a Collection</text:h>
      <text:p text:style-name="P1"/>
      <text:h text:style-name="P53" text:outline-level="10"><text:bookmark text:name="h.hfei7dk5nc5i"/>Description</text:h>
      <text:p text:style-name="P1"/>
      <text:p text:style-name="P1">This DELETE operation will remove the given collection. <text:s/>A ‘force’ option is provided with an additional request parameter. <text:s/>This method will silently ignore deletes of non-existent collections.</text:p>
      <text:p text:style-name="P1"/>
      <text:p text:style-name="P1">Note that DELETE requests do not return a body in HTTP. <text:s/>This method will instead return a 204 No Content response.</text:p>
      <text:p text:style-name="P1"/>
      <text:h text:style-name="P53" text:outline-level="10"><text:bookmark text:name="h.9hze3w6r8n8i"/>Requests</text:h>
      <text:p text:style-name="P1"/>
      <text:h text:style-name="P49" text:outline-level="10"><text:bookmark text:name="h.pzueh4r20j6j"/>Syntax</text:h>
      <text:p text:style-name="P1"/>
      <text:p text:style-name="P1">DELETE /collection/<text:span text:style-name="T2">irodsabsolutepathtocollection</text:span></text:p>
      <text:h text:style-name="P49" text:outline-level="10"><text:bookmark text:name="h.nux4wu1k1cvp"/>Request Parameters</text:h>
      <text:p text:style-name="P1"/>
      <text:p text:style-name="P1"/>
      <table:table table:name="Table7" table:style-name="Table7">
        <table:table-column table:style-name="Table7.A" table:number-columns-repeated="2"/>
        <table:table-row>
          <table:table-cell table:style-name="Table7.A1" office:value-type="string">
            <text:p text:style-name="P11">Name</text:p>
          </table:table-cell>
          <table:table-cell table:style-name="Table7.A1" office:value-type="string">
            <text:p text:style-name="P11">Description</text:p>
          </table:table-cell>
        </table:table-row>
        <table:table-row>
          <table:table-cell table:style-name="Table7.A1" office:value-type="string">
            <text:p text:style-name="P10">force</text:p>
          </table:table-cell>
          <table:table-cell table:style-name="Table7.A1" office:value-type="string">
            <text:p text:style-name="P9"><text:span text:style-name="T9">‘</text:span><text:span text:style-name="T9">true</text:span><text:span text:style-name="T9">’ </text:span><text:span text:style-name="T9">to</text:span><text:span text:style-name="T9"> </text:span><text:span text:style-name="T9">use</text:span><text:span text:style-name="T9"> </text:span><text:span text:style-name="T9">a</text:span><text:span text:style-name="T9"> </text:span><text:span text:style-name="T9">force</text:span><text:span text:style-name="T9"> </text:span><text:span text:style-name="T9">option</text:span></text:p>
            <text:p text:style-name="P10"/>
            <text:p text:style-name="P9"><text:span text:style-name="T9">Default</text:span><text:span text:style-name="T9"> = ‘</text:span><text:span text:style-name="T9">false</text:span><text:span text:style-name="T9">’</text:span></text:p>
          </table:table-cell>
        </table:table-row>
      </table:table>
      <text:p text:style-name="P1"/>
      <text:p text:style-name="P1"/>
      <text:p text:style-name="P1">Responses - XML</text:p>
      <text:p text:style-name="P21"/>
      <table:table table:name="Table8" table:style-name="Table8">
        <table:table-column table:style-name="Table8.A"/>
        <table:table-row>
          <table:table-cell table:style-name="Table8.A1" office:value-type="string">
            <text:p text:style-name="P9"><text:span text:style-name="T9">n</text:span><text:span text:style-name="T9">/</text:span><text:span text:style-name="T9">a</text:span></text:p>
          </table:table-cell>
        </table:table-row>
      </table:table>
      <text:h text:style-name="P49" text:outline-level="10"><text:bookmark text:name="h.3rm049suie91"/></text:h>
      <text:h text:style-name="P49" text:outline-level="10"><text:bookmark text:name="h.eomsegxlo9on"/>Responses - JSON</text:h>
      <text:p text:style-name="P1"/>
      <text:p text:style-name="P1"/>
      <table:table table:name="Table9" table:style-name="Table9">
        <table:table-column table:style-name="Table9.A"/>
        <table:table-row>
          <table:table-cell table:style-name="Table9.A1" office:value-type="string">
            <text:p text:style-name="P9"><text:span text:style-name="T9">n</text:span><text:span text:style-name="T9">/</text:span><text:span text:style-name="T9">a</text:span></text:p>
          </table:table-cell>
        </table:table-row>
      </table:table>
      <text:p text:style-name="P1"/>
      <text:p text:style-name="P21"/>
      <text:p text:style-name="P21"/>
      <text:h text:style-name="P45" text:outline-level="10"><text:bookmark text:name="h.y1s1l6rmg6o6"/><text:soft-page-break/>Operations on Collection AVU Metadata</text:h>
      <text:p text:style-name="P1"/>
      <text:p text:style-name="P1">The following operations apply to the AVU sub-resource of an iRODS collection, and represents AVU metadata attached to the given collection.</text:p>
      <text:p text:style-name="P1"/>
      <text:h text:style-name="P39" text:outline-level="10"><text:bookmark text:name="h.9up3bskrprxg"/>Get Collection AVU Metadata</text:h>
      <text:p text:style-name="P1"/>
      <text:h text:style-name="P53" text:outline-level="10"><text:bookmark text:name="h.p8p27bvkorch"/>Description</text:h>
      <text:p text:style-name="P1"/>
      <text:p text:style-name="P1">This GET operation will retrieve the AVU metadata associated with an iRODS parent collection</text:p>
      <text:p text:style-name="P1"/>
      <text:h text:style-name="P53" text:outline-level="10"><text:bookmark text:name="h.6hj5x5hcfhek"/>Requests</text:h>
      <text:p text:style-name="P1"/>
      <text:h text:style-name="P49" text:outline-level="10"><text:bookmark text:name="h.qo58m5b5vkj4"/>Syntax</text:h>
      <text:p text:style-name="P1"/>
      <text:p text:style-name="P1">GET /collection/<text:span text:style-name="T2">irodsabsolutepathtocollection</text:span>/metadata</text:p>
      <text:h text:style-name="P49" text:outline-level="10"><text:bookmark text:name="h.fk8ifnwim7wu"/>Request Parameters</text:h>
      <text:p text:style-name="P1"/>
      <text:p text:style-name="P1"/>
      <table:table table:name="Table10" table:style-name="Table10">
        <table:table-column table:style-name="Table10.A" table:number-columns-repeated="2"/>
        <table:table-row>
          <table:table-cell table:style-name="Table10.A1" office:value-type="string">
            <text:p text:style-name="P11">Name</text:p>
          </table:table-cell>
          <table:table-cell table:style-name="Table10.A1" office:value-type="string">
            <text:p text:style-name="P11">Description</text:p>
          </table:table-cell>
        </table:table-row>
        <table:table-row>
          <table:table-cell table:style-name="Table10.A1" office:value-type="string">
            <text:p text:style-name="P9"><text:span text:style-name="T9">n</text:span><text:span text:style-name="T9">/</text:span><text:span text:style-name="T9">a</text:span></text:p>
          </table:table-cell>
          <table:table-cell table:style-name="Table10.A1" office:value-type="string">
            <text:p text:style-name="P10"/>
          </table:table-cell>
        </table:table-row>
      </table:table>
      <text:p text:style-name="P1"/>
      <text:h text:style-name="P49" text:outline-level="10"><text:bookmark text:name="h.pnygmu7tgljs"/>Responses - XML</text:h>
      <text:p text:style-name="P21"/>
      <table:table table:name="Table11" table:style-name="Table11">
        <table:table-column table:style-name="Table11.A"/>
        <table:table-row>
          <table:table-cell table:style-name="Table11.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COLLECTION</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49" text:outline-level="10"><text:bookmark text:name="h.d0ugkd7e1i3j"/><text:soft-page-break/></text:h>
      <text:h text:style-name="P49" text:outline-level="10"><text:bookmark text:name="h.8iqky6ac7b3f"/>Responses - JSON</text:h>
      <text:p text:style-name="P1"/>
      <text:p text:style-name="P1"/>
      <table:table table:name="Table12" table:style-name="Table12">
        <table:table-column table:style-name="Table12.A"/>
        <table:table-row>
          <table:table-cell table:style-name="Table12.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COLLECTION</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1"/>
      <text:p text:style-name="P21"/>
      <text:p text:style-name="P2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10"><text:bookmark text:name="h.x6rg91ybg8b5"/>Add Collection AVU Metadata</text:h>
      <text:p text:style-name="P1"/>
      <text:h text:style-name="P53" text:outline-level="10"><text:bookmark text:name="h.up4cnzx8queq"/>Description</text:h>
      <text:p text:style-name="P1"/>
      <text:p text:style-name="P1">This PUT operation will bulk add the provided <text:s/>AVU metadata associated with an iRODS parent collection.</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3" text:outline-level="10"><text:bookmark text:name="h.jkgvvymjmgaf"/>Requests</text:h>
      <text:p text:style-name="P1"/>
      <text:h text:style-name="P49" text:outline-level="10"><text:bookmark text:name="h.qd7dbi4sjjt8"/>Syntax</text:h>
      <text:p text:style-name="P1"/>
      <text:p text:style-name="P1">PUT /collection/<text:span text:style-name="T2">irodsabsolutepathtocollection</text:span>/metadata</text:p>
      <text:h text:style-name="P49" text:outline-level="10"><text:bookmark text:name="h.bseyz67qh78c"/>Request Parameters</text:h>
      <text:p text:style-name="P1"/>
      <text:p text:style-name="P1"/>
      <table:table table:name="Table13" table:style-name="Table13">
        <table:table-column table:style-name="Table13.A" table:number-columns-repeated="2"/>
        <table:table-row>
          <table:table-cell table:style-name="Table13.A1" office:value-type="string">
            <text:p text:style-name="P11">Name</text:p>
          </table:table-cell>
          <table:table-cell table:style-name="Table13.A1" office:value-type="string">
            <text:p text:style-name="P11">Description</text:p>
          </table:table-cell>
        </table:table-row>
        <table:table-row>
          <table:table-cell table:style-name="Table13.A1" office:value-type="string">
            <text:p text:style-name="P9"><text:span text:style-name="T9">n</text:span><text:span text:style-name="T9">/</text:span><text:span text:style-name="T9">a</text:span></text:p>
          </table:table-cell>
          <table:table-cell table:style-name="Table13.A1" office:value-type="string">
            <text:p text:style-name="P10"/>
          </table:table-cell>
        </table:table-row>
      </table:table>
      <text:p text:style-name="P1"/>
      <text:h text:style-name="P48" text:outline-level="10"><text:bookmark text:name="h.plabxzerjjqn"/>Request Body - XML</text:h>
      <text:p text:style-name="P21"/>
      <table:table table:name="Table14" table:style-name="Table14">
        <table:table-column table:style-name="Table14.A"/>
        <table:table-row>
          <table:table-cell table:style-name="Table1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48" text:outline-level="10"><text:bookmark text:name="h.rq0diu4f9p6b"/></text:h>
      <text:h text:style-name="P48" text:outline-level="10"><text:bookmark text:name="h.kr1035iw9o5v"/>Request Body - JSON</text:h>
      <text:p text:style-name="P5"/>
      <text:p text:style-name="P5"/>
      <table:table table:name="Table15" table:style-name="Table15">
        <table:table-column table:style-name="Table15.A"/>
        <table:table-row>
          <table:table-cell table:style-name="Table15.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49" text:outline-level="10"><text:bookmark text:name="h.5nll7ko20qy"/></text:h>
      <text:h text:style-name="P49" text:outline-level="10"><text:bookmark text:name="h.sfdtk6zad913"/>Responses - XML</text:h>
      <text:p text:style-name="P21"/>
      <table:table table:name="Table16" table:style-name="Table16">
        <table:table-column table:style-name="Table16.A"/>
        <table:table-row>
          <table:table-cell table:style-name="Table16.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49" text:outline-level="10"><text:bookmark text:name="h.nukfj4sil7op"/></text:h>
      <text:h text:style-name="P49" text:outline-level="10"><text:bookmark text:name="h.czu0798com7w"/>Responses - JSON</text:h>
      <text:p text:style-name="P1"/>
      <text:p text:style-name="P1"/>
      <table:table table:name="Table17" table:style-name="Table17">
        <table:table-column table:style-name="Table17.A"/>
        <table:table-row>
          <table:table-cell table:style-name="Table17.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p text:style-name="P1"/>
      <text:p text:style-name="P1"/>
      <text:h text:style-name="P39" text:outline-level="10"><text:bookmark text:name="h.1ywkg4kttaoe"/>Delete Collection AVU Metadata</text:h>
      <text:p text:style-name="P1"/>
      <text:h text:style-name="P53" text:outline-level="10"><text:bookmark text:name="h.b8r0nm3sg7hp"/><text:soft-page-break/>Description</text:h>
      <text:p text:style-name="P1"/>
      <text:p text:style-name="P1">This POST operation will bulk delete the provided AVU metadata associated with an iRODS parent collection. <text:s/>POST is used here as an HTTP DELETE action cannot have a body.</text:p>
      <text:p text:style-name="P1"/>
      <text:p text:style-name="P1">This bulk operation requires a request body in XML or JSON, as AVU metadata is too large and complex for proper expression as a URL or parameter. <text:s/>This bulk mode also is more efficient for larger amounts of metadata, requiring fewer round trips.</text:p>
      <text:p text:style-name="P1"/>
      <text:p text:style-name="P1">Note that the response will detail the disposition, and any errors that occurred for individual AVU values.</text:p>
      <text:p text:style-name="P1"/>
      <text:h text:style-name="P53" text:outline-level="10"><text:bookmark text:name="h.3y0x862htwhy"/>Requests</text:h>
      <text:p text:style-name="P1"/>
      <text:h text:style-name="P49" text:outline-level="10"><text:bookmark text:name="h.3cuzikj3h612"/>Syntax</text:h>
      <text:p text:style-name="P1"/>
      <text:p text:style-name="P1">POST /collection/<text:span text:style-name="T2">irodsabsolutepathtocollection</text:span>/metadata</text:p>
      <text:h text:style-name="P49" text:outline-level="10"><text:bookmark text:name="h.q0tsxz95r9oh"/>Request Parameters</text:h>
      <text:p text:style-name="P1"/>
      <text:p text:style-name="P1"/>
      <table:table table:name="Table18" table:style-name="Table18">
        <table:table-column table:style-name="Table18.A" table:number-columns-repeated="2"/>
        <table:table-row>
          <table:table-cell table:style-name="Table18.A1" office:value-type="string">
            <text:p text:style-name="P11">Name</text:p>
          </table:table-cell>
          <table:table-cell table:style-name="Table18.A1" office:value-type="string">
            <text:p text:style-name="P11">Description</text:p>
          </table:table-cell>
        </table:table-row>
        <table:table-row>
          <table:table-cell table:style-name="Table18.A1" office:value-type="string">
            <text:p text:style-name="P9"><text:span text:style-name="T9">n</text:span><text:span text:style-name="T9">/</text:span><text:span text:style-name="T9">a</text:span></text:p>
          </table:table-cell>
          <table:table-cell table:style-name="Table18.A1" office:value-type="string">
            <text:p text:style-name="P10"/>
          </table:table-cell>
        </table:table-row>
      </table:table>
      <text:p text:style-name="P1"/>
      <text:h text:style-name="P49" text:outline-level="10"><text:bookmark text:name="h.738rfj26bal7"/>Request Body - XML</text:h>
      <text:p text:style-name="P21"/>
      <table:table table:name="Table19" table:style-name="Table19">
        <table:table-column table:style-name="Table19.A"/>
        <table:table-row>
          <table:table-cell table:style-name="Table19.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49" text:outline-level="10"><text:bookmark text:name="h.dezk8v440mqk"/></text:h>
      <text:h text:style-name="P49" text:outline-level="10"><text:bookmark text:name="h.p43ilzmcxjo8"/>Request Body - JSON</text:h>
      <text:p text:style-name="P1"/>
      <text:p text:style-name="P1"/>
      <table:table table:name="Table20" table:style-name="Table20">
        <table:table-column table:style-name="Table20.A"/>
        <table:table-row>
          <table:table-cell table:style-name="Table20.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49" text:outline-level="10"><text:bookmark text:name="h.ezpd4iyp8ifc"/></text:h>
      <text:h text:style-name="P49" text:outline-level="10"><text:bookmark text:name="h.3816cuhhtl13"/>Responses - XML</text:h>
      <text:p text:style-name="P21"/>
      <table:table table:name="Table21" table:style-name="Table21">
        <table:table-column table:style-name="Table21.A"/>
        <table:table-row>
          <table:table-cell table:style-name="Table21.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span><text:soft-page-break/><text:span text:style-name="T12"><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49" text:outline-level="10"><text:bookmark text:name="h.faojq7dhtmxc"/></text:h>
      <text:h text:style-name="P49" text:outline-level="10"><text:bookmark text:name="h.bhczfqnaj9gm"/>Responses - JSON</text:h>
      <text:p text:style-name="P1"/>
      <text:p text:style-name="P1"/>
      <table:table table:name="Table22" table:style-name="Table22">
        <table:table-column table:style-name="Table22.A"/>
        <table:table-row>
          <table:table-cell table:style-name="Table22.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1"/>
      <text:p text:style-name="P21"/>
      <text:p text:style-name="P1"/>
      <text:p text:style-name="P1"/>
      <text:p text:style-name="P1"/>
      <text:h text:style-name="P46" text:outline-level="10"><text:bookmark text:name="h.flizrvxddc2n"/>Operations on Collection ACLs (Permissions)</text:h>
      <text:p text:style-name="P1"/>
      <text:p text:style-name="P1">The following operations apply to the ACL sub-resource of iRODS collections, and can alter access permissions.</text:p>
      <text:h text:style-name="P39" text:outline-level="10"><text:bookmark text:name="h.5tmx6yupzq12"/>Get Collection Permissions</text:h>
      <text:p text:style-name="P1"/>
      <text:h text:style-name="P53" text:outline-level="10"><text:bookmark text:name="h.zfpdfyu93ikz"/>Description</text:h>
      <text:p text:style-name="P1"/>
      <text:p text:style-name="P1">This GET operation will retrieve the permissions associated with an iRODS collection</text:p>
      <text:p text:style-name="P1"/>
      <text:h text:style-name="P53" text:outline-level="10"><text:bookmark text:name="h.8oja3cn00n5d"/>Requests</text:h>
      <text:p text:style-name="P1"/>
      <text:h text:style-name="P49" text:outline-level="10"><text:bookmark text:name="h.eix96uo2cfks"/>Syntax</text:h>
      <text:p text:style-name="P1"/>
      <text:p text:style-name="P1">GET /collection/<text:span text:style-name="T2">irodsabsolutepathtocollection</text:span>/acl</text:p>
      <text:h text:style-name="P49" text:outline-level="10"><text:bookmark text:name="h.g9064l85qz63"/></text:h>
      <text:h text:style-name="P49" text:outline-level="10"><text:bookmark text:name="h.lz9kdngn2zcl"/>Request Parameters</text:h>
      <text:p text:style-name="P1"/>
      <text:p text:style-name="P1"/>
      <table:table table:name="Table23" table:style-name="Table23">
        <table:table-column table:style-name="Table23.A" table:number-columns-repeated="2"/>
        <table:table-row>
          <table:table-cell table:style-name="Table23.A1" office:value-type="string">
            <text:p text:style-name="P11">Name</text:p>
          </table:table-cell>
          <table:table-cell table:style-name="Table23.A1" office:value-type="string">
            <text:p text:style-name="P11">Description</text:p>
          </table:table-cell>
        </table:table-row>
        <table:table-row>
          <table:table-cell table:style-name="Table23.A1" office:value-type="string">
            <text:p text:style-name="P9"><text:span text:style-name="T9">n</text:span><text:span text:style-name="T9">/</text:span><text:span text:style-name="T9">a</text:span></text:p>
          </table:table-cell>
          <table:table-cell table:style-name="Table23.A1" office:value-type="string">
            <text:p text:style-name="P10"/>
          </table:table-cell>
        </table:table-row>
      </table:table>
      <text:p text:style-name="P1"/>
      <text:h text:style-name="P49" text:outline-level="10"><text:bookmark text:name="h.fega5fil1042"/>Responses - XML</text:h>
      <text:p text:style-name="P21"/>
      <table:table table:name="Table24" table:style-name="Table24">
        <table:table-column table:style-name="Table24.A"/>
        <table:table-row>
          <table:table-cell table:style-name="Table24.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49" text:outline-level="10"><text:bookmark text:name="h.ro4l8haz37p4"/></text:h>
      <text:h text:style-name="P49" text:outline-level="10"><text:bookmark text:name="h.j97evcjotodw"/>Responses - JSON</text:h>
      <text:p text:style-name="P1"/>
      <text:p text:style-name="P1"/>
      <table:table table:name="Table25" table:style-name="Table25">
        <table:table-column table:style-name="Table25.A"/>
        <table:table-row>
          <table:table-cell table:style-name="Table25.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9" text:outline-level="10"><text:bookmark text:name="h.ph0debe0vpys"/><text:soft-page-break/>Add Collection Permission</text:h>
      <text:p text:style-name="P1"/>
      <text:h text:style-name="P53" text:outline-level="10"><text:bookmark text:name="h.mczk404bxgdt"/>Description</text:h>
      <text:p text:style-name="P1"/>
      <text:p text:style-name="P1">This PUT operation will set a collection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3" text:outline-level="10"><text:bookmark text:name="h.fvat0juis5tl"/>Requests</text:h>
      <text:p text:style-name="P1"/>
      <text:h text:style-name="P49" text:outline-level="10"><text:bookmark text:name="h.fjoeil91l4n4"/>Syntax</text:h>
      <text:p text:style-name="P1"/>
      <text:p text:style-name="P1">PUT <text:s/>/collection/<text:span text:style-name="T2">irodsabsolutepathtocollection</text:span>/acl/<text:span text:style-name="T2">username</text:span></text:p>
      <text:h text:style-name="P49" text:outline-level="10"><text:bookmark text:name="h.bzb9uniasm79"/></text:h>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h text:style-name="P49" text:outline-level="10"><text:bookmark text:name="h.qbk2njhvw56g"/>Request Parameters</text:h>
      <text:p text:style-name="P1"/>
      <text:p text:style-name="P1"/>
      <table:table table:name="Table26" table:style-name="Table26">
        <table:table-column table:style-name="Table26.A" table:number-columns-repeated="2"/>
        <table:table-row>
          <table:table-cell table:style-name="Table26.A1" office:value-type="string">
            <text:p text:style-name="P11">Name</text:p>
          </table:table-cell>
          <table:table-cell table:style-name="Table26.A1" office:value-type="string">
            <text:p text:style-name="P11">Description</text:p>
          </table:table-cell>
        </table:table-row>
        <table:table-row>
          <table:table-cell table:style-name="Table26.A1" office:value-type="string">
            <text:p text:style-name="P10">recursive</text:p>
          </table:table-cell>
          <table:table-cell table:style-name="Table26.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26.A1" office:value-type="string">
            <text:p text:style-name="P10">permission</text:p>
          </table:table-cell>
          <table:table-cell table:style-name="Table26.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49" text:outline-level="10"><text:bookmark text:name="h.gilikj23lwty"/>Responses - XML</text:h>
      <text:p text:style-name="P21"/>
      <table:table table:name="Table27" table:style-name="Table27">
        <table:table-column table:style-name="Table27.A"/>
        <text:soft-page-break/>
        <table:table-row>
          <table:table-cell table:style-name="Table27.A1" office:value-type="string">
            <text:p text:style-name="P22"><text:span text:style-name="T11">n</text:span><text:span text:style-name="T11">/</text:span><text:span text:style-name="T11">a</text:span></text:p>
            <text:p text:style-name="P23"/>
          </table:table-cell>
        </table:table-row>
      </table:table>
      <text:h text:style-name="P49" text:outline-level="10"><text:bookmark text:name="h.e2sja7veggys"/></text:h>
      <text:h text:style-name="P49" text:outline-level="10"><text:bookmark text:name="h.2azty9xemude"/>Responses - JSON</text:h>
      <text:p text:style-name="P1"/>
      <text:p text:style-name="P1"/>
      <table:table table:name="Table28" table:style-name="Table28">
        <table:table-column table:style-name="Table28.A"/>
        <table:table-row>
          <table:table-cell table:style-name="Table28.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9" text:outline-level="10"><text:bookmark text:name="h.u4lr234t66xp"/>Remove Collection Permission</text:h>
      <text:p text:style-name="P1"/>
      <text:h text:style-name="P53" text:outline-level="10"><text:bookmark text:name="h.wqxpt3jiq1lm"/>Description</text:h>
      <text:p text:style-name="P1"/>
      <text:p text:style-name="P1">This DELETE operation will remove a collection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3" text:outline-level="10"><text:bookmark text:name="h.7trqujhzy8s"/>Requests</text:h>
      <text:p text:style-name="P1"/>
      <text:h text:style-name="P49" text:outline-level="10"><text:bookmark text:name="h.7jwm3twqkyyf"/>Syntax</text:h>
      <text:p text:style-name="P1"/>
      <text:p text:style-name="P1">DELETE <text:s/>/collection/<text:span text:style-name="T2">irodsabsolutepathtocollection</text:span>/acl/<text:span text:style-name="T2">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2"/>
      <text:h text:style-name="P49" text:outline-level="10"><text:bookmark text:name="h.1ieni0p7r81t"/>Request Parameters</text:h>
      <text:p text:style-name="P1"/>
      <text:p text:style-name="P1"/>
      <table:table table:name="Table29" table:style-name="Table29">
        <table:table-column table:style-name="Table29.A" table:number-columns-repeated="2"/>
        <table:table-row>
          <table:table-cell table:style-name="Table29.A1" office:value-type="string">
            <text:p text:style-name="P11">Name</text:p>
          </table:table-cell>
          <table:table-cell table:style-name="Table29.A1" office:value-type="string">
            <text:p text:style-name="P11">Description</text:p>
          </table:table-cell>
        </table:table-row>
        <table:table-row>
          <table:table-cell table:style-name="Table29.A1" office:value-type="string">
            <text:p text:style-name="P10">recursive</text:p>
          </table:table-cell>
          <table:table-cell table:style-name="Table29.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oft-page-break/><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49" text:outline-level="10"><text:bookmark text:name="h.qh36u0mcglo5"/>Responses - XML</text:h>
      <text:p text:style-name="P21"/>
      <table:table table:name="Table30" table:style-name="Table30">
        <table:table-column table:style-name="Table30.A"/>
        <table:table-row>
          <table:table-cell table:style-name="Table30.A1" office:value-type="string">
            <text:p text:style-name="P22"><text:span text:style-name="T11">n</text:span><text:span text:style-name="T11">/</text:span><text:span text:style-name="T11">a</text:span></text:p>
            <text:p text:style-name="P23"/>
          </table:table-cell>
        </table:table-row>
      </table:table>
      <text:h text:style-name="P49" text:outline-level="10"><text:bookmark text:name="h.nibbg5chkyu8"/></text:h>
      <text:h text:style-name="P49" text:outline-level="10"><text:bookmark text:name="h.e67u1g66ldlh"/>Responses - JSON</text:h>
      <text:p text:style-name="P1"/>
      <text:p text:style-name="P1"/>
      <table:table table:name="Table31" table:style-name="Table31">
        <table:table-column table:style-name="Table31.A"/>
        <table:table-row>
          <table:table-cell table:style-name="Table31.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6" text:outline-level="10"><text:bookmark text:name="h.v8wbxrhn5pal"/>Operations on Data Objects</text:h>
      <text:p text:style-name="P1"/>
      <text:p text:style-name="P1">The following operations concern iRODS Data Objects, which are files, as opposed to directories). <text:s/></text:p>
      <text:p text:style-name="P1"/>
      <text:h text:style-name="P39" text:outline-level="10"><text:bookmark text:name="h.mjfaq9lg8ghe"/>Get Data Object Information</text:h>
      <text:p text:style-name="P1"/>
      <text:h text:style-name="P53" text:outline-level="10"><text:bookmark text:name="h.e6qxigountl"/>Description</text:h>
      <text:p text:style-name="P1"/>
      <text:p text:style-name="P1">This GET operation will retrieve basic catalog metadata about the iRODS Data Object. <text:s/></text:p>
      <text:h text:style-name="P53" text:outline-level="10"><text:bookmark text:name="h.i92ualrncaii"/>Requests</text:h>
      <text:p text:style-name="P1"/>
      <text:h text:style-name="P49" text:outline-level="10"><text:bookmark text:name="h.xn43f53d37k5"/>Syntax</text:h>
      <text:p text:style-name="P1"/>
      <text:p text:style-name="P1">GET /dataObject/<text:span text:style-name="T2">irodsabsolutepathtodataobject</text:span>.<text:span text:style-name="T2">extension</text:span></text:p>
      <text:h text:style-name="P49" text:outline-level="10"><text:bookmark text:name="h.3y2z71wj8v10"/>Request Parameters</text:h>
      <text:p text:style-name="P1"/>
      <text:p text:style-name="P1"/>
      <table:table table:name="Table32" table:style-name="Table32">
        <table:table-column table:style-name="Table32.A" table:number-columns-repeated="2"/>
        <table:table-row>
          <table:table-cell table:style-name="Table32.A1" office:value-type="string">
            <text:p text:style-name="P11">Name</text:p>
          </table:table-cell>
          <table:table-cell table:style-name="Table32.A1" office:value-type="string">
            <text:p text:style-name="P11">Description</text:p>
          </table:table-cell>
        </table:table-row>
        <table:table-row>
          <table:table-cell table:style-name="Table32.A1" office:value-type="string">
            <text:p text:style-name="P9"><text:span text:style-name="T9">n</text:span><text:span text:style-name="T9">/</text:span><text:span text:style-name="T9">a</text:span></text:p>
          </table:table-cell>
          <table:table-cell table:style-name="Table32.A1" office:value-type="string">
            <text:p text:style-name="P10"/>
          </table:table-cell>
        </table:table-row>
      </table:table>
      <text:p text:style-name="P1"/>
      <text:p text:style-name="P1"/>
      <text:h text:style-name="P49" text:outline-level="10"><text:bookmark text:name="h.s8ufimqevmt6"/>Responses - XML</text:h>
      <text:p text:style-name="P21"/>
      <table:table table:name="Table33" table:style-name="Table33">
        <table:table-column table:style-name="Table33.A"/>
        <table:table-row>
          <table:table-cell table:style-name="Table3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oft-page-break/><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49" text:outline-level="10"><text:bookmark text:name="h.3hwsj8yv2clj"/></text:h>
      <text:h text:style-name="P49" text:outline-level="10"><text:bookmark text:name="h.2xrqsfjvmfg9"/>Responses - JSON</text:h>
      <text:p text:style-name="P1"/>
      <text:p text:style-name="P1"/>
      <table:table table:name="Table34" table:style-name="Table34">
        <table:table-column table:style-name="Table34.A"/>
        <table:table-row>
          <table:table-cell table:style-name="Table34.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14"/>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oft-page-break/><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h text:style-name="P39" text:outline-level="10"><text:bookmark text:name="h.3ductck15rp4"/></text:h>
      <text:h text:style-name="P53" text:outline-level="10"><text:bookmark text:name="h.6lsvep1259jf"/>Requests</text:h>
      <text:p text:style-name="P1"/>
      <text:p text:style-name="P1"/>
      <text:h text:style-name="P49" text:outline-level="10"><text:bookmark text:name="h.ugjt3cpxgy7j"/>Syntax</text:h>
      <text:p text:style-name="P1"/>
      <text:p text:style-name="P1">DELETE /dataObject/<text:span text:style-name="T2">irodsabsolutepathtodataobject</text:span>.<text:span text:style-name="T2">extension</text:span></text:p>
      <text:h text:style-name="P49" text:outline-level="10"><text:bookmark text:name="h.650ort2kd9q6"/>Request Parameters</text:h>
      <text:p text:style-name="P1"/>
      <table:table table:name="Table35" table:style-name="Table35">
        <table:table-column table:style-name="Table35.A" table:number-columns-repeated="2"/>
        <table:table-row>
          <table:table-cell table:style-name="Table35.A1" office:value-type="string">
            <text:p text:style-name="P11">Name</text:p>
          </table:table-cell>
          <table:table-cell table:style-name="Table35.A1" office:value-type="string">
            <text:p text:style-name="P11">Description</text:p>
          </table:table-cell>
        </table:table-row>
        <table:table-row>
          <table:table-cell table:style-name="Table35.A1" office:value-type="string">
            <text:p text:style-name="P9"><text:span text:style-name="T9">n</text:span><text:span text:style-name="T9">/</text:span><text:span text:style-name="T9">a</text:span></text:p>
          </table:table-cell>
          <table:table-cell table:style-name="Table35.A1" office:value-type="string">
            <text:p text:style-name="P10"/>
          </table:table-cell>
        </table:table-row>
      </table:table>
      <text:p text:style-name="P1"/>
      <text:p text:style-name="P1"/>
      <text:p text:style-name="P1"/>
      <text:p text:style-name="P1"/>
      <text:p text:style-name="P1"/>
      <text:h text:style-name="P49" text:outline-level="10"><text:bookmark text:name="h.cv4xaow9zwij"/>Responses - XML</text:h>
      <text:p text:style-name="P21"/>
      <table:table table:name="Table36" table:style-name="Table36">
        <table:table-column table:style-name="Table36.A"/>
        <table:table-row>
          <table:table-cell table:style-name="Table36.A1" office:value-type="string">
            <text:p text:style-name="P19"><text:span text:style-name="T11">n</text:span><text:span text:style-name="T11">/</text:span><text:span text:style-name="T11">a</text:span></text:p>
          </table:table-cell>
        </table:table-row>
      </table:table>
      <text:h text:style-name="P49" text:outline-level="10"><text:bookmark text:name="h.9som2l9miv5"/>Responses - JSON</text:h>
      <text:p text:style-name="P1"/>
      <table:table table:name="Table37" table:style-name="Table37">
        <table:table-column table:style-name="Table37.A"/>
        <table:table-row>
          <table:table-cell table:style-name="Table37.A1" office:value-type="string">
            <text:p text:style-name="P9"><text:span text:style-name="T11">n</text:span><text:span text:style-name="T11">/</text:span><text:span text:style-name="T11">a</text:span></text:p>
          </table:table-cell>
        </table:table-row>
      </table:table>
      <text:p text:style-name="P18"/>
      <text:p text:style-name="P20"/>
      <text:p text:style-name="P20"/>
      <text:h text:style-name="P39" text:outline-level="10"><text:bookmark text:name="h.z27148w8gkyg"/><text:soft-page-break/>Get Data Object File Content (File Download)</text:h>
      <text:p text:style-name="P1"/>
      <text:h text:style-name="P53" text:outline-level="10"><text:bookmark text:name="h.4k6d9fakbzha"/>Description</text:h>
      <text:p text:style-name="P1"/>
      <text:p text:style-name="P1">This GET operation will retrieve the actual contents of a Data Object in iRODS. <text:s/>This causes an HTTP file download action. <text:s/>Note that the service uses a parent resource of ‘fileContents’ as opposed to ‘dataObject’. <text:s/>This is to preserve the symmetry between upload (POST) and download (GET) while allowing GET for a Data Object to return the catalog metadata instead of the contents.</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sponse to this request will be an application/octet-stream with the binary file data. <text:s/>Here is an example snippet in Java, from the JUnit tests in the FileContentsServiceTest using the Apache HTTPClient library:</text:p>
      <text:p text:style-name="P1"/>
      <text:p text:style-name="P1"><text:tab/><text:span text:style-name="T7">HttpGet</text:span><text:span text:style-name="T7"> </text:span><text:span text:style-name="T7">httpGet</text:span><text:span text:style-name="T7"> = </text:span><text:span text:style-name="T7">new</text:span><text:span text:style-name="T7"> </text:span><text:span text:style-name="T7">HttpGet</text:span><text:span text:style-name="T7">(</text:span><text:span text:style-name="T7">sb</text:span><text:span text:style-name="T7">.</text:span><text:span text:style-name="T7">toString</text:span><text:span text:style-name="T7">());</text:span></text:p>
      <text:p text:style-name="P4"/>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tab/><text:tab/><text:tab/><text:tab/></text:span><text:span text:style-name="T7">httpGet</text:span><text:span text:style-name="T7">, </text:span><text:span text:style-name="T7">clientAndContext</text:span><text:span text:style-name="T7">.</text:span><text:span text:style-name="T7">getHttpContext</text:span><text:span text:style-name="T7">());</text:span></text:p>
      <text:p text:style-name="P4"/>
      <text:p text:style-name="P1"><text:span text:style-name="T7"><text:tab/></text:span><text:span text:style-name="T7">HttpEntity</text:span><text:span text:style-name="T7"> </text:span><text:span text:style-name="T7">entity</text:span><text:span text:style-name="T7"> = </text:span><text:span text:style-name="T7">response</text:span><text:span text:style-name="T7">.</text:span><text:span text:style-name="T7">getEntity</text:span><text:span text:style-name="T7">();</text:span></text:p>
      <text:p text:style-name="P1"><text:span text:style-name="T7"><text:tab/></text:span><text:span text:style-name="T7">long</text:span><text:span text:style-name="T7"> </text:span><text:span text:style-name="T7">len</text:span><text:span text:style-name="T7"> = 0;</text:span></text:p>
      <text:p text:style-name="P1"><text:span text:style-name="T7"><text:tab/></text:span><text:span text:style-name="T7">InputStream</text:span><text:span text:style-name="T7"> </text:span><text:span text:style-name="T7">inputStream</text:span><text:span text:style-name="T7"> = </text:span><text:span text:style-name="T7">null</text:span><text:span text:style-name="T7">;</text:span></text:p>
      <text:p text:style-name="P4"/>
      <text:p text:style-name="P1"><text:span text:style-name="T7"><text:tab/></text:span><text:span text:style-name="T7">if</text:span><text:span text:style-name="T7"> (</text:span><text:span text:style-name="T7">entity</text:span><text:span text:style-name="T7"> != </text:span><text:span text:style-name="T7">null</text:span><text:span text:style-name="T7">) {</text:span></text:p>
      <text:p text:style-name="P1"><text:span text:style-name="T7"><text:tab/><text:tab/></text:span><text:span text:style-name="T7">len</text:span><text:span text:style-name="T7"> = </text:span><text:span text:style-name="T7">entity</text:span><text:span text:style-name="T7">.</text:span><text:span text:style-name="T7">getContentLength</text:span><text:span text:style-name="T7">();</text:span></text:p>
      <text:p text:style-name="P1"><text:span text:style-name="T7"><text:tab/><text:tab/></text:span><text:span text:style-name="T7">inputStream</text:span><text:span text:style-name="T7"> = </text:span><text:span text:style-name="T7">entity</text:span><text:span text:style-name="T7">.</text:span><text:span text:style-name="T7">getContent</text:span><text:span text:style-name="T7">();</text:span></text:p>
      <text:p text:style-name="P1"><text:span text:style-name="T7"><text:tab/><text:tab/>// </text:span><text:span text:style-name="T7">write</text:span><text:span text:style-name="T7"> </text:span><text:span text:style-name="T7">the</text:span><text:span text:style-name="T7"> </text:span><text:span text:style-name="T7">file</text:span><text:span text:style-name="T7"> </text:span><text:span text:style-name="T7">to</text:span><text:span text:style-name="T7"> </text:span><text:span text:style-name="T7">wherever</text:span><text:span text:style-name="T7"> </text:span><text:span text:style-name="T7">you</text:span><text:span text:style-name="T7"> </text:span><text:span text:style-name="T7">want</text:span><text:span text:style-name="T7"> </text:span><text:span text:style-name="T7">it</text:span><text:span text:style-name="T7">.</text:span></text:p>
      <text:p text:style-name="P4"><text:tab/>}</text:p>
      <text:p text:style-name="P1"/>
      <text:h text:style-name="P53" text:outline-level="10"><text:bookmark text:name="h.njcywl8tvtul"/>Requests</text:h>
      <text:h text:style-name="P49" text:outline-level="10"><text:bookmark text:name="h.gk7cpxhm2umr"/>Syntax</text:h>
      <text:p text:style-name="P1"/>
      <text:p text:style-name="P1">GET /fileContents/<text:span text:style-name="T2">irodsabsolutepathtodataobject</text:span>.<text:span text:style-name="T2">extension</text:span></text:p>
      <text:h text:style-name="P49" text:outline-level="10"><text:bookmark text:name="h.mz9esygalc5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down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38" table:style-name="Table38">
        <table:table-column table:style-name="Table38.A" table:number-columns-repeated="2"/>
        <table:table-row>
          <table:table-cell table:style-name="Table38.A1" office:value-type="string">
            <text:p text:style-name="P11">Name</text:p>
          </table:table-cell>
          <table:table-cell table:style-name="Table38.A1" office:value-type="string">
            <text:p text:style-name="P11">Description</text:p>
          </table:table-cell>
        </table:table-row>
        <text:soft-page-break/>
        <table:table-row>
          <table:table-cell table:style-name="Table38.A1" office:value-type="string">
            <text:p text:style-name="P9"><text:span text:style-name="T9">n</text:span><text:span text:style-name="T9">/</text:span><text:span text:style-name="T9">a</text:span></text:p>
          </table:table-cell>
          <table:table-cell table:style-name="Table38.A1" office:value-type="string">
            <text:p text:style-name="P10"/>
          </table:table-cell>
        </table:table-row>
      </table:table>
      <text:p text:style-name="P1"/>
      <text:p text:style-name="P1"/>
      <text:h text:style-name="P49" text:outline-level="10"><text:bookmark text:name="h.lyv2tmux1ovl"/>Responses - XML</text:h>
      <text:p text:style-name="P21"/>
      <table:table table:name="Table39" table:style-name="Table39">
        <table:table-column table:style-name="Table39.A"/>
        <table:table-row>
          <table:table-cell table:style-name="Table39.A1" office:value-type="string">
            <text:p text:style-name="P19"><text:span text:style-name="T11">n</text:span><text:span text:style-name="T11">/</text:span><text:span text:style-name="T11">a</text:span></text:p>
          </table:table-cell>
        </table:table-row>
      </table:table>
      <text:h text:style-name="P49" text:outline-level="10"><text:bookmark text:name="h.vfi374ym5d3k"/></text:h>
      <text:h text:style-name="P49" text:outline-level="10"><text:bookmark text:name="h.8lp35w5pe2ii"/>Responses - JSON</text:h>
      <text:p text:style-name="P1"/>
      <table:table table:name="Table40" table:style-name="Table40">
        <table:table-column table:style-name="Table40.A"/>
        <table:table-row>
          <table:table-cell table:style-name="Table40.A1" office:value-type="string">
            <text:p text:style-name="P9"><text:span text:style-name="T11">n</text:span><text:span text:style-name="T11">/</text:span><text:span text:style-name="T11">a</text:span></text:p>
          </table:table-cell>
        </table:table-row>
      </table:table>
      <text:p text:style-name="P1"/>
      <text:p text:style-name="P21"/>
      <text:p text:style-name="P21"/>
      <text:h text:style-name="P41" text:outline-level="10"><text:bookmark text:name="h.tz74003clpmu"/>Post Data Object File Content (File Upload)</text:h>
      <text:p text:style-name="P1"/>
      <text:h text:style-name="P53" text:outline-level="10"><text:bookmark text:name="h.7c4in1r6qey8"/>Description</text:h>
      <text:p text:style-name="P1"/>
      <text:p text:style-name="P1">This POST operation will upload binary data to the actual contents of a Data Object in iRODS. <text:s/>This causes an HTTP multipart upload action. </text:p>
      <text:p text:style-name="P1"/>
      <text:p text:style-name="P1"><text:span text:style-name="T2">NOTE</text:span><text:span text:style-name="T2">: </text:span><text:span text:style-name="T2">should</text:span><text:span text:style-name="T2"> </text:span><text:span text:style-name="T2">we</text:span><text:span text:style-name="T2"> </text:span><text:span text:style-name="T2">here</text:span><text:span text:style-name="T2"> </text:span><text:span text:style-name="T2">consider</text:span><text:span text:style-name="T2"> </text:span><text:span text:style-name="T2">the</text:span><text:span text:style-name="T2"> </text:span><text:span text:style-name="T2">file</text:span><text:span text:style-name="T2"> </text:span><text:span text:style-name="T2">contents</text:span><text:span text:style-name="T2"> </text:span><text:span text:style-name="T2">as</text:span><text:span text:style-name="T2"> </text:span><text:span text:style-name="T2">a</text:span><text:span text:style-name="T2"> </text:span><text:span text:style-name="T2">sub</text:span><text:span text:style-name="T2">-</text:span><text:span text:style-name="T2">resource</text:span><text:span text:style-name="T2"> </text:span><text:span text:style-name="T2">instead</text:span><text:span text:style-name="T2">? <text:s/></text:span><text:span text:style-name="T2">This</text:span><text:span text:style-name="T2"> </text:span><text:span text:style-name="T2">might</text:span><text:span text:style-name="T2"> </text:span><text:span text:style-name="T2">make</text:span><text:span text:style-name="T2"> </text:span><text:span text:style-name="T2">it</text:span><text:span text:style-name="T2"> </text:span><text:span text:style-name="T2">more</text:span><text:span text:style-name="T2"> </text:span><text:span text:style-name="T2">consistent</text:span><text:span text:style-name="T2">?</text:span></text:p>
      <text:p text:style-name="P2"/>
      <text:p text:style-name="P1">The request should be a POST of multipart form data, with the attached file set to the form parameter <text:span text:style-name="T2">uploadFile</text:span>. The following JUnit test snippet in the FileContentsServiceTest, illustrates an upload using the Apache HTTPClient library.</text:p>
      <text:p text:style-name="P1"/>
      <text:p text:style-name="P1"><text:tab/><text:span text:style-name="T7">HttpPost</text:span><text:span text:style-name="T7"> </text:span><text:span text:style-name="T7">httpPost</text:span><text:span text:style-name="T7"> = </text:span><text:span text:style-name="T7">new</text:span><text:span text:style-name="T7"> </text:span><text:span text:style-name="T7">HttpPost</text:span><text:span text:style-name="T7">(</text:span><text:span text:style-name="T7">sb</text:span><text:span text:style-name="T7">.</text:span><text:span text:style-name="T7">toString</text:span><text:span text:style-name="T7">());</text:span></text:p>
      <text:p text:style-name="P1"><text:span text:style-name="T7"><text:tab/></text:span><text:span text:style-name="T7">httpPost</text:span><text:span text:style-name="T7">.</text:span><text:span text:style-name="T7">addHeader</text:span><text:span text:style-name="T7">("</text:span><text:span text:style-name="T7">accept</text:span><text:span text:style-name="T7">", "</text:span><text:span text:style-name="T7">application</text:span><text:span text:style-name="T7">/</text:span><text:span text:style-name="T7">json</text:span><text:span text:style-name="T7">");</text:span></text:p>
      <text:p text:style-name="P1"><text:span text:style-name="T7"><text:tab/>// </text:span><text:span text:style-name="T7">httpPost</text:span><text:span text:style-name="T7">.</text:span><text:span text:style-name="T7">addHeader</text:span><text:span text:style-name="T7">("</text:span><text:span text:style-name="T7">Content</text:span><text:span text:style-name="T7">-</text:span><text:span text:style-name="T7">type</text:span><text:span text:style-name="T7">", "</text:span><text:span text:style-name="T7">multipart</text:span><text:span text:style-name="T7">/</text:span><text:span text:style-name="T7">form</text:span><text:span text:style-name="T7">-</text:span><text:span text:style-name="T7">data</text:span><text:span text:style-name="T7">");</text:span></text:p>
      <text:p text:style-name="P1"><text:span text:style-name="T7"><text:tab/></text:span><text:span text:style-name="T7">FileBody</text:span><text:span text:style-name="T7"> </text:span><text:span text:style-name="T7">fileEntity</text:span><text:span text:style-name="T7"> = </text:span><text:span text:style-name="T7">new</text:span><text:span text:style-name="T7"> </text:span><text:span text:style-name="T7">FileBody</text:span><text:span text:style-name="T7">(</text:span><text:span text:style-name="T7">localFile</text:span><text:span text:style-name="T7">,</text:span></text:p>
      <text:p text:style-name="P1"><text:span text:style-name="T7"><text:tab/><text:tab/><text:tab/><text:tab/><text:tab/>"</text:span><text:span text:style-name="T7">application</text:span><text:span text:style-name="T7">/</text:span><text:span text:style-name="T7">octet</text:span><text:span text:style-name="T7">-</text:span><text:span text:style-name="T7">stream</text:span><text:span text:style-name="T7">");</text:span></text:p>
      <text:p text:style-name="P1"><text:span text:style-name="T7"><text:tab/></text:span><text:span text:style-name="T7">MultipartEntity</text:span><text:span text:style-name="T7"> </text:span><text:span text:style-name="T7">reqEntity</text:span><text:span text:style-name="T7"> = </text:span><text:span text:style-name="T7">new</text:span><text:span text:style-name="T7"> </text:span><text:span text:style-name="T7">MultipartEntity</text:span><text:span text:style-name="T7">(</text:span></text:p>
      <text:p text:style-name="P1"><text:span text:style-name="T7"><text:tab/><text:tab/><text:tab/><text:tab/><text:tab/></text:span><text:span text:style-name="T7">HttpMultipartMode</text:span><text:span text:style-name="T7">.</text:span><text:span text:style-name="T7">BROWSER</text:span><text:span text:style-name="T7">_</text:span><text:span text:style-name="T7">COMPATIBLE</text:span><text:span text:style-name="T7">);</text:span></text:p>
      <text:p text:style-name="P1"><text:span text:style-name="T7"><text:tab/></text:span><text:span text:style-name="T7">reqEntity</text:span><text:span text:style-name="T7">.</text:span><text:span text:style-name="T7">addPart</text:span><text:span text:style-name="T7">("</text:span><text:span text:style-name="T7">uploadFile</text:span><text:span text:style-name="T7">", </text:span><text:span text:style-name="T7">fileEntity</text:span><text:span text:style-name="T7">);</text:span></text:p>
      <text:p text:style-name="P1"><text:span text:style-name="T7"><text:tab/></text:span><text:span text:style-name="T7">httpPost</text:span><text:span text:style-name="T7">.</text:span><text:span text:style-name="T7">setEntity</text:span><text:span text:style-name="T7">(</text:span><text:span text:style-name="T7">reqEntity</text:span><text:span text:style-name="T7">);</text:span></text:p>
      <text:p text:style-name="P1"><text:span text:style-name="T7"><text:tab/></text:span><text:span text:style-name="T7">HttpResponse</text:span><text:span text:style-name="T7"> </text:span><text:span text:style-name="T7">response</text:span><text:span text:style-name="T7"> = </text:span><text:span text:style-name="T7">clientAndContext</text:span><text:span text:style-name="T7">.</text:span><text:span text:style-name="T7">getHttpClient</text:span><text:span text:style-name="T7">().</text:span><text:span text:style-name="T7">execute</text:span><text:span text:style-name="T7">(</text:span></text:p>
      <text:p text:style-name="P1"><text:span text:style-name="T7"><text:tab/></text:span><text:span text:style-name="T7">httpPost</text:span><text:span text:style-name="T7">, </text:span><text:span text:style-name="T7">clientAndContext</text:span><text:span text:style-name="T7">.</text:span><text:span text:style-name="T7">getHttpContext</text:span><text:span text:style-name="T7">());</text:span></text:p>
      <text:p text:style-name="P1"/>
      <text:p text:style-name="P1"/>
      <text:p text:style-name="P1"/>
      <text:p text:style-name="P1">Note that the response to this operation is equivalent to the GET of the Data Object catalog metadata, reflecting the file that was uploaded to iRODS.</text:p>
      <text:p text:style-name="P1"/>
      <text:h text:style-name="P53" text:outline-level="10"><text:bookmark text:name="h.7nx7jkcyo4ht"/>Requests</text:h>
      <text:h text:style-name="P49" text:outline-level="10"><text:bookmark text:name="h.h3rj6r2lh79v"/>Syntax</text:h>
      <text:p text:style-name="P1"/>
      <text:p text:style-name="P1">POST /fileContents/<text:span text:style-name="T2">irodsabsolutepathtodataobject</text:span>.<text:span text:style-name="T2">extension</text:span></text:p>
      <text:h text:style-name="P49" text:outline-level="10"><text:bookmark text:name="h.5cmjx6h1uhua"/>Request Parameters</text:h>
      <text:p text:style-name="P1"/>
      <text:p text:style-name="P1"><text:span text:style-name="T2">TODO</text:span><text:span text:style-name="T2">: </text:span><text:span text:style-name="T2">add</text:span><text:span text:style-name="T2"> </text:span><text:span text:style-name="T2">param</text:span><text:span text:style-name="T2"> </text:span><text:span text:style-name="T2">to</text:span><text:span text:style-name="T2"> </text:span><text:span text:style-name="T2">upload</text:span><text:span text:style-name="T2"> </text:span><text:span text:style-name="T2">segments</text:span><text:span text:style-name="T2"> </text:span><text:span text:style-name="T2">of</text:span><text:span text:style-name="T2"> </text:span><text:span text:style-name="T2">a</text:span><text:span text:style-name="T2"> </text:span><text:span text:style-name="T2">file</text:span><text:span text:style-name="T2"> </text:span><text:span text:style-name="T2">with</text:span><text:span text:style-name="T2"> </text:span><text:span text:style-name="T2">offset</text:span><text:span text:style-name="T2"> </text:span><text:span text:style-name="T2">and</text:span><text:span text:style-name="T2"> </text:span><text:span text:style-name="T2">length</text:span></text:p>
      <text:p text:style-name="P1"/>
      <text:p text:style-name="P1"/>
      <table:table table:name="Table41" table:style-name="Table41">
        <table:table-column table:style-name="Table41.A" table:number-columns-repeated="2"/>
        <table:table-row>
          <table:table-cell table:style-name="Table41.A1" office:value-type="string">
            <text:p text:style-name="P11">Name</text:p>
          </table:table-cell>
          <table:table-cell table:style-name="Table41.A1" office:value-type="string">
            <text:p text:style-name="P11">Description</text:p>
          </table:table-cell>
        </table:table-row>
        <text:soft-page-break/>
        <table:table-row>
          <table:table-cell table:style-name="Table41.A1" office:value-type="string">
            <text:p text:style-name="P9"><text:span text:style-name="T9">n</text:span><text:span text:style-name="T9">/</text:span><text:span text:style-name="T9">a</text:span></text:p>
          </table:table-cell>
          <table:table-cell table:style-name="Table41.A1" office:value-type="string">
            <text:p text:style-name="P10"/>
          </table:table-cell>
        </table:table-row>
      </table:table>
      <text:p text:style-name="P1"/>
      <text:p text:style-name="P1"/>
      <text:h text:style-name="P49" text:outline-level="10"><text:bookmark text:name="h.g22x8cfboukl"/>Responses - XML</text:h>
      <text:p text:style-name="P21"/>
      <table:table table:name="Table42" table:style-name="Table42">
        <table:table-column table:style-name="Table42.A"/>
        <table:table-row>
          <table:table-cell table:style-name="Table42.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dataObject</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text:span></text:p>
            <text:p text:style-name="P22"><text:span text:style-name="T11"><text:tab/></text:span><text:span text:style-name="T11">collectionId</text:span><text:span text:style-name="T11">="614201" </text:span><text:span text:style-name="T11">id</text:span><text:span text:style-name="T11">="614202"&gt;</text:span></text:p>
            <text:p text:style-name="P22"><text:span text:style-name="T11"><text:tab/>&lt;</text:span><text:span text:style-name="T11">checksum</text:span><text:span text:style-name="T11"> /&gt;</text:span></text:p>
            <text:p text:style-name="P22"><text:span text:style-name="T11"><text:tab/>&lt;</text:span><text:span text:style-name="T11">collectionName</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p>
            <text:p text:style-name="P22"><text:span text:style-name="T11"><text:tab/>&lt;/</text:span><text:span text:style-name="T11">collectionName</text:span><text:span text:style-name="T11">&gt;</text:span></text:p>
            <text:p text:style-name="P22"><text:span text:style-name="T11"><text:tab/>&lt;</text:span><text:span text:style-name="T11">comments</text:span><text:span text:style-name="T11"> /&gt;</text:span></text:p>
            <text:p text:style-name="P22"><text:span text:style-name="T11"><text:tab/>&lt;</text:span><text:span text:style-name="T11">createdAt</text:span><text:span text:style-name="T11">&gt;2014-01-06</text:span><text:span text:style-name="T11">T</text:span><text:span text:style-name="T11">03:58:35-05:00&lt;/</text:span><text:span text:style-name="T11">createdAt</text:span><text:span text:style-name="T11">&gt;</text:span></text:p>
            <text:p text:style-name="P22"><text:span text:style-name="T11"><text:tab/>&lt;</text:span><text:span text:style-name="T11">dataMapId</text:span><text:span text:style-name="T11">&gt;0&lt;/</text:span><text:span text:style-name="T11">dataMapId</text:span><text:span text:style-name="T11">&gt;</text:span></text:p>
            <text:p text:style-name="P22"><text:span text:style-name="T11"><text:tab/>&lt;</text:span><text:span text:style-name="T11">dataName</text:span><text:span text:style-name="T11">&gt;</text:span><text:span text:style-name="T11">testGetDataObjectDataXML</text:span><text:span text:style-name="T11">.</text:span><text:span text:style-name="T11">dat</text:span><text:span text:style-name="T11">&lt;/</text:span><text:span text:style-name="T11">dataName</text:span><text:span text:style-name="T11">&gt;</text:span></text:p>
            <text:p text:style-name="P22"><text:span text:style-name="T11"><text:tab/>&lt;</text:span><text:span text:style-name="T11">dataOwnerName</text:span><text:span text:style-name="T11">&gt;</text:span><text:span text:style-name="T11">test</text:span><text:span text:style-name="T11">1&lt;/</text:span><text:span text:style-name="T11">dataOwnerName</text:span><text:span text:style-name="T11">&gt;</text:span></text:p>
            <text:p text:style-name="P22"><text:span text:style-name="T11"><text:tab/>&lt;</text:span><text:span text:style-name="T11">dataOwnerZone</text:span><text:span text:style-name="T11">&gt;</text:span><text:span text:style-name="T11">fedZone</text:span><text:span text:style-name="T11">1&lt;/</text:span><text:span text:style-name="T11">dataOwnerZone</text:span><text:span text:style-name="T11">&gt;</text:span></text:p>
            <text:p text:style-name="P22"><text:span text:style-name="T11"><text:tab/>&lt;</text:span><text:span text:style-name="T11">dataPath</text:span><text:span text:style-name="T11">&gt;/</text:span><text:span text:style-name="T11">opt</text:span><text:span text:style-name="T11">/</text:span><text:span text:style-name="T11">iRODS</text:span><text:span text:style-name="T11">/</text:span><text:span text:style-name="T11">iRODS</text:span><text:span text:style-name="T11">3.3/</text:span><text:span text:style-name="T11">Vault</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DataObjectServiceTest</text:span><text:span text:style-name="T11">/</text:span><text:span text:style-name="T11">testGetDataObjectDataXML</text:span><text:span text:style-name="T11">.</text:span><text:span text:style-name="T11">dat</text:span></text:p>
            <text:p text:style-name="P22"><text:span text:style-name="T11"><text:tab/>&lt;/</text:span><text:span text:style-name="T11">dataPath</text:span><text:span text:style-name="T11">&gt;</text:span></text:p>
            <text:p text:style-name="P22"><text:span text:style-name="T11"><text:tab/>&lt;</text:span><text:span text:style-name="T11">dataReplicationNumber</text:span><text:span text:style-name="T11">&gt;0&lt;/</text:span><text:span text:style-name="T11">dataReplicationNumber</text:span><text:span text:style-name="T11">&gt;</text:span></text:p>
            <text:p text:style-name="P22"><text:span text:style-name="T11"><text:tab/>&lt;</text:span><text:span text:style-name="T11">dataSize</text:span><text:span text:style-name="T11">&gt;1&lt;/</text:span><text:span text:style-name="T11">dataSize</text:span><text:span text:style-name="T11">&gt;</text:span></text:p>
            <text:p text:style-name="P22"><text:span text:style-name="T11"><text:tab/>&lt;</text:span><text:span text:style-name="T11">dataStatus</text:span><text:span text:style-name="T11"> /&gt;</text:span></text:p>
            <text:p text:style-name="P22"><text:span text:style-name="T11"><text:tab/>&lt;</text:span><text:span text:style-name="T11">dataTypeName</text:span><text:span text:style-name="T11">&gt;</text:span><text:span text:style-name="T11">generic</text:span><text:span text:style-name="T11">&lt;/</text:span><text:span text:style-name="T11">dataTypeName</text:span><text:span text:style-name="T11">&gt;</text:span></text:p>
            <text:p text:style-name="P22"><text:span text:style-name="T11"><text:tab/>&lt;</text:span><text:span text:style-name="T11">dataVersion</text:span><text:span text:style-name="T11">&gt;0&lt;/</text:span><text:span text:style-name="T11">dataVersion</text:span><text:span text:style-name="T11">&gt;</text:span></text:p>
            <text:p text:style-name="P22"><text:span text:style-name="T11"><text:tab/>&lt;</text:span><text:span text:style-name="T11">expiry</text:span><text:span text:style-name="T11"> /&gt;</text:span></text:p>
            <text:p text:style-name="P22"><text:span text:style-name="T11"><text:tab/>&lt;</text:span><text:span text:style-name="T11">objectPath</text:span><text:span text:style-name="T11"> /&gt;</text:span></text:p>
            <text:p text:style-name="P22"><text:span text:style-name="T11"><text:tab/>&lt;</text:span><text:span text:style-name="T11">replicationStatus</text:span><text:span text:style-name="T11">&gt;1&lt;/</text:span><text:span text:style-name="T11">replicationStatus</text:span><text:span text:style-name="T11">&gt;</text:span></text:p>
            <text:p text:style-name="P22"><text:span text:style-name="T11"><text:tab/>&lt;</text:span><text:span text:style-name="T11">resourceGroupName</text:span><text:span text:style-name="T11"> /&gt;</text:span></text:p>
            <text:p text:style-name="P22"><text:span text:style-name="T11"><text:tab/>&lt;</text:span><text:span text:style-name="T11">resourceName</text:span><text:span text:style-name="T11">&gt;</text:span><text:span text:style-name="T11">test</text:span><text:span text:style-name="T11">1-</text:span><text:span text:style-name="T11">resc</text:span><text:span text:style-name="T11">&lt;/</text:span><text:span text:style-name="T11">resourceName</text:span><text:span text:style-name="T11">&gt;</text:span></text:p>
            <text:p text:style-name="P22"><text:soft-page-break/><text:span text:style-name="T11"><text:tab/>&lt;</text:span><text:span text:style-name="T11">specColType</text:span><text:span text:style-name="T11">&gt;</text:span><text:span text:style-name="T11">NORMAL</text:span><text:span text:style-name="T11">&lt;/</text:span><text:span text:style-name="T11">specColType</text:span><text:span text:style-name="T11">&gt;</text:span></text:p>
            <text:p text:style-name="P22"><text:span text:style-name="T11"><text:tab/>&lt;</text:span><text:span text:style-name="T11">updatedAt</text:span><text:span text:style-name="T11">&gt;2014-01-06</text:span><text:span text:style-name="T11">T</text:span><text:span text:style-name="T11">03:58:35-05:00&lt;/</text:span><text:span text:style-name="T11">updatedAt</text:span><text:span text:style-name="T11">&gt;</text:span></text:p>
            <text:p text:style-name="P22"><text:span text:style-name="T11">&lt;/</text:span><text:span text:style-name="T11">ns</text:span><text:span text:style-name="T11">2:</text:span><text:span text:style-name="T11">dataObject</text:span><text:span text:style-name="T11">&gt;</text:span></text:p>
          </table:table-cell>
        </table:table-row>
      </table:table>
      <text:h text:style-name="P49" text:outline-level="10"><text:bookmark text:name="h.igd7vlx4jue6"/></text:h>
      <text:h text:style-name="P49" text:outline-level="10"><text:bookmark text:name="h.o92dl7ikxwqb"/>Responses - JSON</text:h>
      <text:p text:style-name="P1"/>
      <table:table table:name="Table43" table:style-name="Table43">
        <table:table-column table:style-name="Table43.A"/>
        <table:table-row>
          <table:table-cell table:style-name="Table43.A1" office:value-type="string">
            <text:p text:style-name="P16">{</text:p>
            <text:p text:style-name="P9"><text:span text:style-name="T15"><text:s text:c="3"/></text:span><text:span text:style-name="T19">"</text:span><text:span text:style-name="T19">id</text:span><text:span text:style-name="T19">"</text:span><text:span text:style-name="T21">:</text:span><text:span text:style-name="T15">614206</text:span><text:span text:style-name="T21">,</text:span></text:p>
            <text:p text:style-name="P9"><text:span text:style-name="T15"><text:s text:c="3"/></text:span><text:span text:style-name="T19">"</text:span><text:span text:style-name="T19">collectionId</text:span><text:span text:style-name="T19">"</text:span><text:span text:style-name="T21">:</text:span><text:span text:style-name="T15">614205</text:span><text:span text:style-name="T21">,</text:span></text:p>
            <text:p text:style-name="P9"><text:span text:style-name="T15"><text:s text:c="3"/></text:span><text:span text:style-name="T19">"</text:span><text:span text:style-name="T19">dataName</text:span><text:span text:style-name="T19">"</text:span><text:span text:style-name="T21">:</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collectionName</text:span><text:span text:style-name="T19">"</text:span><text:span text:style-name="T21">:</text:span><text:span text:style-name="T15">"/</text:span><text:span text:style-name="T15">fedZone</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21">,</text:span></text:p>
            <text:p text:style-name="P9"><text:span text:style-name="T15"><text:s text:c="3"/></text:span><text:span text:style-name="T19">"</text:span><text:span text:style-name="T19">dataReplicationNumber</text:span><text:span text:style-name="T19">"</text:span><text:span text:style-name="T21">:</text:span><text:span text:style-name="T15">0</text:span><text:span text:style-name="T21">,</text:span></text:p>
            <text:p text:style-name="P9"><text:span text:style-name="T15"><text:s text:c="3"/></text:span><text:span text:style-name="T19">"</text:span><text:span text:style-name="T19">dataVersion</text:span><text:span text:style-name="T19">"</text:span><text:span text:style-name="T21">:</text:span><text:span text:style-name="T15">0</text:span><text:span text:style-name="T21">,</text:span></text:p>
            <text:p text:style-name="P9"><text:span text:style-name="T15"><text:s text:c="3"/></text:span><text:span text:style-name="T19">"</text:span><text:span text:style-name="T19">dataTypeName</text:span><text:span text:style-name="T19">"</text:span><text:span text:style-name="T21">:</text:span><text:span text:style-name="T15">"</text:span><text:span text:style-name="T15">generic</text:span><text:span text:style-name="T15">"</text:span><text:span text:style-name="T21">,</text:span></text:p>
            <text:p text:style-name="P9"><text:span text:style-name="T15"><text:s text:c="3"/></text:span><text:span text:style-name="T19">"</text:span><text:span text:style-name="T19">dataSize</text:span><text:span text:style-name="T19">"</text:span><text:span text:style-name="T21">:</text:span><text:span text:style-name="T15">1</text:span><text:span text:style-name="T21">,</text:span></text:p>
            <text:p text:style-name="P9"><text:span text:style-name="T15"><text:s text:c="3"/></text:span><text:span text:style-name="T19">"</text:span><text:span text:style-name="T19">resourceGroupName</text:span><text:span text:style-name="T19">"</text:span><text:span text:style-name="T21">:</text:span><text:span text:style-name="T15">""</text:span><text:span text:style-name="T21">,</text:span></text:p>
            <text:p text:style-name="P9"><text:span text:style-name="T15"><text:s text:c="3"/></text:span><text:span text:style-name="T19">"</text:span><text:span text:style-name="T19">resourceName</text:span><text:span text:style-name="T19">"</text:span><text:span text:style-name="T21">:</text:span><text:span text:style-name="T15">"</text:span><text:span text:style-name="T15">test</text:span><text:span text:style-name="T15">1-</text:span><text:span text:style-name="T15">resc</text:span><text:span text:style-name="T15">"</text:span><text:span text:style-name="T21">,</text:span></text:p>
            <text:p text:style-name="P9"><text:span text:style-name="T15"><text:s text:c="3"/></text:span><text:span text:style-name="T19">"</text:span><text:span text:style-name="T19">dataPath</text:span><text:span text:style-name="T19">"</text:span><text:span text:style-name="T21">:</text:span><text:span text:style-name="T15">"/</text:span><text:span text:style-name="T15">opt</text:span><text:span text:style-name="T15">/</text:span><text:span text:style-name="T15">iRODS</text:span><text:span text:style-name="T15">/</text:span><text:span text:style-name="T15">iRODS</text:span><text:span text:style-name="T15">3.3/</text:span><text:span text:style-name="T15">Vault</text:span><text:span text:style-name="T15">1/</text:span><text:span text:style-name="T15">home</text:span><text:span text:style-name="T15">/</text:span><text:span text:style-name="T15">test</text:span><text:span text:style-name="T15">1/</text:span><text:span text:style-name="T15">jargon</text:span><text:span text:style-name="T15">-</text:span><text:span text:style-name="T15">scratch</text:span><text:span text:style-name="T15">/</text:span><text:span text:style-name="T15">RestDataObjectServiceTest</text:span><text:span text:style-name="T15">/</text:span><text:span text:style-name="T15">testFindByAbsolutePath</text:span><text:span text:style-name="T15">.</text:span><text:span text:style-name="T15">dat</text:span><text:span text:style-name="T15">"</text:span><text:span text:style-name="T21">,</text:span></text:p>
            <text:p text:style-name="P9"><text:span text:style-name="T15"><text:s text:c="3"/></text:span><text:span text:style-name="T19">"</text:span><text:span text:style-name="T19">dataOwnerName</text:span><text:span text:style-name="T19">"</text:span><text:span text:style-name="T21">:</text:span><text:span text:style-name="T15">"</text:span><text:span text:style-name="T15">test</text:span><text:span text:style-name="T15">1"</text:span><text:span text:style-name="T21">,</text:span></text:p>
            <text:p text:style-name="P9"><text:span text:style-name="T15"><text:s text:c="3"/></text:span><text:span text:style-name="T19">"</text:span><text:span text:style-name="T19">dataOwnerZone</text:span><text:span text:style-name="T19">"</text:span><text:span text:style-name="T21">:</text:span><text:span text:style-name="T15">"</text:span><text:span text:style-name="T15">fedZone</text:span><text:span text:style-name="T15">1"</text:span><text:span text:style-name="T21">,</text:span></text:p>
            <text:p text:style-name="P9"><text:span text:style-name="T15"><text:s text:c="3"/></text:span><text:span text:style-name="T19">"</text:span><text:span text:style-name="T19">replicationStatus</text:span><text:span text:style-name="T19">"</text:span><text:span text:style-name="T21">:</text:span><text:span text:style-name="T15">"1"</text:span><text:span text:style-name="T21">,</text:span></text:p>
            <text:p text:style-name="P9"><text:span text:style-name="T15"><text:s text:c="3"/></text:span><text:span text:style-name="T19">"</text:span><text:span text:style-name="T19">dataStatus</text:span><text:span text:style-name="T19">"</text:span><text:span text:style-name="T21">:</text:span><text:span text:style-name="T15">""</text:span><text:span text:style-name="T21">,</text:span></text:p>
            <text:p text:style-name="P9"><text:span text:style-name="T15"><text:s text:c="3"/></text:span><text:span text:style-name="T19">"</text:span><text:span text:style-name="T19">checksum</text:span><text:span text:style-name="T19">"</text:span><text:span text:style-name="T21">:</text:span><text:span text:style-name="T15">""</text:span><text:span text:style-name="T21">,</text:span></text:p>
            <text:p text:style-name="P9"><text:span text:style-name="T15"><text:s text:c="3"/></text:span><text:span text:style-name="T19">"</text:span><text:span text:style-name="T19">expiry</text:span><text:span text:style-name="T19">"</text:span><text:span text:style-name="T21">:</text:span><text:span text:style-name="T15">""</text:span><text:span text:style-name="T21">,</text:span></text:p>
            <text:p text:style-name="P9"><text:span text:style-name="T15"><text:s text:c="3"/></text:span><text:span text:style-name="T19">"</text:span><text:span text:style-name="T19">dataMapId</text:span><text:span text:style-name="T19">"</text:span><text:span text:style-name="T21">:</text:span><text:span text:style-name="T15">0</text:span><text:span text:style-name="T21">,</text:span></text:p>
            <text:p text:style-name="P9"><text:span text:style-name="T15"><text:s text:c="3"/></text:span><text:span text:style-name="T19">"</text:span><text:span text:style-name="T19">comments</text:span><text:span text:style-name="T19">"</text:span><text:span text:style-name="T21">:</text:span><text:span text:style-name="T15">""</text:span><text:span text:style-name="T21">,</text:span></text:p>
            <text:p text:style-name="P9"><text:span text:style-name="T15"><text:s text:c="3"/></text:span><text:span text:style-name="T19">"</text:span><text:span text:style-name="T19">cre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updatedAt</text:span><text:span text:style-name="T19">"</text:span><text:span text:style-name="T21">:</text:span><text:span text:style-name="T15">1388998844000</text:span><text:span text:style-name="T21">,</text:span></text:p>
            <text:p text:style-name="P9"><text:span text:style-name="T15"><text:s text:c="3"/></text:span><text:span text:style-name="T19">"</text:span><text:span text:style-name="T19">specColType</text:span><text:span text:style-name="T19">"</text:span><text:span text:style-name="T21">:</text:span><text:span text:style-name="T15">"</text:span><text:span text:style-name="T15">NORMAL</text:span><text:span text:style-name="T15">"</text:span><text:span text:style-name="T21">,</text:span></text:p>
            <text:p text:style-name="P9"><text:span text:style-name="T15"><text:s text:c="3"/></text:span><text:span text:style-name="T19">"</text:span><text:span text:style-name="T19">objectPath</text:span><text:span text:style-name="T19">"</text:span><text:span text:style-name="T21">:</text:span><text:span text:style-name="T15">""</text:span></text:p>
            <text:p text:style-name="P16">}</text:p>
          </table:table-cell>
        </table:table-row>
      </table:table>
      <text:p text:style-name="P1"/>
      <text:p text:style-name="P21"/>
      <text:p text:style-name="P21"/>
      <text:p text:style-name="P21"/>
      <text:p text:style-name="P21"/>
      <text:p text:style-name="P21"/>
      <text:p text:style-name="P21"/>
      <text:p text:style-name="P21"/>
      <text:h text:style-name="P44" text:outline-level="10"><text:bookmark text:name="h.cql3m8xocme6"/>Operations on Data Object AVU Metadata</text:h>
      <text:p text:style-name="P5"/>
      <text:p text:style-name="P5">The following operations apply to the AVU sub-resource of an iRODS data objects, and represents AVU metadata attached to the given data object</text:p>
      <text:p text:style-name="P5"><text:soft-page-break/></text:p>
      <text:h text:style-name="P40" text:outline-level="10"><text:bookmark text:name="h.i3imbmhshlkb"/>Get Data Object AVU Metadata</text:h>
      <text:p text:style-name="P5"/>
      <text:h text:style-name="P54" text:outline-level="10"><text:bookmark text:name="h.6mc729wgggxh"/>Description</text:h>
      <text:p text:style-name="P5"/>
      <text:p text:style-name="P5">This GET operation will retrieve the AVU metadata associated with an iRODS data object</text:p>
      <text:p text:style-name="P5"/>
      <text:h text:style-name="P54" text:outline-level="10"><text:bookmark text:name="h.3z01dmbbpjcw"/>Requests</text:h>
      <text:p text:style-name="P5"/>
      <text:h text:style-name="P50" text:outline-level="10"><text:bookmark text:name="h.dcpmgiqhuhju"/>Syntax</text:h>
      <text:p text:style-name="P5"/>
      <text:p text:style-name="P5">GET /dataObject/<text:span text:style-name="T2">irodsabsolutepathtodataobject</text:span><text:span text:style-name="T2">.</text:span><text:span text:style-name="T2">extension</text:span>/metadata</text:p>
      <text:h text:style-name="P50" text:outline-level="10"><text:bookmark text:name="h.x1mon766x3mm"/>Request Parameters</text:h>
      <text:p text:style-name="P5"/>
      <text:p text:style-name="P5"/>
      <table:table table:name="Table44" table:style-name="Table44">
        <table:table-column table:style-name="Table44.A" table:number-columns-repeated="2"/>
        <table:table-row>
          <table:table-cell table:style-name="Table44.A1" office:value-type="string">
            <text:p text:style-name="P11">Name</text:p>
          </table:table-cell>
          <table:table-cell table:style-name="Table44.A1" office:value-type="string">
            <text:p text:style-name="P11">Description</text:p>
          </table:table-cell>
        </table:table-row>
        <table:table-row>
          <table:table-cell table:style-name="Table44.A1" office:value-type="string">
            <text:p text:style-name="P9"><text:span text:style-name="T9">n</text:span><text:span text:style-name="T9">/</text:span><text:span text:style-name="T9">a</text:span></text:p>
          </table:table-cell>
          <table:table-cell table:style-name="Table44.A1" office:value-type="string">
            <text:p text:style-name="P10"/>
          </table:table-cell>
        </table:table-row>
      </table:table>
      <text:p text:style-name="P5"/>
      <text:h text:style-name="P50" text:outline-level="10"><text:bookmark text:name="h.448je93n697k"/>Responses - XML</text:h>
      <text:p text:style-name="P21"/>
      <table:table table:name="Table45" table:style-name="Table45">
        <table:table-column table:style-name="Table45.A"/>
        <table:table-row>
          <table:table-cell table:style-name="Table45.A1" office:value-type="string">
            <text:p text:style-name="P19"><text:span text:style-name="T12">&lt;</text:span><text:span text:style-name="T12">ns</text:span><text:span text:style-name="T12">2:</text:span><text:span text:style-name="T12">metadataListing</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 </text:span><text:span text:style-name="T12">objectType</text:span><text:span text:style-name="T12">="</text:span><text:span text:style-name="T12">DATA</text:span><text:span text:style-name="T12">_</text:span><text:span text:style-name="T12">OBJECT</text:span><text:span text:style-name="T12">"&gt;</text:span></text:p>
            <text:p text:style-name="P8"><text:span text:style-name="T12">&lt;</text:span><text:span text:style-name="T12">metadataEntries</text:span><text:span text:style-name="T12"> </text:span><text:span text:style-name="T12">count</text:span><text:span text:style-name="T12">="1" </text:span><text:span text:style-name="T12">lastResult</text:span><text:span text:style-name="T12">="</text:span><text:span text:style-name="T12">true</text:span><text:span text:style-name="T12">" </text:span><text:span text:style-name="T12">totalRecords</text:span><text:span text:style-name="T12">="0"&gt;</text:span></text:p>
            <text:p text:style-name="P31"><text:span text:style-name="T12">&lt;</text:span><text:span text:style-name="T12">attribute</text:span><text:span text:style-name="T12">&gt;</text:span><text:span text:style-name="T12">attr</text:span><text:span text:style-name="T12">1&lt;/</text:span><text:span text:style-name="T12">attribute</text:span><text:span text:style-name="T12">&gt;</text:span></text:p>
            <text:p text:style-name="P31"><text:span text:style-name="T12">&lt;</text:span><text:span text:style-name="T12">unit</text:span><text:span text:style-name="T12">&gt;</text:span><text:span text:style-name="T12">unit</text:span><text:span text:style-name="T12">1&lt;/</text:span><text:span text:style-name="T12">unit</text:span><text:span text:style-name="T12">&gt;</text:span></text:p>
            <text:p text:style-name="P31"><text:span text:style-name="T12">&lt;</text:span><text:span text:style-name="T12">value</text:span><text:span text:style-name="T12">&gt;</text:span><text:span text:style-name="T12">val</text:span><text:span text:style-name="T12">1&lt;/</text:span><text:span text:style-name="T12">value</text:span><text:span text:style-name="T12">&gt;</text:span></text:p>
            <text:p text:style-name="P8"><text:span text:style-name="T12">&lt;/</text:span><text:span text:style-name="T12">metadataEntries</text:span><text:span text:style-name="T12">&gt;</text:span></text:p>
            <text:p text:style-name="P8"><text:span text:style-name="T12">&lt;</text:span><text:span text:style-name="T12">uniqueNameString</text:span><text:span text:style-name="T12">&gt;</text:span><text:span text:style-name="T12">fedZone</text:span><text:span text:style-name="T12">1/</text:span><text:span text:style-name="T12">home</text:span><text:span text:style-name="T12">/</text:span><text:span text:style-name="T12">rods</text:span><text:span text:style-name="T12">/</text:span><text:span text:style-name="T12">shared</text:span><text:span text:style-name="T12">&lt;/</text:span><text:span text:style-name="T12">uniqueNameString</text:span><text:span text:style-name="T12">&gt;</text:span></text:p>
            <text:p text:style-name="P22"><text:span text:style-name="T14">&lt;/</text:span><text:span text:style-name="T14">ns</text:span><text:span text:style-name="T14">2:</text:span><text:span text:style-name="T14">metadataListing</text:span><text:span text:style-name="T14">&gt;</text:span></text:p>
            <text:p text:style-name="P23"/>
          </table:table-cell>
        </table:table-row>
      </table:table>
      <text:h text:style-name="P50" text:outline-level="10"><text:bookmark text:name="h.3nb7vpezr1th"/></text:h>
      <text:h text:style-name="P50" text:outline-level="10"><text:bookmark text:name="h.unxzdoocjzau"/>Responses - JSON</text:h>
      <text:p text:style-name="P5"/>
      <text:p text:style-name="P5"><text:soft-page-break/></text:p>
      <table:table table:name="Table46" table:style-name="Table46">
        <table:table-column table:style-name="Table46.A"/>
        <table:table-row>
          <table:table-cell table:style-name="Table46.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p text:style-name="P5"/>
      <text:p text:style-name="P21"/>
      <text:p text:style-name="P21"/>
      <text:p text:style-name="P21"/>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2" text:outline-level="10"><text:bookmark text:name="h.aighoedi8xt3"/>Add Data Object AVU Metadata</text:h>
      <text:p text:style-name="P5"/>
      <text:h text:style-name="P54" text:outline-level="10"><text:bookmark text:name="h.nubj1isnym74"/>Description</text:h>
      <text:p text:style-name="P5"/>
      <text:p text:style-name="P5">This PUT operation will bulk add the provided AVU metadata associated with an iRODS data object.</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4" text:outline-level="10"><text:bookmark text:name="h.yecd0fs8fbai"/>Requests</text:h>
      <text:p text:style-name="P5"/>
      <text:h text:style-name="P50" text:outline-level="10"><text:bookmark text:name="h.6n8k0l5nwd4r"/>Syntax</text:h>
      <text:p text:style-name="P5"/>
      <text:p text:style-name="P5">PUT /dataObject/<text:span text:style-name="T2">irodsabsolutepathtodataobject</text:span><text:span text:style-name="T2">.</text:span><text:span text:style-name="T2">extension</text:span>/metadata</text:p>
      <text:h text:style-name="P50" text:outline-level="10"><text:bookmark text:name="h.ttg8p0efojzu"/>Request Parameters</text:h>
      <text:p text:style-name="P5"/>
      <text:p text:style-name="P5"/>
      <table:table table:name="Table47" table:style-name="Table47">
        <table:table-column table:style-name="Table47.A" table:number-columns-repeated="2"/>
        <table:table-row>
          <table:table-cell table:style-name="Table47.A1" office:value-type="string">
            <text:p text:style-name="P11">Name</text:p>
          </table:table-cell>
          <table:table-cell table:style-name="Table47.A1" office:value-type="string">
            <text:p text:style-name="P11">Description</text:p>
          </table:table-cell>
        </table:table-row>
        <table:table-row>
          <table:table-cell table:style-name="Table47.A1" office:value-type="string">
            <text:p text:style-name="P9"><text:span text:style-name="T9">n</text:span><text:span text:style-name="T9">/</text:span><text:span text:style-name="T9">a</text:span></text:p>
          </table:table-cell>
          <table:table-cell table:style-name="Table47.A1" office:value-type="string">
            <text:p text:style-name="P10"/>
          </table:table-cell>
        </table:table-row>
      </table:table>
      <text:p text:style-name="P5"/>
      <text:h text:style-name="P50" text:outline-level="10"><text:bookmark text:name="h.idl50tq1vaab"/>Request Body - XML</text:h>
      <text:p text:style-name="P21"/>
      <table:table table:name="Table48" table:style-name="Table48">
        <table:table-column table:style-name="Table48.A"/>
        <table:table-row>
          <table:table-cell table:style-name="Table4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oft-page-break/><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0" text:outline-level="10"><text:bookmark text:name="h.b9qt4v2fo4q3"/></text:h>
      <text:h text:style-name="P50" text:outline-level="10"><text:bookmark text:name="h.5i822csjhusp"/>Request Body - JSON</text:h>
      <text:p text:style-name="P5"/>
      <text:p text:style-name="P5"/>
      <table:table table:name="Table49" table:style-name="Table49">
        <table:table-column table:style-name="Table49.A"/>
        <table:table-row>
          <table:table-cell table:style-name="Table49.A1" office:value-type="string">
            <text:p text:style-name="Standard">{"metadataEntries":</text:p>
            <text:p text:style-name="Standard">[{"attribute":"testBulkAddCollectionAVUJsonAttr1","value":"testBulkAddCollectionAVUJsonValue1","unit":"testBulkAddCollectionAVUJsonUnit1"},</text:p>
            <text:p text:style-name="Standard">{"attribute":"testBulkAddCollectionAVUJsonAttr2","value":"testBulkAddCollectionAVUJsonValue2","unit":"testBulkAddCollectionAVUJsonUnit2"}]}</text:p>
            <text:p text:style-name="Standard"/>
            <text:p text:style-name="Text_20_body"><text:line-break/></text:p>
          </table:table-cell>
        </table:table-row>
      </table:table>
      <text:h text:style-name="P50" text:outline-level="10"><text:bookmark text:name="h.t02sgg1702oc"/></text:h>
      <text:h text:style-name="P50" text:outline-level="10"><text:bookmark text:name="h.odunr9x9pbzz"/>Responses - XML</text:h>
      <text:p text:style-name="P21"/>
      <table:table table:name="Table50" table:style-name="Table50">
        <table:table-column table:style-name="Table50.A"/>
        <table:table-row>
          <table:table-cell table:style-name="Table50.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0" text:outline-level="10"><text:bookmark text:name="h.z3scy0esw5kl"/></text:h>
      <text:h text:style-name="P50" text:outline-level="10"><text:bookmark text:name="h.3l9us9fke5uh"/>Responses - JSON</text:h>
      <text:p text:style-name="P5"/>
      <text:p text:style-name="P5"/>
      <table:table table:name="Table51" table:style-name="Table51">
        <table:table-column table:style-name="Table51.A"/>
        <table:table-row>
          <table:table-cell table:style-name="Table51.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p text:style-name="P5"/>
      <text:p text:style-name="P5"/>
      <text:h text:style-name="P40" text:outline-level="10"><text:bookmark text:name="h.pafgpd32bmfv"/>Delete Data Object AVU Metadata</text:h>
      <text:p text:style-name="P5"/>
      <text:h text:style-name="P54" text:outline-level="10"><text:bookmark text:name="h.90ps3d5l4d11"/><text:soft-page-break/>Description</text:h>
      <text:p text:style-name="P5"/>
      <text:p text:style-name="P5">This POST operation will bulk delete the provided AVU metadata associated with an iRODS data object. <text:s/>POST is used here as an HTTP DELETE action cannot have a body.</text:p>
      <text:p text:style-name="P5"/>
      <text:p text:style-name="P5">This bulk operation requires a request body in XML or JSON, as AVU metadata is too large and complex for proper expression as a URL or parameter. <text:s/>This bulk mode also is more efficient for larger amounts of metadata, requiring fewer round trips.</text:p>
      <text:p text:style-name="P5"/>
      <text:p text:style-name="P5">Note that the response will detail the disposition, and any errors that occurred for individual AVU values.</text:p>
      <text:p text:style-name="P5"/>
      <text:h text:style-name="P54" text:outline-level="10"><text:bookmark text:name="h.is5xugdbyslx"/>Requests</text:h>
      <text:p text:style-name="P5"/>
      <text:h text:style-name="P50" text:outline-level="10"><text:bookmark text:name="h.qzc09lknxsrj"/>Syntax</text:h>
      <text:p text:style-name="P5"/>
      <text:p text:style-name="P5">POST /dataObject/<text:span text:style-name="T2">irodsabsolutepathtodataobject</text:span><text:span text:style-name="T2">.</text:span><text:span text:style-name="T2">extension</text:span>/metadata</text:p>
      <text:h text:style-name="P50" text:outline-level="10"><text:bookmark text:name="h.gq38lbj8y02"/>Request Parameters</text:h>
      <text:p text:style-name="P5"/>
      <text:p text:style-name="P5"/>
      <table:table table:name="Table52" table:style-name="Table52">
        <table:table-column table:style-name="Table52.A" table:number-columns-repeated="2"/>
        <table:table-row>
          <table:table-cell table:style-name="Table52.A1" office:value-type="string">
            <text:p text:style-name="P11">Name</text:p>
          </table:table-cell>
          <table:table-cell table:style-name="Table52.A1" office:value-type="string">
            <text:p text:style-name="P11">Description</text:p>
          </table:table-cell>
        </table:table-row>
        <table:table-row>
          <table:table-cell table:style-name="Table52.A1" office:value-type="string">
            <text:p text:style-name="P9"><text:span text:style-name="T9">n</text:span><text:span text:style-name="T9">/</text:span><text:span text:style-name="T9">a</text:span></text:p>
          </table:table-cell>
          <table:table-cell table:style-name="Table52.A1" office:value-type="string">
            <text:p text:style-name="P10"/>
          </table:table-cell>
        </table:table-row>
      </table:table>
      <text:p text:style-name="P5"/>
      <text:h text:style-name="P50" text:outline-level="10"><text:bookmark text:name="h.xxm2e1iczfjx"/>Request Body - XML</text:h>
      <text:p text:style-name="P21"/>
      <table:table table:name="Table53" table:style-name="Table53">
        <table:table-column table:style-name="Table53.A"/>
        <table:table-row>
          <table:table-cell table:style-name="Table53.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metadataOperation</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1&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1&lt;/</text:span><text:span text:style-name="T11">unit</text:span><text:span text:style-name="T11">&gt;</text:span></text:p>
            <text:p text:style-name="P22"><text:span text:style-name="T11"><text:tab/><text:tab/>&lt;</text:span><text:span text:style-name="T11">value</text:span><text:span text:style-name="T11">&gt;</text:span><text:span text:style-name="T11">testBulkAddCollectionAVUSendXMLValue</text:span><text:span text:style-name="T11">1&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text:tab/>&lt;</text:span><text:span text:style-name="T11">metadataEntries</text:span><text:span text:style-name="T11">&gt;</text:span></text:p>
            <text:p text:style-name="P22"><text:span text:style-name="T11"><text:tab/><text:tab/>&lt;</text:span><text:span text:style-name="T11">attribute</text:span><text:span text:style-name="T11">&gt;</text:span><text:span text:style-name="T11">testBulkAddCollectionAVUSendXMLAttr</text:span><text:span text:style-name="T11">2&lt;/</text:span><text:span text:style-name="T11">attribute</text:span><text:span text:style-name="T11">&gt;</text:span></text:p>
            <text:p text:style-name="P22"><text:span text:style-name="T11"><text:tab/><text:tab/>&lt;</text:span><text:span text:style-name="T11">unit</text:span><text:span text:style-name="T11">&gt;</text:span><text:span text:style-name="T11">testBulkAddCollectionAVUSendXMLUnit</text:span><text:span text:style-name="T11">2&lt;/</text:span><text:span text:style-name="T11">unit</text:span><text:span text:style-name="T11">&gt;</text:span></text:p>
            <text:p text:style-name="P22"><text:soft-page-break/><text:span text:style-name="T11"><text:tab/><text:tab/>&lt;</text:span><text:span text:style-name="T11">value</text:span><text:span text:style-name="T11">&gt;</text:span><text:span text:style-name="T11">testBulkAddCollectionAVUSendXMLValue</text:span><text:span text:style-name="T11">2&lt;/</text:span><text:span text:style-name="T11">value</text:span><text:span text:style-name="T11">&gt;</text:span></text:p>
            <text:p text:style-name="P22"><text:span text:style-name="T11"><text:tab/>&lt;/</text:span><text:span text:style-name="T11">metadataEntries</text:span><text:span text:style-name="T11">&gt;</text:span></text:p>
            <text:p text:style-name="P22"><text:span text:style-name="T11">&lt;/</text:span><text:span text:style-name="T11">ns</text:span><text:span text:style-name="T11">2:</text:span><text:span text:style-name="T11">metadataOperation</text:span><text:span text:style-name="T11">&gt;</text:span></text:p>
          </table:table-cell>
        </table:table-row>
      </table:table>
      <text:h text:style-name="P50" text:outline-level="10"><text:bookmark text:name="h.ow83hdexusd4"/></text:h>
      <text:h text:style-name="P50" text:outline-level="10"><text:bookmark text:name="h.o3qxwoec0cv7"/>Request Body - JSON</text:h>
      <text:p text:style-name="P5"/>
      <text:p text:style-name="P5"/>
      <table:table table:name="Table54" table:style-name="Table54">
        <table:table-column table:style-name="Table54.A"/>
        <table:table-row>
          <table:table-cell table:style-name="Table54.A1" office:value-type="string">
            <text:p text:style-name="P15">{</text:p>
            <text:p text:style-name="P9"><text:span text:style-name="T11"><text:s text:c="3"/></text:span><text:span text:style-name="T18">"</text:span><text:span text:style-name="T18">metadataEntries</text:span><text:span text:style-name="T18">"</text:span><text:span text:style-name="T20">:</text:span><text:span text:style-name="T16">[</text:span></text:p>
            <text:p text:style-name="P9"><text:span text:style-name="T11"><text:s text:c="6"/></text:span><text:span text:style-name="T16">{</text:span></text:p>
            <text:p text:style-name="P9"><text:span text:style-name="T11"><text:s text:c="9"/></text:span><text:span text:style-name="T18">"</text:span><text:span text:style-name="T18">attribute</text:span><text:span text:style-name="T18">"</text:span><text:span text:style-name="T20">:</text:span><text:span text:style-name="T11">"</text:span><text:span text:style-name="T11">attr</text:span><text:span text:style-name="T11">1"</text:span><text:span text:style-name="T20">,</text:span></text:p>
            <text:p text:style-name="P9"><text:span text:style-name="T11"><text:s text:c="9"/></text:span><text:span text:style-name="T18">"</text:span><text:span text:style-name="T18">value</text:span><text:span text:style-name="T18">"</text:span><text:span text:style-name="T20">:</text:span><text:span text:style-name="T11">"</text:span><text:span text:style-name="T11">val</text:span><text:span text:style-name="T11">1"</text:span><text:span text:style-name="T20">,</text:span></text:p>
            <text:p text:style-name="P9"><text:span text:style-name="T11"><text:s text:c="9"/></text:span><text:span text:style-name="T18">"</text:span><text:span text:style-name="T18">unit</text:span><text:span text:style-name="T18">"</text:span><text:span text:style-name="T20">:</text:span><text:span text:style-name="T11">"</text:span><text:span text:style-name="T11">unit</text:span><text:span text:style-name="T11">1"</text:span><text:span text:style-name="T20">,</text:span></text:p>
            <text:p text:style-name="P9"><text:span text:style-name="T11"><text:s text:c="9"/></text:span><text:span text:style-name="T18">"</text:span><text:span text:style-name="T18">count</text:span><text:span text:style-name="T18">"</text:span><text:span text:style-name="T20">:</text:span><text:span text:style-name="T11">1</text:span><text:span text:style-name="T20">,</text:span></text:p>
            <text:p text:style-name="P9"><text:span text:style-name="T11"><text:s text:c="9"/></text:span><text:span text:style-name="T18">"</text:span><text:span text:style-name="T18">lastResult</text:span><text:span text:style-name="T18">"</text:span><text:span text:style-name="T20">:</text:span><text:span text:style-name="T11">true</text:span><text:span text:style-name="T20">,</text:span></text:p>
            <text:p text:style-name="P9"><text:span text:style-name="T11"><text:s text:c="9"/></text:span><text:span text:style-name="T18">"</text:span><text:span text:style-name="T18">totalRecords</text:span><text:span text:style-name="T18">"</text:span><text:span text:style-name="T20">:</text:span><text:span text:style-name="T11">0</text:span></text:p>
            <text:p text:style-name="P9"><text:span text:style-name="T11"><text:s text:c="6"/></text:span><text:span text:style-name="T16">}</text:span></text:p>
            <text:p text:style-name="P9"><text:span text:style-name="T11"><text:s text:c="3"/></text:span><text:span text:style-name="T16">]</text:span><text:span text:style-name="T20">,</text:span></text:p>
            <text:p text:style-name="P9"><text:span text:style-name="T11"><text:s text:c="3"/></text:span><text:span text:style-name="T18">"</text:span><text:span text:style-name="T18">objectType</text:span><text:span text:style-name="T18">"</text:span><text:span text:style-name="T20">:</text:span><text:span text:style-name="T11">"</text:span><text:span text:style-name="T11">DATA</text:span><text:span text:style-name="T11">_</text:span><text:span text:style-name="T11">OBJECT</text:span><text:span text:style-name="T11">"</text:span><text:span text:style-name="T20">,</text:span></text:p>
            <text:p text:style-name="P9"><text:span text:style-name="T11"><text:s text:c="3"/></text:span><text:span text:style-name="T18">"</text:span><text:span text:style-name="T18">uniqueNameString</text:span><text:span text:style-name="T18">"</text:span><text:span text:style-name="T20">:</text:span><text:span text:style-name="T11">"</text:span><text:span text:style-name="T11">fedZone</text:span><text:span text:style-name="T11">1/</text:span><text:span text:style-name="T11">home</text:span><text:span text:style-name="T11">/</text:span><text:span text:style-name="T11">rods</text:span><text:span text:style-name="T11">/</text:span><text:span text:style-name="T11">shared</text:span><text:span text:style-name="T11">"</text:span></text:p>
            <text:p text:style-name="P15">}</text:p>
          </table:table-cell>
        </table:table-row>
      </table:table>
      <text:h text:style-name="P50" text:outline-level="10"><text:bookmark text:name="h.3x8uuv9mi6n4"/></text:h>
      <text:h text:style-name="P50" text:outline-level="10"><text:bookmark text:name="h.1mubgbrbg09z"/>Responses - XML</text:h>
      <text:p text:style-name="P21"/>
      <table:table table:name="Table55" table:style-name="Table55">
        <table:table-column table:style-name="Table55.A"/>
        <table:table-row>
          <table:table-cell table:style-name="Table55.A1" office:value-type="string">
            <text:p text:style-name="P22"><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 </text:span><text:span text:style-name="T12">standalone</text:span><text:span text:style-name="T12">="</text:span><text:span text:style-name="T12">yes</text:span><text:span text:style-name="T12">"?&gt;</text:span></text:p>
            <text:p text:style-name="P22"><text:span text:style-name="T12">&lt;</text:span><text:span text:style-name="T12">collection</text:span><text:span text:style-name="T12"> </text:span><text:span text:style-name="T12">xmlns</text:span><text:span text:style-name="T12">:</text:span><text:span text:style-name="T12">ns</text:span><text:span text:style-name="T12">2="</text:span><text:span text:style-name="T12">http</text:span><text:span text:style-name="T12">://</text:span><text:span text:style-name="T12">irods</text:span><text:span text:style-name="T12">.</text:span><text:span text:style-name="T12">org</text:span><text:span text:style-name="T12">/</text:span><text:span text:style-name="T12">irods</text:span><text:span text:style-name="T12">-</text:span><text:span text:style-name="T12">rest</text:span><text:span text:style-name="T12">"&gt;</text:span></text:p>
            <text:p text:style-name="P22"><text:span text:style-name="T12"><text:tab/>&lt;</text:span><text:span text:style-name="T12">ns</text:span><text:span text:style-name="T12">2:</text:span><text:span text:style-name="T12">metadataOperationResultEntry</text:span></text:p>
            <text:p text:style-name="P22"><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1&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1&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1&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text:tab/>&lt;</text:span><text:span text:style-name="T12">ns</text:span><text:span text:style-name="T12">2:</text:span><text:span text:style-name="T12">metadataOperationResultEntry</text:span></text:p>
            <text:p text:style-name="P22"><text:soft-page-break/><text:span text:style-name="T12"><text:tab/><text:tab/></text:span><text:span text:style-name="T12">resultStatus</text:span><text:span text:style-name="T12">="</text:span><text:span text:style-name="T12">OK</text:span><text:span text:style-name="T12">"&gt;</text:span></text:p>
            <text:p text:style-name="P22"><text:span text:style-name="T12"><text:tab/><text:tab/>&lt;</text:span><text:span text:style-name="T12">attributeString</text:span><text:span text:style-name="T12">&gt;</text:span><text:span text:style-name="T12">testBulkAddCollectionAVUSendXMLAttr</text:span><text:span text:style-name="T12">2&lt;/</text:span><text:span text:style-name="T12">attributeString</text:span><text:span text:style-name="T12">&gt;</text:span></text:p>
            <text:p text:style-name="P22"><text:span text:style-name="T12"><text:tab/><text:tab/>&lt;</text:span><text:span text:style-name="T12">message</text:span><text:span text:style-name="T12"> /&gt;</text:span></text:p>
            <text:p text:style-name="P22"><text:span text:style-name="T12"><text:tab/><text:tab/>&lt;</text:span><text:span text:style-name="T12">unit</text:span><text:span text:style-name="T12">&gt;</text:span><text:span text:style-name="T12">testBulkAddCollectionAVUSendXMLUnit</text:span><text:span text:style-name="T12">2&lt;/</text:span><text:span text:style-name="T12">unit</text:span><text:span text:style-name="T12">&gt;</text:span></text:p>
            <text:p text:style-name="P22"><text:span text:style-name="T12"><text:tab/><text:tab/>&lt;</text:span><text:span text:style-name="T12">valueString</text:span><text:span text:style-name="T12">&gt;</text:span><text:span text:style-name="T12">testBulkAddCollectionAVUSendXMLValue</text:span><text:span text:style-name="T12">2&lt;/</text:span><text:span text:style-name="T12">valueString</text:span><text:span text:style-name="T12">&gt;</text:span></text:p>
            <text:p text:style-name="P22"><text:span text:style-name="T12"><text:tab/>&lt;/</text:span><text:span text:style-name="T12">ns</text:span><text:span text:style-name="T12">2:</text:span><text:span text:style-name="T12">metadataOperationResultEntry</text:span><text:span text:style-name="T12">&gt;</text:span></text:p>
            <text:p text:style-name="P22"><text:span text:style-name="T12">&lt;/</text:span><text:span text:style-name="T12">collection</text:span><text:span text:style-name="T12">&gt;</text:span></text:p>
            <text:p text:style-name="P24"/>
            <text:p text:style-name="P23"/>
          </table:table-cell>
        </table:table-row>
      </table:table>
      <text:h text:style-name="P50" text:outline-level="10"><text:bookmark text:name="h.oil1xhdsekjq"/></text:h>
      <text:h text:style-name="P50" text:outline-level="10"><text:bookmark text:name="h.90swstslrndv"/>Responses - JSON</text:h>
      <text:p text:style-name="P5"/>
      <text:p text:style-name="P5"/>
      <table:table table:name="Table56" table:style-name="Table56">
        <table:table-column table:style-name="Table56.A"/>
        <table:table-row>
          <table:table-cell table:style-name="Table56.A1" office:value-type="string">
            <text:p text:style-name="P16">[</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1"</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1"</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1"</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span text:style-name="T21">,</text:span></text:p>
            <text:p text:style-name="P9"><text:span text:style-name="T15"><text:s text:c="3"/></text:span><text:span text:style-name="T17">{</text:span></text:p>
            <text:p text:style-name="P9"><text:span text:style-name="T15"><text:s text:c="6"/></text:span><text:span text:style-name="T19">"</text:span><text:span text:style-name="T19">attributeString</text:span><text:span text:style-name="T19">"</text:span><text:span text:style-name="T21">:</text:span><text:span text:style-name="T15">"</text:span><text:span text:style-name="T15">testBulkAddCollectionAVUJsonAttr</text:span><text:span text:style-name="T15">2"</text:span><text:span text:style-name="T21">,</text:span></text:p>
            <text:p text:style-name="P9"><text:span text:style-name="T15"><text:s text:c="6"/></text:span><text:span text:style-name="T19">"</text:span><text:span text:style-name="T19">valueString</text:span><text:span text:style-name="T19">"</text:span><text:span text:style-name="T21">:</text:span><text:span text:style-name="T15">"</text:span><text:span text:style-name="T15">testBulkAddCollectionAVUJsonValue</text:span><text:span text:style-name="T15">2"</text:span><text:span text:style-name="T21">,</text:span></text:p>
            <text:p text:style-name="P9"><text:span text:style-name="T15"><text:s text:c="6"/></text:span><text:span text:style-name="T19">"</text:span><text:span text:style-name="T19">unit</text:span><text:span text:style-name="T19">"</text:span><text:span text:style-name="T21">:</text:span><text:span text:style-name="T15">"</text:span><text:span text:style-name="T15">testBulkAddCollectionAVUJsonUnit</text:span><text:span text:style-name="T15">2"</text:span><text:span text:style-name="T21">,</text:span></text:p>
            <text:p text:style-name="P9"><text:span text:style-name="T15"><text:s text:c="6"/></text:span><text:span text:style-name="T19">"</text:span><text:span text:style-name="T19">resultStatus</text:span><text:span text:style-name="T19">"</text:span><text:span text:style-name="T21">:</text:span><text:span text:style-name="T15">"</text:span><text:span text:style-name="T15">OK</text:span><text:span text:style-name="T15">"</text:span><text:span text:style-name="T21">,</text:span></text:p>
            <text:p text:style-name="P9"><text:span text:style-name="T15"><text:s text:c="6"/></text:span><text:span text:style-name="T19">"</text:span><text:span text:style-name="T19">message</text:span><text:span text:style-name="T19">"</text:span><text:span text:style-name="T21">:</text:span><text:span text:style-name="T15">""</text:span></text:p>
            <text:p text:style-name="P9"><text:span text:style-name="T15"><text:s text:c="3"/></text:span><text:span text:style-name="T17">}</text:span></text:p>
            <text:p text:style-name="P16">]</text:p>
          </table:table-cell>
        </table:table-row>
      </table:table>
      <text:p text:style-name="P5"/>
      <text:p text:style-name="P21"/>
      <text:p text:style-name="P5"/>
      <text:p text:style-name="P5"/>
      <text:p text:style-name="P5"/>
      <text:h text:style-name="P46" text:outline-level="10"><text:bookmark text:name="h.72ih1cd39h7m"/></text:h>
      <text:h text:style-name="P45" text:outline-level="10"><text:bookmark text:name="h.dbv60pw5my8n"/>Operations on Data Object ACLs (Permissions)</text:h>
      <text:p text:style-name="P1"/>
      <text:p text:style-name="P1">The following operations apply to the ACL sub-resource of iRODS data objects, and can alter access permissions.</text:p>
      <text:h text:style-name="P39" text:outline-level="10"><text:bookmark text:name="h.wdpv3dipyiai"/>Get Data Object Permissions</text:h>
      <text:p text:style-name="P1"/>
      <text:h text:style-name="P53" text:outline-level="10"><text:bookmark text:name="h.1cl89rhuuyzu"/>Description</text:h>
      <text:p text:style-name="P1"/>
      <text:p text:style-name="P1">This GET operation will retrieve the permissions associated with an iRODS data object</text:p>
      <text:p text:style-name="P1"/>
      <text:h text:style-name="P53" text:outline-level="10"><text:bookmark text:name="h.jjeboz26q5i5"/>Requests</text:h>
      <text:p text:style-name="P1"/>
      <text:h text:style-name="P49" text:outline-level="10"><text:bookmark text:name="h.r7dmpfxk28k6"/>Syntax</text:h>
      <text:p text:style-name="P1"/>
      <text:p text:style-name="P1">GET /dataObject/<text:span text:style-name="T2">irodsabsolutepathtodataobject</text:span><text:span text:style-name="T2">.</text:span><text:span text:style-name="T2">extension</text:span>/acl</text:p>
      <text:h text:style-name="P49" text:outline-level="10"><text:bookmark text:name="h.mw4i9xzan6jt"/>Request Parameters</text:h>
      <text:p text:style-name="P1"/>
      <text:p text:style-name="P1"/>
      <table:table table:name="Table57" table:style-name="Table57">
        <table:table-column table:style-name="Table57.A" table:number-columns-repeated="2"/>
        <table:table-row>
          <table:table-cell table:style-name="Table57.A1" office:value-type="string">
            <text:p text:style-name="P11">Name</text:p>
          </table:table-cell>
          <table:table-cell table:style-name="Table57.A1" office:value-type="string">
            <text:p text:style-name="P11">Description</text:p>
          </table:table-cell>
        </table:table-row>
        <table:table-row>
          <table:table-cell table:style-name="Table57.A1" office:value-type="string">
            <text:p text:style-name="P9"><text:span text:style-name="T9">n</text:span><text:span text:style-name="T9">/</text:span><text:span text:style-name="T9">a</text:span></text:p>
          </table:table-cell>
          <table:table-cell table:style-name="Table57.A1" office:value-type="string">
            <text:p text:style-name="P10"/>
          </table:table-cell>
        </table:table-row>
      </table:table>
      <text:p text:style-name="P1"/>
      <text:h text:style-name="P49" text:outline-level="10"><text:bookmark text:name="h.u34y8gsvktoy"/>Responses - XML</text:h>
      <text:p text:style-name="P21"/>
      <table:table table:name="Table58" table:style-name="Table58">
        <table:table-column table:style-name="Table58.A"/>
        <table:table-row>
          <table:table-cell table:style-name="Table58.A1" office:value-type="string">
            <text:p text:style-name="P22"><text:span text:style-name="T11">&lt;?</text:span><text:span text:style-name="T11">xml</text:span><text:span text:style-name="T11"> </text:span><text:span text:style-name="T11">version</text:span><text:span text:style-name="T11">="1.0" </text:span><text:span text:style-name="T11">encoding</text:span><text:span text:style-name="T11">="</text:span><text:span text:style-name="T11">UTF</text:span><text:span text:style-name="T11">-8" </text:span><text:span text:style-name="T11">standalone</text:span><text:span text:style-name="T11">="</text:span><text:span text:style-name="T11">yes</text:span><text:span text:style-name="T11">"?&gt;</text:span></text:p>
            <text:p text:style-name="P22"><text:span text:style-name="T11">&lt;</text:span><text:span text:style-name="T11">ns</text:span><text:span text:style-name="T11">2:</text:span><text:span text:style-name="T11">permissionListing</text:span><text:span text:style-name="T11"> </text:span><text:span text:style-name="T11">xmlns</text:span><text:span text:style-name="T11">:</text:span><text:span text:style-name="T11">ns</text:span><text:span text:style-name="T11">2="</text:span><text:span text:style-name="T11">http</text:span><text:span text:style-name="T11">://</text:span><text:span text:style-name="T11">irods</text:span><text:span text:style-name="T11">.</text:span><text:span text:style-name="T11">org</text:span><text:span text:style-name="T11">/</text:span><text:span text:style-name="T11">irods</text:span><text:span text:style-name="T11">-</text:span><text:span text:style-name="T11">rest</text:span><text:span text:style-name="T11">"&gt;</text:span></text:p>
            <text:p text:style-name="P22"><text:span text:style-name="T11"><text:tab/>&lt;</text:span><text:span text:style-name="T11">absolutePathString</text:span><text:span text:style-name="T11">&gt;/</text:span><text:span text:style-name="T11">fedZone</text:span><text:span text:style-name="T11">1/</text:span><text:span text:style-name="T11">home</text:span><text:span text:style-name="T11">/</text:span><text:span text:style-name="T11">test</text:span><text:span text:style-name="T11">1/</text:span><text:span text:style-name="T11">jargon</text:span><text:span text:style-name="T11">-</text:span><text:span text:style-name="T11">scratch</text:span><text:span text:style-name="T11">/</text:span><text:span text:style-name="T11">RestCollectionServiceTest</text:span><text:span text:style-name="T11">/</text:span><text:span text:style-name="T11">testGetCollectionAclXML</text:span></text:p>
            <text:p text:style-name="P22"><text:span text:style-name="T11"><text:tab/>&lt;/</text:span><text:span text:style-name="T11">absolutePathString</text:span><text:span text:style-name="T11">&gt;</text:span></text:p>
            <text:p text:style-name="P22"><text:span text:style-name="T11"><text:tab/>&lt;</text:span><text:span text:style-name="T11">inheritance</text:span><text:span text:style-name="T11">&gt;</text:span><text:span text:style-name="T11">true</text:span><text:span text:style-name="T11">&lt;/</text:span><text:span text:style-name="T11">inheritance</text:span><text:span text:style-name="T11">&gt;</text:span></text:p>
            <text:p text:style-name="P22"><text:span text:style-name="T11"><text:tab/>&lt;</text:span><text:span text:style-name="T11">objectType</text:span><text:span text:style-name="T11">&gt;</text:span><text:span text:style-name="T11">COLLECTION</text:span><text:span text:style-name="T11">&lt;/</text:span><text:span text:style-name="T11">objectType</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oft-page-break/><text:span text:style-name="T11"><text:tab/><text:tab/>&lt;</text:span><text:span text:style-name="T11">userId</text:span><text:span text:style-name="T11">&gt;10007&lt;/</text:span><text:span text:style-name="T11">userId</text:span><text:span text:style-name="T11">&gt;</text:span></text:p>
            <text:p text:style-name="P22"><text:span text:style-name="T11"><text:tab/><text:tab/>&lt;</text:span><text:span text:style-name="T11">userName</text:span><text:span text:style-name="T11">&gt;</text:span><text:span text:style-name="T11">rods</text:span><text:span text:style-name="T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text:tab/>&lt;</text:span><text:span text:style-name="T11">permissionEntries</text:span><text:span text:style-name="T11">&gt;</text:span></text:p>
            <text:p text:style-name="P22"><text:span text:style-name="T11"><text:tab/><text:tab/>&lt;</text:span><text:span text:style-name="T11">filePermissionEnum</text:span><text:span text:style-name="T11">&gt;</text:span><text:span text:style-name="T11">OWN</text:span><text:span text:style-name="T11">&lt;/</text:span><text:span text:style-name="T11">filePermissionEnum</text:span><text:span text:style-name="T11">&gt;</text:span></text:p>
            <text:p text:style-name="P22"><text:span text:style-name="T11"><text:tab/><text:tab/>&lt;</text:span><text:span text:style-name="T11">userId</text:span><text:span text:style-name="T11">&gt;10012&lt;/</text:span><text:span text:style-name="T11">userId</text:span><text:span text:style-name="T11">&gt;</text:span></text:p>
            <text:p text:style-name="P22"><text:span text:style-name="T11"><text:tab/><text:tab/>&lt;</text:span><text:span text:style-name="T11">userName</text:span><text:span text:style-name="T11">&gt;</text:span><text:span text:style-name="T11">test</text:span><text:span text:style-name="T11">1&lt;/</text:span><text:span text:style-name="T11">userName</text:span><text:span text:style-name="T11">&gt;</text:span></text:p>
            <text:p text:style-name="P22"><text:span text:style-name="T11"><text:tab/><text:tab/>&lt;</text:span><text:span text:style-name="T11">userType</text:span><text:span text:style-name="T11">&gt;</text:span><text:span text:style-name="T11">RODS</text:span><text:span text:style-name="T11">_</text:span><text:span text:style-name="T11">ADMIN</text:span><text:span text:style-name="T11">&lt;/</text:span><text:span text:style-name="T11">userType</text:span><text:span text:style-name="T11">&gt;</text:span></text:p>
            <text:p text:style-name="P22"><text:span text:style-name="T11"><text:tab/><text:tab/>&lt;</text:span><text:span text:style-name="T11">userZone</text:span><text:span text:style-name="T11">&gt;</text:span><text:span text:style-name="T11">fedZone</text:span><text:span text:style-name="T11">1&lt;/</text:span><text:span text:style-name="T11">userZone</text:span><text:span text:style-name="T11">&gt;</text:span></text:p>
            <text:p text:style-name="P22"><text:span text:style-name="T11"><text:tab/>&lt;/</text:span><text:span text:style-name="T11">permissionEntries</text:span><text:span text:style-name="T11">&gt;</text:span></text:p>
            <text:p text:style-name="P22"><text:span text:style-name="T11">&lt;/</text:span><text:span text:style-name="T11">ns</text:span><text:span text:style-name="T11">2:</text:span><text:span text:style-name="T11">permissionListing</text:span><text:span text:style-name="T11">&gt;</text:span></text:p>
            <text:p text:style-name="P23"/>
          </table:table-cell>
        </table:table-row>
      </table:table>
      <text:h text:style-name="P49" text:outline-level="10"><text:bookmark text:name="h.vpe6959njww2"/></text:h>
      <text:h text:style-name="P49" text:outline-level="10"><text:bookmark text:name="h.96462gyuc801"/>Responses - JSON</text:h>
      <text:p text:style-name="P1"/>
      <text:p text:style-name="P1"/>
      <table:table table:name="Table59" table:style-name="Table59">
        <table:table-column table:style-name="Table59.A"/>
        <table:table-row>
          <table:table-cell table:style-name="Table59.A1" office:value-type="string">
            <text:p text:style-name="P13">{</text:p>
            <text:p text:style-name="P9"><text:span text:style-name="T13"><text:s text:c="3"/>"</text:span><text:span text:style-name="T13">permissionEntries</text:span><text:span text:style-name="T13">":[</text:span></text:p>
            <text:p text:style-name="P13"><text:s text:c="6"/>{</text:p>
            <text:p text:style-name="P9"><text:span text:style-name="T13"><text:s text:c="9"/>"</text:span><text:span text:style-name="T13">userName</text:span><text:span text:style-name="T13">":"</text:span><text:span text:style-name="T13">rods</text:span><text:span text:style-name="T13">",</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07",</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6"/>{</text:p>
            <text:p text:style-name="P9"><text:span text:style-name="T13"><text:s text:c="9"/>"</text:span><text:span text:style-name="T13">userName</text:span><text:span text:style-name="T13">":"</text:span><text:span text:style-name="T13">test</text:span><text:span text:style-name="T13">1",</text:span></text:p>
            <text:p text:style-name="P9"><text:span text:style-name="T13"><text:s text:c="9"/>"</text:span><text:span text:style-name="T13">userZone</text:span><text:span text:style-name="T13">":"</text:span><text:span text:style-name="T13">fedZone</text:span><text:span text:style-name="T13">1",</text:span></text:p>
            <text:p text:style-name="P9"><text:span text:style-name="T13"><text:s text:c="9"/>"</text:span><text:span text:style-name="T13">userId</text:span><text:span text:style-name="T13">":"10012",</text:span></text:p>
            <text:p text:style-name="P9"><text:span text:style-name="T13"><text:s text:c="9"/>"</text:span><text:span text:style-name="T13">userType</text:span><text:span text:style-name="T13">":"</text:span><text:span text:style-name="T13">RODS</text:span><text:span text:style-name="T13">_</text:span><text:span text:style-name="T13">ADMIN</text:span><text:span text:style-name="T13">",</text:span></text:p>
            <text:p text:style-name="P9"><text:span text:style-name="T13"><text:s text:c="9"/>"</text:span><text:span text:style-name="T13">filePermissionEnum</text:span><text:span text:style-name="T13">":"</text:span><text:span text:style-name="T13">OWN</text:span><text:span text:style-name="T13">"</text:span></text:p>
            <text:p text:style-name="P13"><text:s text:c="6"/>}</text:p>
            <text:p text:style-name="P13"><text:s text:c="3"/>],</text:p>
            <text:p text:style-name="P9"><text:span text:style-name="T13"><text:s text:c="3"/>"</text:span><text:span text:style-name="T13">objectType</text:span><text:span text:style-name="T13">":"</text:span><text:span text:style-name="T13">COLLECTION</text:span><text:span text:style-name="T13">",</text:span></text:p>
            <text:p text:style-name="P9"><text:span text:style-name="T13"><text:s text:c="3"/>"</text:span><text:span text:style-name="T13">absolutePathString</text:span><text:span text:style-name="T13">":"/</text:span><text:span text:style-name="T13">fedZone</text:span><text:span text:style-name="T13">1/</text:span><text:span text:style-name="T13">home</text:span><text:span text:style-name="T13">/</text:span><text:span text:style-name="T13">test</text:span><text:span text:style-name="T13">1/</text:span><text:span text:style-name="T13">jargon</text:span><text:span text:style-name="T13">-</text:span><text:span text:style-name="T13">scratch</text:span><text:span text:style-name="T13">/</text:span><text:span text:style-name="T13">RestCollectionServiceTest</text:span><text:span text:style-name="T13">/</text:span><text:span text:style-name="T13">testGetCollectionAclJson</text:span><text:span text:style-name="T13">",</text:span></text:p>
            <text:p text:style-name="P9"><text:span text:style-name="T13"><text:s text:c="3"/>"</text:span><text:span text:style-name="T13">inheritance</text:span><text:span text:style-name="T13">":</text:span><text:span text:style-name="T13">true</text:span></text:p>
            <text:p text:style-name="P13">}</text:p>
          </table:table-cell>
        </table:table-row>
      </table:table>
      <text:p text:style-name="P1"/>
      <text:p text:style-name="P21"/>
      <text:h text:style-name="P39" text:outline-level="10"><text:bookmark text:name="h.fquql9le6zs2"/><text:soft-page-break/>Add Data Object Permission</text:h>
      <text:p text:style-name="P1"/>
      <text:h text:style-name="P53" text:outline-level="10"><text:bookmark text:name="h.rp4i0e43y1vg"/>Description</text:h>
      <text:p text:style-name="P1"/>
      <text:p text:style-name="P1">This PUT operation will set a data object permission. <text:s/>Note that this is an idempotent method, and if an existing permission is already stored, the new permission will replace it. This means updating a permission is accomplished using this same method.</text:p>
      <text:p text:style-name="P1"/>
      <text:p text:style-name="P1">Note that this method returns no body, and a normal operation returns an HTTP 204 response code.</text:p>
      <text:p text:style-name="P1"/>
      <text:h text:style-name="P53" text:outline-level="10"><text:bookmark text:name="h.bw051xt65dtz"/>Requests</text:h>
      <text:p text:style-name="P1"/>
      <text:h text:style-name="P49" text:outline-level="10"><text:bookmark text:name="h.grjcikezb9ud"/>Syntax</text:h>
      <text:p text:style-name="P1"/>
      <text:p text:style-name="P32"><text:span text:style-name="T23">PUT</text:span><text:span text:style-name="T22"> </text:span><text:span text:style-name="T24">/</text:span><text:span text:style-name="T25">dataObject/i</text:span><text:span text:style-name="T26">rodsabsolutepathtodataobject.extension</text:span><text:span text:style-name="T25">/acl/username</text:span><text:span text:style-name="T2"><text:line-break/></text:span></text:p>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49" text:outline-level="10"><text:bookmark text:name="h.jgdreh5infka"/>Request Parameters</text:h>
      <text:p text:style-name="P1"/>
      <text:p text:style-name="P1"/>
      <table:table table:name="Table60" table:style-name="Table60">
        <table:table-column table:style-name="Table60.A" table:number-columns-repeated="2"/>
        <table:table-row>
          <table:table-cell table:style-name="Table60.A1" office:value-type="string">
            <text:p text:style-name="P11">Name</text:p>
          </table:table-cell>
          <table:table-cell table:style-name="Table60.A1" office:value-type="string">
            <text:p text:style-name="P11">Description</text:p>
          </table:table-cell>
        </table:table-row>
        <table:table-row>
          <table:table-cell table:style-name="Table60.A1" office:value-type="string">
            <text:p text:style-name="P10">recursive</text:p>
          </table:table-cell>
          <table:table-cell table:style-name="Table60.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row>
          <table:table-cell table:style-name="Table60.A1" office:value-type="string">
            <text:p text:style-name="P10">permission</text:p>
          </table:table-cell>
          <table:table-cell table:style-name="Table60.A1" office:value-type="string">
            <text:p text:style-name="P9"><text:span text:style-name="T9">The</text:span><text:span text:style-name="T9"> </text:span><text:span text:style-name="T9">permission</text:span><text:span text:style-name="T9"> </text:span><text:span text:style-name="T9">value</text:span><text:span text:style-name="T9"> </text:span><text:span text:style-name="T9">to</text:span><text:span text:style-name="T9"> </text:span><text:span text:style-name="T9">set</text:span><text:span text:style-name="T9"> (</text:span><text:span text:style-name="T9">READ</text:span><text:span text:style-name="T9"> | </text:span><text:span text:style-name="T9">WRITE</text:span><text:span text:style-name="T9"> | </text:span><text:span text:style-name="T9">OWN</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READ</text:span></text:p>
          </table:table-cell>
        </table:table-row>
      </table:table>
      <text:p text:style-name="P1"/>
      <text:h text:style-name="P49" text:outline-level="10"><text:bookmark text:name="h.30tw29blj1fh"/>Responses - XML</text:h>
      <text:p text:style-name="P21"/>
      <table:table table:name="Table61" table:style-name="Table61">
        <table:table-column table:style-name="Table61.A"/>
        <text:soft-page-break/>
        <table:table-row>
          <table:table-cell table:style-name="Table61.A1" office:value-type="string">
            <text:p text:style-name="P22"><text:span text:style-name="T11">n</text:span><text:span text:style-name="T11">/</text:span><text:span text:style-name="T11">a</text:span></text:p>
            <text:p text:style-name="P23"/>
          </table:table-cell>
        </table:table-row>
      </table:table>
      <text:h text:style-name="P49" text:outline-level="10"><text:bookmark text:name="h.cjedw4kgq30s"/></text:h>
      <text:h text:style-name="P49" text:outline-level="10"><text:bookmark text:name="h.4llpivdrelhx"/>Responses - JSON</text:h>
      <text:p text:style-name="P1"/>
      <text:p text:style-name="P1"/>
      <table:table table:name="Table62" table:style-name="Table62">
        <table:table-column table:style-name="Table62.A"/>
        <table:table-row>
          <table:table-cell table:style-name="Table62.A1" office:value-type="string">
            <text:p text:style-name="P9"><text:span text:style-name="T13">n</text:span><text:span text:style-name="T13">/</text:span><text:span text:style-name="T13">a</text:span><text:span text:style-name="T13"> </text:span></text:p>
          </table:table-cell>
        </table:table-row>
      </table:table>
      <text:p text:style-name="P1"/>
      <text:p text:style-name="P1"/>
      <text:h text:style-name="P39" text:outline-level="10"><text:bookmark text:name="h.x6d39r2n9klq"/>Remove Data Object Permission</text:h>
      <text:p text:style-name="P1"/>
      <text:h text:style-name="P53" text:outline-level="10"><text:bookmark text:name="h.qbe5bnx4l2yg"/>Description</text:h>
      <text:p text:style-name="P1"/>
      <text:p text:style-name="P1">This DELETE operation will remove a data object permission. <text:s/>Note that this is an idempotent method, and if no permission exists, it will silently ignore the request and return a normal response.</text:p>
      <text:p text:style-name="P1"/>
      <text:p text:style-name="P1">This method returns no body, and a normal operation returns an HTTP 204 response code.</text:p>
      <text:p text:style-name="P1"/>
      <text:h text:style-name="P53" text:outline-level="10"><text:bookmark text:name="h.lfohhsgo54m5"/>Requests</text:h>
      <text:p text:style-name="P1"/>
      <text:h text:style-name="P49" text:outline-level="10"><text:bookmark text:name="h.1japlghv5tp4"/>Syntax</text:h>
      <text:p text:style-name="P1"/>
      <text:p text:style-name="P1">DELETE <text:s/><text:span text:style-name="T22">/dataObject/irodsabsolutepathtodataobject.extension/acl/username</text:span></text:p>
      <text:p text:style-name="P2"/>
      <text:p text:style-name="P1"><text:span text:style-name="T2">Note</text:span><text:span text:style-name="T2"> </text:span><text:span text:style-name="T2">on</text:span><text:span text:style-name="T2"> </text:span><text:span text:style-name="T2">username</text:span><text:span text:style-name="T2">: </text:span><text:span text:style-name="T2">iRODS</text:span><text:span text:style-name="T2"> </text:span><text:span text:style-name="T2">supports</text:span><text:span text:style-name="T2"> </text:span><text:span text:style-name="T2">a</text:span><text:span text:style-name="T2"> </text:span><text:span text:style-name="T2">user</text:span><text:span text:style-name="T2">#</text:span><text:span text:style-name="T2">zone</text:span><text:span text:style-name="T2"> </text:span><text:span text:style-name="T2">format</text:span><text:span text:style-name="T2"> </text:span><text:span text:style-name="T2">to</text:span><text:span text:style-name="T2"> </text:span><text:span text:style-name="T2">describe</text:span><text:span text:style-name="T2"> </text:span><text:span text:style-name="T2">user</text:span><text:span text:style-name="T2"> </text:span><text:span text:style-name="T2">names</text:span><text:span text:style-name="T2">. <text:s/></text:span><text:span text:style-name="T2">This</text:span><text:span text:style-name="T2"> </text:span><text:span text:style-name="T2">special</text:span><text:span text:style-name="T2"> </text:span><text:span text:style-name="T2">format</text:span><text:span text:style-name="T2"> </text:span><text:span text:style-name="T2">is</text:span><text:span text:style-name="T2"> </text:span><text:span text:style-name="T2">useful</text:span><text:span text:style-name="T2"> </text:span><text:span text:style-name="T2">when</text:span><text:span text:style-name="T2"> </text:span><text:span text:style-name="T2">defining</text:span><text:span text:style-name="T2"> </text:span><text:span text:style-name="T2">permissions</text:span><text:span text:style-name="T2"> </text:span><text:span text:style-name="T2">on</text:span><text:span text:style-name="T2"> </text:span><text:span text:style-name="T2">a</text:span><text:span text:style-name="T2"> </text:span><text:span text:style-name="T2">federated</text:span><text:span text:style-name="T2"> </text:span><text:span text:style-name="T2">grid</text:span><text:span text:style-name="T2">. <text:s/></text:span><text:span text:style-name="T2">In</text:span><text:span text:style-name="T2"> </text:span><text:span text:style-name="T2">normal</text:span><text:span text:style-name="T2"> </text:span><text:span text:style-name="T2">circumstances</text:span><text:span text:style-name="T2">, </text:span><text:span text:style-name="T2">just</text:span><text:span text:style-name="T2"> </text:span><text:span text:style-name="T2">the</text:span><text:span text:style-name="T2"> </text:span><text:span text:style-name="T2">user</text:span><text:span text:style-name="T2"> </text:span><text:span text:style-name="T2">name</text:span><text:span text:style-name="T2"> </text:span><text:span text:style-name="T2">is</text:span><text:span text:style-name="T2"> </text:span><text:span text:style-name="T2">required</text:span><text:span text:style-name="T2">. <text:s/></text:span><text:span text:style-name="T2">If</text:span><text:span text:style-name="T2"> </text:span><text:span text:style-name="T2">the</text:span><text:span text:style-name="T2"> </text:span><text:span text:style-name="T2">zone</text:span><text:span text:style-name="T2"> </text:span><text:span text:style-name="T2">information</text:span><text:span text:style-name="T2"> </text:span><text:span text:style-name="T2">is</text:span><text:span text:style-name="T2"> </text:span><text:span text:style-name="T2">also</text:span><text:span text:style-name="T2"> </text:span><text:span text:style-name="T2">required</text:span><text:span text:style-name="T2">, </text:span><text:span text:style-name="T2">it</text:span><text:span text:style-name="T2"> </text:span><text:span text:style-name="T2">should</text:span><text:span text:style-name="T2"> </text:span><text:span text:style-name="T2">be</text:span><text:span text:style-name="T2"> </text:span><text:span text:style-name="T2">expressed</text:span><text:span text:style-name="T2"> </text:span><text:span text:style-name="T2">in</text:span><text:span text:style-name="T2"> </text:span><text:span text:style-name="T2">the</text:span><text:span text:style-name="T2"> </text:span><text:span text:style-name="T2">username</text:span><text:span text:style-name="T2"> </text:span><text:span text:style-name="T2">portion</text:span><text:span text:style-name="T2"> </text:span><text:span text:style-name="T2">of</text:span><text:span text:style-name="T2"> </text:span><text:span text:style-name="T2">the</text:span><text:span text:style-name="T2"> </text:span><text:span text:style-name="T2">url</text:span><text:span text:style-name="T2"> </text:span><text:span text:style-name="T2">path</text:span><text:span text:style-name="T2"> </text:span><text:span text:style-name="T2">in</text:span><text:span text:style-name="T2"> ‘</text:span><text:span text:style-name="T2">username</text:span><text:span text:style-name="T2">,</text:span><text:span text:style-name="T2">zone</text:span><text:span text:style-name="T2">’ </text:span><text:span text:style-name="T2">format</text:span><text:span text:style-name="T2"> </text:span><text:span text:style-name="T2">rather</text:span><text:span text:style-name="T2"> </text:span><text:span text:style-name="T2">than</text:span><text:span text:style-name="T2"> ‘</text:span><text:span text:style-name="T2">username</text:span><text:span text:style-name="T2">#</text:span><text:span text:style-name="T2">zone</text:span><text:span text:style-name="T2">’ </text:span><text:span text:style-name="T2">format</text:span><text:span text:style-name="T2">. <text:s/></text:span><text:span text:style-name="T2">This</text:span><text:span text:style-name="T2"> </text:span><text:span text:style-name="T2">helps</text:span><text:span text:style-name="T2"> </text:span><text:span text:style-name="T2">clarify</text:span><text:span text:style-name="T2"> </text:span><text:span text:style-name="T2">the</text:span><text:span text:style-name="T2"> </text:span><text:span text:style-name="T2">URL</text:span><text:span text:style-name="T2"> </text:span><text:span text:style-name="T2">and</text:span><text:span text:style-name="T2"> </text:span><text:span text:style-name="T2">prevents</text:span><text:span text:style-name="T2"> </text:span><text:span text:style-name="T2">conflicts</text:span><text:span text:style-name="T2"> </text:span><text:span text:style-name="T2">with</text:span><text:span text:style-name="T2"> </text:span><text:span text:style-name="T2">the</text:span><text:span text:style-name="T2"> </text:span><text:span text:style-name="T2">URL</text:span><text:span text:style-name="T2"> </text:span><text:span text:style-name="T2">anchor</text:span><text:span text:style-name="T2"> </text:span><text:span text:style-name="T2">pattern</text:span><text:span text:style-name="T2">.</text:span></text:p>
      <text:p text:style-name="P1"/>
      <text:p text:style-name="P2"/>
      <text:h text:style-name="P49" text:outline-level="10"><text:bookmark text:name="h.x7ndp2rnvimu"/>Request Parameters</text:h>
      <text:p text:style-name="P1"/>
      <text:p text:style-name="P1"/>
      <table:table table:name="Table63" table:style-name="Table63">
        <table:table-column table:style-name="Table63.A" table:number-columns-repeated="2"/>
        <table:table-row>
          <table:table-cell table:style-name="Table63.A1" office:value-type="string">
            <text:p text:style-name="P11">Name</text:p>
          </table:table-cell>
          <table:table-cell table:style-name="Table63.A1" office:value-type="string">
            <text:p text:style-name="P11">Description</text:p>
          </table:table-cell>
        </table:table-row>
        <table:table-row>
          <table:table-cell table:style-name="Table63.A1" office:value-type="string">
            <text:p text:style-name="P10">recursive</text:p>
          </table:table-cell>
          <table:table-cell table:style-name="Table63.A1" office:value-type="string">
            <text:p text:style-name="P9"><text:span text:style-name="T9">Indicates</text:span><text:span text:style-name="T9"> </text:span><text:span text:style-name="T9">whether</text:span><text:span text:style-name="T9"> </text:span><text:span text:style-name="T9">the</text:span><text:span text:style-name="T9"> </text:span><text:span text:style-name="T9">operation</text:span><text:span text:style-name="T9"> </text:span><text:span text:style-name="T9">should</text:span><text:span text:style-name="T9"> </text:span><text:span text:style-name="T9">be</text:span><text:span text:style-name="T9"> </text:span><text:soft-page-break/><text:span text:style-name="T9">applied</text:span><text:span text:style-name="T9"> </text:span><text:span text:style-name="T9">recursively</text:span><text:span text:style-name="T9">. <text:s/>(‘</text:span><text:span text:style-name="T9">true</text:span><text:span text:style-name="T9">’|’</text:span><text:span text:style-name="T9">false</text:span><text:span text:style-name="T9">’)</text:span></text:p>
            <text:p text:style-name="P10"/>
            <text:p text:style-name="P9"><text:span text:style-name="T9">The</text:span><text:span text:style-name="T9"> </text:span><text:span text:style-name="T9">default</text:span><text:span text:style-name="T9"> </text:span><text:span text:style-name="T9">is</text:span><text:span text:style-name="T9"> ‘</text:span><text:span text:style-name="T9">false</text:span><text:span text:style-name="T9">’</text:span></text:p>
          </table:table-cell>
        </table:table-row>
      </table:table>
      <text:p text:style-name="P1"/>
      <text:h text:style-name="P49" text:outline-level="10"><text:bookmark text:name="h.x105ke64wkit"/>Responses - XML</text:h>
      <text:p text:style-name="P21"/>
      <table:table table:name="Table64" table:style-name="Table64">
        <table:table-column table:style-name="Table64.A"/>
        <table:table-row>
          <table:table-cell table:style-name="Table64.A1" office:value-type="string">
            <text:p text:style-name="P22"><text:span text:style-name="T11">n</text:span><text:span text:style-name="T11">/</text:span><text:span text:style-name="T11">a</text:span></text:p>
            <text:p text:style-name="P23"/>
          </table:table-cell>
        </table:table-row>
      </table:table>
      <text:h text:style-name="P49" text:outline-level="10"><text:bookmark text:name="h.wefpdyaf8zo7"/></text:h>
      <text:h text:style-name="P49" text:outline-level="10"><text:bookmark text:name="h.6c8zlyqs1mei"/>Responses - JSON</text:h>
      <text:p text:style-name="P1"/>
      <text:p text:style-name="P1"/>
      <table:table table:name="Table65" table:style-name="Table65">
        <table:table-column table:style-name="Table65.A"/>
        <table:table-row>
          <table:table-cell table:style-name="Table65.A1" office:value-type="string">
            <text:p text:style-name="P9"><text:span text:style-name="T13">n</text:span><text:span text:style-name="T13">/</text:span><text:span text:style-name="T13">a</text:span><text:span text:style-name="T13"> </text:span></text:p>
          </table:table-cell>
        </table:table-row>
      </table:table>
      <text:p text:style-name="P1"/>
      <text:p text:style-name="P21"/>
      <text:p text:style-name="P21"/>
      <text:h text:style-name="P46" text:outline-level="10"><text:bookmark text:name="h.pbvfsznh9bgw"/>Operations on Rules</text:h>
      <text:p text:style-name="P1"/>
      <text:h text:style-name="P39" text:outline-level="10"><text:bookmark text:name="h.91labmot783s"/>Execute an iRODS Rule by providing a rule body and any override parameters</text:h>
      <text:p text:style-name="P1"/>
      <text:h text:style-name="P53" text:outline-level="10"><text:bookmark text:name="h.z9g5nt7mnlbi"/>Description</text:h>
      <text:p text:style-name="P1"/>
      <text:p text:style-name="P1">This POST operation will send a client-submitted rule to iRODS for invocation, returning back a document that contains the configured output parameters and log information.</text:p>
      <text:p text:style-name="P1"/>
      <text:p text:style-name="P1">In this case, the rule is provided in the request, and optional override parameters can be provided to specify values for iRODS rule input parameters. <text:s/>These are substituted in the rule processing code.</text:p>
      <text:p text:style-name="P1"/>
      <text:p text:style-name="P1">Note that iRODS rules can either be the ‘old’ format, pre iRODS 3.2, or they can be in the updated format of the enhanced rule engine. <text:s/>The rule processing type will be specified in the request body along with the rule string.</text:p>
      <text:h text:style-name="P53" text:outline-level="10"><text:bookmark text:name="h.lu4wopnqgn54"/>Requests</text:h>
      <text:p text:style-name="P1"/>
      <text:h text:style-name="P49" text:outline-level="10"><text:bookmark text:name="h.l54eg08fohbz"/>Syntax</text:h>
      <text:p text:style-name="P1"/>
      <text:p text:style-name="P1">POST /rule</text:p>
      <text:p text:style-name="P1"/>
      <text:h text:style-name="P49" text:outline-level="10"><text:bookmark text:name="h.1pmv9etdz5b3"/>Request Parameters</text:h>
      <text:p text:style-name="P1"/>
      <text:p text:style-name="P1"/>
      <table:table table:name="Table66" table:style-name="Table66">
        <table:table-column table:style-name="Table66.A" table:number-columns-repeated="2"/>
        <table:table-row>
          <table:table-cell table:style-name="Table66.A1" office:value-type="string">
            <text:p text:style-name="P11">Name</text:p>
          </table:table-cell>
          <table:table-cell table:style-name="Table66.A1" office:value-type="string">
            <text:p text:style-name="P11">Description</text:p>
          </table:table-cell>
        </table:table-row>
        <table:table-row>
          <table:table-cell table:style-name="Table66.A1" office:value-type="string">
            <text:p text:style-name="P9"><text:span text:style-name="T9">n</text:span><text:span text:style-name="T9">/</text:span><text:span text:style-name="T9">a</text:span></text:p>
          </table:table-cell>
          <table:table-cell table:style-name="Table66.A1" office:value-type="string">
            <text:p text:style-name="P10"/>
          </table:table-cell>
        </table:table-row>
      </table:table>
      <text:p text:style-name="P1"/>
      <text:p text:style-name="P1"/>
      <text:p text:style-name="P1">Note that the rule processing is controlled by the JSON or XML request body, as demonstrated below. The following examples show the inclusion of an override parameter. <text:s/>Also note that </text:p>
      <text:p text:style-name="P1">the request includes a ‘ruleProcessingType’ element that will be (CLASSIC | INTERNAL | EXTERNAL). <text:s/>The CLASSIC form is appropriate for the old rule engine format, INTERNAL and EXTERNAL are options of the new rule engine syntax.</text:p>
      <text:p text:style-name="P1"/>
      <text:h text:style-name="P48" text:outline-level="10"><text:bookmark text:name="h.5bdpilwn4f6s"/>Request - XML</text:h>
      <text:p text:style-name="P1"/>
      <text:p text:style-name="P1"/>
      <table:table table:name="Table67" table:style-name="Table67">
        <table:table-column table:style-name="Table67.A"/>
        <text:soft-page-break/>
        <table:table-row>
          <table:table-cell table:style-name="Table67.A1" office:value-type="string">
            <text:p text:style-name="P9"><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9"><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9"><text:span text:style-name="T10"><text:tab/>&lt;</text:span><text:span text:style-name="T10">ruleAsOriginalText</text:span><text:span text:style-name="T10">&gt;</text:span><text:span text:style-name="T10">HelloWorld</text:span><text:span text:style-name="T10"> {</text:span></text:p>
            <text:p text:style-name="P9"><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12"><text:tab/><text:tab/>}</text:p>
            <text:p text:style-name="P9"><text:span text:style-name="T10"><text:tab/><text:tab/></text:span><text:span text:style-name="T10">INPUT</text:span><text:span text:style-name="T10"> </text:span><text:span text:style-name="T10">null</text:span></text:p>
            <text:p text:style-name="P9"><text:span text:style-name="T10"><text:tab/><text:tab/></text:span><text:span text:style-name="T10">OUTPUT</text:span><text:span text:style-name="T10"> </text:span><text:span text:style-name="T10">ruleExecOut</text:span></text:p>
            <text:p text:style-name="P9"><text:span text:style-name="T10"><text:tab/>&lt;/</text:span><text:span text:style-name="T10">ruleAsOriginalText</text:span><text:span text:style-name="T10">&gt;</text:span></text:p>
            <text:p text:style-name="P9"><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9"><text:span text:style-name="T10">&lt;/</text:span><text:span text:style-name="T10">ns</text:span><text:span text:style-name="T10">2:</text:span><text:span text:style-name="T10">rule</text:span><text:span text:style-name="T10">&gt;</text:span></text:p>
            <text:p text:style-name="P12"/>
          </table:table-cell>
        </table:table-row>
      </table:table>
      <text:p text:style-name="P1"/>
      <text:h text:style-name="P49" text:outline-level="10"><text:bookmark text:name="h.3sswthj5yvse"/>Request - JSON</text:h>
      <text:p text:style-name="P1"/>
      <text:p text:style-name="P1"/>
      <table:table table:name="Table68" table:style-name="Table68">
        <table:table-column table:style-name="Table68.A"/>
        <table:table-row>
          <table:table-cell table:style-name="Table68.A1" office:value-type="string">
            <text:p text:style-name="P10">{</text:p>
            <text:p text:style-name="P9"><text:span text:style-name="T9"><text:s text:c="3"/>"</text:span><text:span text:style-name="T9">ruleProcessingType</text:span><text:span text:style-name="T9">":"</text:span><text:span text:style-name="T9">INTERNAL</text:span><text:span text:style-name="T9">",</text:span></text:p>
            <text:p text:style-name="P9"><text:span text:style-name="T9"><text:s text:c="3"/>"</text:span><text:span text:style-name="T9">ruleAsOriginalText</text:span><text:span text:style-name="T9">":"</text:span><text:span text:style-name="T9">myTestRule</text:span><text:span text:style-name="T9"> {\</text:span><text:span text:style-name="T9">r</text:span><text:span text:style-name="T9">\</text:span><text:span text:style-name="T9">n</text:span><text:span text:style-name="T9"># </text:span><text:span text:style-name="T9">In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Data</text:span><text:span text:style-name="T9"> </text:span><text:span text:style-name="T9">object</text:span><text:span text:style-name="T9"> </text:span><text:span text:style-name="T9">path</text:span><text:span text:style-name="T9">\</text:span><text:span text:style-name="T9">r</text:span><text:span text:style-name="T9">\</text:span><text:span text:style-name="T9">n</text:span><text:span text:style-name="T9"># <text:s/></text:span><text:span text:style-name="T9">Optional</text:span><text:span text:style-name="T9"> </text:span><text:span text:style-name="T9">flags</text:span><text:span text:style-name="T9"> </text:span><text:span text:style-name="T9">in</text:span><text:span text:style-name="T9"> </text:span><text:span text:style-name="T9">form</text:span><text:span text:style-name="T9"> </text:span><text:span text:style-name="T9">Keyword</text:span><text:span text:style-name="T9">=</text:span><text:span text:style-name="T9">value</text:span><text:span text:style-name="T9">\</text:span><text:span text:style-name="T9">r</text:span><text:span text:style-name="T9">\</text:span><text:span text:style-name="T9">n</text:span><text:span text:style-name="T9"># <text:s text:c="3"/></text:span><text:span text:style-name="T9">ChksumAll</text:span><text:span text:style-name="T9">=\</text:span><text:span text:style-name="T9">r</text:span><text:span text:style-name="T9">\</text:span><text:span text:style-name="T9">n</text:span><text:span text:style-name="T9"># <text:s text:c="3"/></text:span><text:span text:style-name="T9">verifyChksum</text:span><text:span text:style-name="T9">=\</text:span><text:span text:style-name="T9">r</text:span><text:span text:style-name="T9">\</text:span><text:span text:style-name="T9">n</text:span><text:span text:style-name="T9"># <text:s text:c="3"/></text:span><text:span text:style-name="T9">forceChksum</text:span><text:span text:style-name="T9">=\</text:span><text:span text:style-name="T9">r</text:span><text:span text:style-name="T9">\</text:span><text:span text:style-name="T9">n</text:span><text:span text:style-name="T9"># <text:s text:c="3"/></text:span><text:span text:style-name="T9">replNum</text:span><text:span text:style-name="T9">=\</text:span><text:span text:style-name="T9">r</text:span><text:span text:style-name="T9">\</text:span><text:span text:style-name="T9">n</text:span><text:span text:style-name="T9"># </text:span><text:span text:style-name="T9">Output</text:span><text:span text:style-name="T9"> </text:span><text:span text:style-name="T9">parameters</text:span><text:span text:style-name="T9"> </text:span><text:span text:style-name="T9">are</text:span><text:span text:style-name="T9">:\</text:span><text:span text:style-name="T9">r</text:span><text:span text:style-name="T9">\</text:span><text:span text:style-name="T9">n</text:span><text:span text:style-name="T9"># <text:s/></text:span><text:span text:style-name="T9">Checksum</text:span><text:span text:style-name="T9"> </text:span><text:span text:style-name="T9">value</text:span><text:span text:style-name="T9">\</text:span><text:span text:style-name="T9">r</text:span><text:span text:style-name="T9">\</text:span><text:span text:style-name="T9">n</text:span><text:span text:style-name="T9"># </text:span><text:span text:style-name="T9">Output</text:span><text:span text:style-name="T9"> </text:span><text:span text:style-name="T9">from</text:span><text:span text:style-name="T9"> </text:span><text:span text:style-name="T9">running</text:span><text:span text:style-name="T9"> </text:span><text:span text:style-name="T9">the</text:span><text:span text:style-name="T9"> </text:span><text:span text:style-name="T9">example</text:span><text:span text:style-name="T9"> </text:span><text:span text:style-name="T9">is</text:span><text:span text:style-name="T9">\</text:span><text:span text:style-name="T9">r</text:span><text:span text:style-name="T9">\</text:span><text:span text:style-name="T9">n</text:span><text:span text:style-name="T9"># <text:s/></text:span><text:span text:style-name="T9">Collection</text:span><text:span text:style-name="T9"> </text:span><text:span text:style-name="T9">is</text:span><text:span text:style-name="T9"> /</text:span><text:span text:style-name="T9">tempZone</text:span><text:span text:style-name="T9">/</text:span><text:span text:style-name="T9">home</text:span><text:span text:style-name="T9">/</text:span><text:span text:style-name="T9">rods</text:span><text:span text:style-name="T9">/</text:span><text:span text:style-name="T9">sub</text:span><text:span text:style-name="T9">1 </text:span><text:span text:style-name="T9">and</text:span><text:span text:style-name="T9"> </text:span><text:span text:style-name="T9">file</text:span><text:span text:style-name="T9"> </text:span><text:span text:style-name="T9">is</text:span><text:span text:style-name="T9"> </text:span><text:span text:style-name="T9">foo</text:span><text:span text:style-name="T9">1\</text:span><text:span text:style-name="T9">r</text:span><text:span text:style-name="T9">\</text:span><text:span text:style-name="T9">n</text:span><text:span text:style-name="T9"># <text:s/></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oo</text:span><text:span text:style-name="T9">1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new</text:span><text:span text:style-name="T9"> </text:span><text:span text:style-name="T9">checksum</text:span><text:span text:style-name="T9"> </text:span><text:span text:style-name="T9">is</text:span><text:span text:style-name="T9"> </text:span><text:span text:style-name="T9">f</text:span><text:span text:style-name="T9">03</text:span><text:span text:style-name="T9">e</text:span><text:span text:style-name="T9">80</text:span><text:span text:style-name="T9">c</text:span><text:span text:style-name="T9">9994</text:span><text:span text:style-name="T9">d</text:span><text:span text:style-name="T9">137614935</text:span><text:span text:style-name="T9">e</text:span><text:span text:style-name="T9">4913</text:span><text:span text:style-name="T9">e</text:span><text:span text:style-name="T9">53417 \</text:span><text:span text:style-name="T9">r</text:span><text:span text:style-name="T9">\</text:span><text:span text:style-name="T9">n</text:span><text:span text:style-name="T9"> <text:s text:c="2"/></text:span><text:span text:style-name="T9">msiSplitPath</text:span><text:span text:style-name="T9">(*</text:span><text:span text:style-name="T9">dataObject</text:span><text:span text:style-name="T9">,*</text:span><text:span text:style-name="T9">Coll</text:span><text:span text:style-name="T9">,*</text:span><text:span text:style-name="T9">File</text:span><text:span text:style-name="T9">);\</text:span><text:span text:style-name="T9">r</text:span><text:span text:style-name="T9">\</text:span><text:span text:style-name="T9">n</text:span><text:span text:style-name="T9"> <text:s text:c="2"/></text:span><text:span text:style-name="T9">writeLine</text:span><text:span text:style-name="T9">(\"</text:span><text:span text:style-name="T9">stdout</text:span><text:span text:style-name="T9">\",\"</text:span><text:span text:style-name="T9">Collection</text:span><text:span text:style-name="T9"> </text:span><text:span text:style-name="T9">is</text:span><text:span text:style-name="T9"> *</text:span><text:span text:style-name="T9">Coll</text:span><text:span text:style-name="T9"> </text:span><text:span text:style-name="T9">and</text:span><text:span text:style-name="T9"> </text:span><text:span text:style-name="T9">file</text:span><text:span text:style-name="T9"> </text:span><text:span text:style-name="T9">is</text:span><text:span text:style-name="T9"> *</text:span><text:span text:style-name="T9">File</text:span><text:span text:style-name="T9">\");\</text:span><text:span text:style-name="T9">r</text:span><text:span text:style-name="T9">\</text:span><text:span text:style-name="T9">n</text:span><text:span text:style-name="T9"> <text:s text:c="2"/></text:span><text:span text:style-name="T9">msiMakeGenQuery</text:span><text:span text:style-name="T9">(\"</text:span><text:span text:style-name="T9">DATA</text:span><text:span text:style-name="T9">_</text:span><text:span text:style-name="T9">CHECKSUM</text:span><text:span text:style-name="T9">\",\"</text:span><text:span text:style-name="T9">DATA</text:span><text:span text:style-name="T9">_</text:span><text:span text:style-name="T9">NAME</text:span><text:span text:style-name="T9"> = '*</text:span><text:span text:style-name="T9">File</text:span><text:span text:style-name="T9">' </text:span><text:span text:style-name="T9">AND</text:span><text:span text:style-name="T9"> </text:span><text:span text:style-name="T9">COLL</text:span><text:span text:style-name="T9">_</text:span><text:span text:style-name="T9">NAME</text:span><text:span text:style-name="T9"> = '*</text:span><text:span text:style-name="T9">Coll</text:span><text:span text:style-name="T9">'\",*</text:span><text:span text:style-name="T9">GenQInp</text:span><text:span text:style-name="T9">);\</text:span><text:span text:style-name="T9">r</text:span><text:span text:style-name="T9">\</text:span><text:span text:style-name="T9">n</text:span><text:span text:style-name="T9"> <text:s text:c="2"/></text:span><text:span text:style-name="T9">msiExecGenQuery</text:span><text:span text:style-name="T9">(*</text:span><text:span text:style-name="T9">GenQInp</text:span><text:span text:style-name="T9">,*</text:span><text:span text:style-name="T9">GenQOut</text:span><text:span text:style-name="T9">);\</text:span><text:span text:style-name="T9">r</text:span><text:span text:style-name="T9">\</text:span><text:span text:style-name="T9">n</text:span><text:span text:style-name="T9"> <text:s text:c="2"/></text:span><text:span text:style-name="T9">foreach</text:span><text:span text:style-name="T9">(*</text:span><text:span text:style-name="T9">GenQOut</text:span><text:span text:style-name="T9">) {\</text:span><text:span text:style-name="T9">r</text:span><text:span text:style-name="T9">\</text:span><text:span text:style-name="T9">n</text:span><text:span text:style-name="T9"> <text:s text:c="4"/></text:span><text:span text:style-name="T9">msiGetValByKey</text:span><text:span text:style-name="T9">(*</text:span><text:span text:style-name="T9">GenQOut</text:span><text:span text:style-name="T9">,\"</text:span><text:span text:style-name="T9">DATA</text:span><text:span text:style-name="T9">_</text:span><text:span text:style-name="T9">CHECKSUM</text:span><text:span text:style-name="T9">\",*</text:span><text:span text:style-name="T9">chkSumS</text:span><text:span text:style-name="T9">);\</text:span><text:span text:style-name="T9">r</text:span><text:span text:style-name="T9">\</text:span><text:span text:style-name="T9">n</text:span><text:span text:style-name="T9"> <text:s text:c="4"/></text:span><text:span text:style-name="T9">msiDataObjChksum</text:span><text:span text:style-name="T9">(*</text:span><text:span text:style-name="T9">dataObject</text:span><text:span text:style-name="T9">,*</text:span><text:span text:style-name="T9">Flags</text:span><text:span text:style-name="T9">,*</text:span><text:span text:style-name="T9">chkSum</text:span><text:span text:style-name="T9">);\</text:span><text:span text:style-name="T9">r</text:span><text:span text:style-name="T9">\</text:span><text:span text:style-name="T9">n</text:span><text:span text:style-name="T9"> <text:s text:c="4"/></text:span><text:span text:style-name="T9">writeLine</text:span><text:span text:style-name="T9">(\"</text:span><text:span text:style-name="T9">stdout</text:span><text:span text:style-name="T9">\",\"</text:span><text:span text:style-name="T9">Saved</text:span><text:span text:style-name="T9"> </text:span><text:span text:style-name="T9">checksum</text:span><text:span text:style-name="T9"> </text:span><text:span text:style-name="T9">for</text:span><text:span text:style-name="T9"> </text:span><text:span text:style-name="T9">file</text:span><text:span text:style-name="T9"> *</text:span><text:span text:style-name="T9">File</text:span><text:span text:style-name="T9"> </text:span><text:span text:style-name="T9">is</text:span><text:span text:style-name="T9"> *</text:span><text:span text:style-name="T9">chkSumS</text:span><text:span text:style-name="T9">, </text:span><text:span text:style-name="T9">new</text:span><text:span text:style-name="T9"> </text:span><text:span text:style-name="T9">checksum</text:span><text:span text:style-name="T9"> </text:span><text:span text:style-name="T9">is</text:span><text:span text:style-name="T9"> *</text:span><text:span text:style-name="T9">chkSum</text:span><text:span text:style-name="T9">\");\</text:span><text:span text:style-name="T9">r</text:span><text:span text:style-name="T9">\</text:span><text:span text:style-name="T9">n</text:span><text:span text:style-name="T9"> <text:s/>}\</text:span><text:span text:style-name="T9">r</text:span><text:span text:style-name="T9">\</text:span><text:span text:style-name="T9">n</text:span><text:span text:style-name="T9">}\</text:span><text:span text:style-name="T9">r</text:span><text:span text:style-name="T9">\</text:span><text:span text:style-name="T9">nINPUT</text:span><text:span text:style-name="T9"> *</text:span><text:span text:style-name="T9">dataObject</text:span><text:span text:style-name="T9">=\"/</text:span><text:span text:style-name="T9">test</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ProcessingAOImplTest</text:span><text:span text:style-name="T9">/</text:span><text:span text:style-name="T9">testExecuteRuleFromResourceWithOverrides</text:span><text:span text:style-name="T9">.</text:span><text:span text:style-name="T9">txt</text:span><text:span text:style-name="T9">\", *</text:span><text:span text:style-name="T9">Flags</text:span><text:span text:style-name="T9">=\"</text:span><text:span text:style-name="T9">forceChksum</text:span><text:span text:style-name="T9">=</text:span><text:span text:style-name="T9">true</text:span><text:span text:style-name="T9">\"\</text:span><text:span text:style-name="T9">r</text:span><text:span text:style-name="T9">\</text:span><text:span text:style-name="T9">nOUTPUT</text:span><text:span text:style-name="T9"> </text:span><text:span text:style-name="T9">ruleExecOut</text:span><text:span text:style-name="T9">\</text:span><text:span text:style-name="T9">r</text:span><text:span text:style-name="T9">\</text:span><text:span text:style-name="T9">n</text:span><text:span text:style-name="T9">",</text:span></text:p>
            <text:p text:style-name="P9"><text:span text:style-name="T9"><text:s text:c="3"/>"</text:span><text:span text:style-name="T9">irodsRuleInputParameters</text:span><text:span text:style-name="T9">":[</text:span></text:p>
            <text:p text:style-name="P10"><text:s text:c="6"/>{</text:p>
            <text:p text:style-name="P9"><text:span text:style-name="T9"><text:s text:c="9"/>"</text:span><text:span text:style-name="T9">name</text:span><text:span text:style-name="T9">":"*</text:span><text:span text:style-name="T9">dataObject</text:span><text:span text:style-name="T9">",</text:span></text:p>
            <text:p text:style-name="P9"><text:span text:style-name="T9"><text:s text:c="9"/>"</text:span><text:span text:style-name="T9">value</text:span><text:span text:style-name="T9">":"\"/</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text:span><text:span text:style-name="T9">testExecuteNewFormatRuleWithOverride</text:span><text:span text:style-name="T9">.</text:span><text:span text:style-name="T9">txt</text:span><text:span text:style-name="T9">\""</text:span></text:p>
            <text:p text:style-name="P10"><text:s text:c="6"/>}</text:p>
            <text:p text:style-name="P10"><text:s text:c="3"/>]</text:p>
            <text:p text:style-name="P10">}</text:p>
            <text:p text:style-name="P10"/>
          </table:table-cell>
        </table:table-row>
      </table:table>
      <text:p text:style-name="P1"/>
      <text:p text:style-name="P1"/>
      <text:h text:style-name="P49" text:outline-level="10"><text:bookmark text:name="h.hnajb9ibz16m"/>Responses - XML</text:h>
      <text:p text:style-name="P21"/>
      <table:table table:name="Table69" table:style-name="Table69">
        <table:table-column table:style-name="Table69.A"/>
        <table:table-row>
          <table:table-cell table:style-name="Table69.A1" office:value-type="string">
            <text:p text:style-name="P22"><text:span text:style-name="T10">&lt;?</text:span><text:span text:style-name="T10">xml</text:span><text:span text:style-name="T10"> </text:span><text:span text:style-name="T10">version</text:span><text:span text:style-name="T10">="1.0" </text:span><text:span text:style-name="T10">encoding</text:span><text:span text:style-name="T10">="</text:span><text:span text:style-name="T10">UTF</text:span><text:span text:style-name="T10">-8" </text:span><text:span text:style-name="T10">standalone</text:span><text:span text:style-name="T10">="</text:span><text:span text:style-name="T10">yes</text:span><text:span text:style-name="T10">"?&gt;</text:span></text:p>
            <text:p text:style-name="P22"><text:soft-page-break/><text:span text:style-name="T10">&lt;</text:span><text:span text:style-name="T10">ns</text:span><text:span text:style-name="T10">2:</text:span><text:span text:style-name="T10">rule</text:span><text:span text:style-name="T10"> </text:span><text:span text:style-name="T10">xmlns</text:span><text:span text:style-name="T10">:</text:span><text:span text:style-name="T10">ns</text:span><text:span text:style-name="T10">2="</text:span><text:span text:style-name="T10">http</text:span><text:span text:style-name="T10">://</text:span><text:span text:style-name="T10">irods</text:span><text:span text:style-name="T10">.</text:span><text:span text:style-name="T10">org</text:span><text:span text:style-name="T10">/</text:span><text:span text:style-name="T10">irods</text:span><text:span text:style-name="T10">-</text:span><text:span text:style-name="T10">rest</text:span><text:span text:style-name="T10">"&gt;</text:span></text:p>
            <text:p text:style-name="P22"><text:span text:style-name="T10"><text:tab/>&lt;</text:span><text:span text:style-name="T10">ruleAsOriginalText</text:span><text:span text:style-name="T10">&gt;</text:span><text:span text:style-name="T10">HelloWorld</text:span><text:span text:style-name="T10"> {</text:span></text:p>
            <text:p text:style-name="P22"><text:span text:style-name="T10"><text:tab/><text:tab/></text:span><text:span text:style-name="T10">writeLine</text:span><text:span text:style-name="T10">("</text:span><text:span text:style-name="T10">stdout</text:span><text:span text:style-name="T10">", "</text:span><text:span text:style-name="T10">Hello</text:span><text:span text:style-name="T10">, </text:span><text:span text:style-name="T10">world</text:span><text:span text:style-name="T10">!");</text:span></text:p>
            <text:p text:style-name="P25"><text:tab/><text:tab/>}</text:p>
            <text:p text:style-name="P22"><text:span text:style-name="T10"><text:tab/><text:tab/></text:span><text:span text:style-name="T10">INPUT</text:span><text:span text:style-name="T10"> </text:span><text:span text:style-name="T10">null</text:span></text:p>
            <text:p text:style-name="P22"><text:span text:style-name="T10"><text:tab/><text:tab/></text:span><text:span text:style-name="T10">OUTPUT</text:span><text:span text:style-name="T10"> </text:span><text:span text:style-name="T10">ruleExecOut</text:span></text:p>
            <text:p text:style-name="P22"><text:span text:style-name="T10"><text:tab/>&lt;/</text:span><text:span text:style-name="T10">ruleAsOriginalText</text:span><text:span text:style-name="T10">&gt;</text:span></text:p>
            <text:p text:style-name="P22"><text:span text:style-name="T10"><text:tab/>&lt;</text:span><text:span text:style-name="T10">ruleProcessingType</text:span><text:span text:style-name="T10">&gt;</text:span><text:span text:style-name="T10">INTERNAL</text:span><text:span text:style-name="T10">&lt;/</text:span><text:span text:style-name="T10">ruleProcessingType</text:span><text:span text:style-name="T10">&gt;</text:span></text:p>
            <text:p text:style-name="P22"><text:span text:style-name="T10">&lt;/</text:span><text:span text:style-name="T10">ns</text:span><text:span text:style-name="T10">2:</text:span><text:span text:style-name="T10">rule</text:span><text:span text:style-name="T10">&gt;</text:span></text:p>
            <text:p text:style-name="P25"/>
          </table:table-cell>
        </table:table-row>
      </table:table>
      <text:h text:style-name="P49" text:outline-level="10"><text:bookmark text:name="h.zb9fyx255kpp"/>Responses - JSON</text:h>
      <text:p text:style-name="P1"/>
      <text:p text:style-name="P1"/>
      <table:table table:name="Table70" table:style-name="Table70">
        <table:table-column table:style-name="Table70.A"/>
        <table:table-row>
          <table:table-cell table:style-name="Table70.A1" office:value-type="string">
            <text:p text:style-name="P9"><text:span text:style-name="T9">{"</text:span><text:span text:style-name="T9">outputParameterResults</text:span><text:span text:style-name="T9">":[{"</text:span><text:span text:style-name="T9">parameterName</text:span><text:span text:style-name="T9">":"</text:span><text:span text:style-name="T9">ruleExecOut</text:span><text:span text:style-name="T9">","</text:span><text:span text:style-name="T9">outputParamType</text:span><text:span text:style-name="T9">":"</text:span><text:span text:style-name="T9">STRING</text:span><text:span text:style-name="T9">","</text:span><text:span text:style-name="T9">resultObject</text:span><text:span text:style-name="T9">":"</text:span><text:span text:style-name="T9">Collection</text:span><text:span text:style-name="T9"> </text:span><text:span text:style-name="T9">is</text:span><text:span text:style-name="T9"> \"/</text:span><text:span text:style-name="T9">fedZone</text:span><text:span text:style-name="T9">1/</text:span><text:span text:style-name="T9">home</text:span><text:span text:style-name="T9">/</text:span><text:span text:style-name="T9">test</text:span><text:span text:style-name="T9">1/</text:span><text:span text:style-name="T9">jargon</text:span><text:span text:style-name="T9">-</text:span><text:span text:style-name="T9">scratch</text:span><text:span text:style-name="T9">/</text:span><text:span text:style-name="T9">RuleServiceTest</text:span><text:span text:style-name="T9"> </text:span><text:span text:style-name="T9">and</text:span><text:span text:style-name="T9"> </text:span><text:span text:style-name="T9">file</text:span><text:span text:style-name="T9"> </text:span><text:span text:style-name="T9">is</text:span><text:span text:style-name="T9"> </text:span><text:span text:style-name="T9">testExecuteNewFormatRuleWithOverride</text:span><text:span text:style-name="T9">.</text:span><text:span text:style-name="T9">txt</text:span><text:span text:style-name="T9">\"\</text:span><text:span text:style-name="T9">n</text:span><text:span text:style-name="T9">"},{"</text:span><text:span text:style-name="T9">parameterName</text:span><text:span text:style-name="T9">":"</text:span><text:span text:style-name="T9">ruleExecErrorOut</text:span><text:span text:style-name="T9">","</text:span><text:span text:style-name="T9">outputParamType</text:span><text:span text:style-name="T9">":"</text:span><text:span text:style-name="T9">STRING</text:span><text:span text:style-name="T9">","</text:span><text:span text:style-name="T9">resultObject</text:span><text:span text:style-name="T9">":""}]}</text:span></text:p>
            <text:p text:style-name="P10"/>
          </table:table-cell>
        </table:table-row>
      </table:table>
      <text:p text:style-name="P1"/>
      <text:p text:style-name="P21"/>
      <text:p text:style-name="P21"/>
      <text:p text:style-name="P21"/>
      <text:p text:style-name="P21"/>
      <text:p text:style-name="P21"/>
      <text:p text:style-name="P21"/>
      <text:p text:style-name="P21"/>
      <text:p text:style-name="P21"/>
      <text:p text:style-name="P21"/>
      <text:p text:style-name="P21"/>
      <text:p text:style-name="P21"/>
      <text:h text:style-name="P43" text:outline-level="10">(add user and group operations currently undocumented!)</text:h>
      <text:h text:style-name="P45" text:outline-level="10">Operations on Users</text:h>
      <text:p text:style-name="P1"/>
      <text:h text:style-name="P39" text:outline-level="10">Obtain a temporary iRODS password for a user</text:h>
      <text:h text:style-name="P53" text:outline-level="10"><text:bookmark text:name="h.z9g5nt7mnlbi1"/>Description</text:h>
      <text:p text:style-name="P1"/>
      <text:p text:style-name="P1">This PUT operation will obtain a temporary iRODS password for a user. <text:s/>This may be used by any user to obtain a temporary password for themselves, and may be used in admin mode by a properly authorized user to generate a temporary password for a different user.</text:p>
      <text:p text:style-name="P1"/>
      <text:h text:style-name="P53" text:outline-level="10"><text:bookmark text:name="h.lu4wopnqgn541"/>Requests</text:h>
      <text:p text:style-name="P1"/>
      <text:h text:style-name="P49" text:outline-level="10"><text:bookmark text:name="h.l54eg08fohbz1"/>Syntax</text:h>
      <text:p text:style-name="P1"/>
      <text:p text:style-name="P1">PUT /user/<text:span text:style-name="T2">userName</text:span>/temppassword</text:p>
      <text:p text:style-name="P1"/>
      <text:h text:style-name="P49" text:outline-level="10"><text:bookmark text:name="h.1pmv9etdz5b31"/>Request Parameters</text:h>
      <text:p text:style-name="P1"/>
      <text:p text:style-name="P1"/>
      <table:table table:name="Table71" table:style-name="Table71">
        <table:table-column table:style-name="Table71.A" table:number-columns-repeated="2"/>
        <table:table-row>
          <table:table-cell table:style-name="Table71.A1" office:value-type="string">
            <text:p text:style-name="P11">Name</text:p>
          </table:table-cell>
          <table:table-cell table:style-name="Table71.A1" office:value-type="string">
            <text:p text:style-name="P11">Description</text:p>
          </table:table-cell>
        </table:table-row>
        <table:table-row>
          <table:table-cell table:style-name="Table71.A1" office:value-type="string">
            <text:p text:style-name="P10">admin </text:p>
          </table:table-cell>
          <table:table-cell table:style-name="Table71.A1" office:value-type="string">
            <text:p text:style-name="P10">True | false, with false as the default. <text:s/>This indicates the request is in admin mode, allowing obtaining a temporary password for a different user than the logged in user.</text:p>
          </table:table-cell>
        </table:table-row>
      </table:table>
      <text:p text:style-name="P1"/>
      <text:h text:style-name="P49" text:outline-level="10"><text:bookmark text:name="h.zb9fyx255kpp1"/>Response - JSON</text:h>
      <text:p text:style-name="P1"/>
      <text:p text:style-name="P1"/>
      <table:table table:name="Table75" table:style-name="Table75">
        <table:table-column table:style-name="Table75.A"/>
        <table:table-row>
          <table:table-cell table:style-name="Table75.A1" office:value-type="string">
            <text:p text:style-name="P17">{"userName":"test2","password":"83328ce8166933efab694b6dbeed102a"}</text:p>
          </table:table-cell>
        </table:table-row>
      </table:table>
      <text:p text:style-name="P1"/>
      <text:p text:style-name="P21"/>
      <text:p text:style-name="P21"/>
      <text:p text:style-name="P21"/>
      <text:p text:style-name="P21"/>
      <text:p text:style-name="P21"/>
      <text:p text:style-name="P26"/>
      <text:p text:style-name="P21"><text:soft-page-break/></text:p>
      <text:p text:style-name="P21"/>
      <text:p text:style-name="P21"/>
      <text:p text:style-name="P27"/>
      <text:p text:style-name="P1"/>
      <text:p text:style-name="P1"/>
      <text:p text:style-name="P1">notes</text:p>
      <text:p text:style-name="P1"/>
      <text:h text:style-name="P37" text:outline-level="10"><text:bookmark text:name="h.9rl4dv2oisp6"/>notes….nice json formatter <text:a xlink:type="simple" xlink:href="http://jsonformatter.curiousconcept.com/"><text:span text:style-name="T1">http</text:span></text:a><text:a xlink:type="simple" xlink:href="http://jsonformatter.curiousconcept.com/"><text:span text:style-name="T1">://</text:span></text:a><text:a xlink:type="simple" xlink:href="http://jsonformatter.curiousconcept.com/"><text:span text:style-name="T1">jsonformatter</text:span></text:a><text:a xlink:type="simple" xlink:href="http://jsonformatter.curiousconcept.com/"><text:span text:style-name="T1">.</text:span></text:a><text:a xlink:type="simple" xlink:href="http://jsonformatter.curiousconcept.com/"><text:span text:style-name="T1">curiousconcept</text:span></text:a><text:a xlink:type="simple" xlink:href="http://jsonformatter.curiousconcept.com/"><text:span text:style-name="T1">.</text:span></text:a><text:a xlink:type="simple" xlink:href="http://jsonformatter.curiousconcept.com/"><text:span text:style-name="T1">com</text:span></text:a><text:a xlink:type="simple" xlink:href="http://jsonformatter.curiousconcept.com/"><text:span text:style-name="T1">/</text:span></text:a></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Menlo, Courier, monospace"/>
    <style:font-face style:name="Courier New" svg:font-family="'Courier New'"/>
    <style:font-face style:name="Helvetica Neue" svg:font-family="'Helvetica Neue', Helvetica, 'Segoe UI', Arial, freesans, sans-serif"/>
    <style:font-face style:name="OpenSymbol" svg:font-family="OpenSymbol"/>
    <style:font-face style:name="Trebuchet MS" svg:font-family="'Trebuchet MS'"/>
    <style:font-face style:name="Verdana" svg:font-family="Verdana"/>
    <style:font-face style:name="ariel" svg:font-family="ariel"/>
    <style:font-face style:name="Courier New1"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5</meta:editing-cycles>
    <dc:date>2015-08-20T10:02:51</dc:date>
    <meta:editing-duration>PT8M58S</meta:editing-duration>
    <dc:creator>Mike Conway</dc:creator>
    <meta:document-statistic meta:table-count="72" meta:image-count="0" meta:object-count="0" meta:page-count="55" meta:paragraph-count="1056" meta:word-count="4806" meta:character-count="48499" meta:non-whitespace-character-count="42973"/>
  </office:meta>
</office:document-meta>
</file>